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1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>
      <style:table-cell-properties style:rotation-align="none"/>
    </style:style>
    <style:style style:name="ce2" style:family="table-cell" style:parent-style-name="Default" style:data-style-name="N128"/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5.677cm" svg:height="24.287cm" svg:x="19.233cm" svg:y="0.097cm">
            <draw:object draw:notify-on-update-of-ranges="Tabelle1.A1:Tabelle1.A1 Tabelle1.A2:Tabelle1.A102 Tabelle1.C1:Tabelle1.C1 Tabelle1.C2:Tabelle1.C102 Tabelle1.A1:Tabelle1.A1 Tabelle1.A2:Tabelle1.A102 Tabelle1.E1:Tabelle1.E1 Tabelle1.E2:Tabelle1.E102 Tabelle1.A1:Tabelle1.A1 Tabelle1.A2:Tabelle1.A102 Tabelle1.G1:Tabelle1.G1 Tabelle1.G2:Tabelle1.G102 Tabelle1.A1:Tabelle1.A1 Tabelle1.A2:Tabelle1.A102 Tabelle1.I1:Tabelle1.I1 Tabelle1.I2:Tabelle1.I102 Tabelle1.A1:Tabelle1.A1 Tabelle1.A2:Tabelle1.A102 Tabelle1.K1:Tabelle1.K1 Tabelle1.K2:Tabelle1.K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Tantal <text:s/>1µF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Pan180µF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Pan680µF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blau100µF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SXE470µF</text:p>
          </table:table-cell>
        </table:table-row>
        <table:table-row table:style-name="ro1">
          <table:table-cell table:style-name="ce1" office:value-type="float" office:value="0.005" calcext:value-type="float">
            <text:p>0,0</text:p>
          </table:table-cell>
          <table:table-cell table:style-name="ce3" office:value-type="float" office:value="1033" calcext:value-type="float">
            <text:p>1033</text:p>
          </table:table-cell>
          <table:table-cell table:style-name="ce4" table:formula="of:=[.B2]/[.B$2]" office:value-type="float" office:value="1" calcext:value-type="float">
            <text:p>1,00</text:p>
          </table:table-cell>
          <table:table-cell table:style-name="ce3" office:value-type="float" office:value="196100" calcext:value-type="float">
            <text:p>196100</text:p>
          </table:table-cell>
          <table:table-cell table:style-name="ce4" table:formula="of:=[.D2]/[.D$2]" office:value-type="float" office:value="1" calcext:value-type="float">
            <text:p>1,00</text:p>
          </table:table-cell>
          <table:table-cell table:style-name="ce3" office:value-type="float" office:value="730000" calcext:value-type="float">
            <text:p>730000</text:p>
          </table:table-cell>
          <table:table-cell table:style-name="ce4" table:formula="of:=[.F2]/[.F$2]" office:value-type="float" office:value="1" calcext:value-type="float">
            <text:p>1,00</text:p>
          </table:table-cell>
          <table:table-cell table:style-name="ce3" office:value-type="float" office:value="99300" calcext:value-type="float">
            <text:p>99300</text:p>
          </table:table-cell>
          <table:table-cell table:style-name="ce4" table:formula="of:=[.H2]/[.H$2]" office:value-type="float" office:value="1" calcext:value-type="float">
            <text:p>1,00</text:p>
          </table:table-cell>
          <table:table-cell table:style-name="ce3" office:value-type="float" office:value="460000" calcext:value-type="float">
            <text:p>460000</text:p>
          </table:table-cell>
          <table:table-cell table:style-name="ce4" table:formula="of:=[.J2]/[.J$2]" office:value-type="float" office:value="1" calcext:value-type="float">
            <text:p>1,00</text:p>
          </table:table-cell>
        </table:table-row>
        <table:table-row table:style-name="ro1">
          <table:table-cell table:style-name="ce1" office:value-type="float" office:value="1" calcext:value-type="float">
            <text:p>1,0</text:p>
          </table:table-cell>
          <table:table-cell table:style-name="ce3" office:value-type="float" office:value="1013.8" calcext:value-type="float">
            <text:p>1013,8</text:p>
          </table:table-cell>
          <table:table-cell table:style-name="ce4" table:formula="of:=[.B3]/[.B$2]" office:value-type="float" office:value="0.981413359148112" calcext:value-type="float">
            <text:p>0,98</text:p>
          </table:table-cell>
          <table:table-cell table:style-name="ce3" office:value-type="float" office:value="189000" calcext:value-type="float">
            <text:p>189000</text:p>
          </table:table-cell>
          <table:table-cell table:style-name="ce4" table:formula="of:=[.D3]/[.D$2]" office:value-type="float" office:value="0.963793982661907" calcext:value-type="float">
            <text:p>0,96</text:p>
          </table:table-cell>
          <table:table-cell table:style-name="ce3" office:value-type="float" office:value="700000" calcext:value-type="float">
            <text:p>700000</text:p>
          </table:table-cell>
          <table:table-cell table:style-name="ce4" table:formula="of:=[.F3]/[.F$2]" office:value-type="float" office:value="0.958904109589041" calcext:value-type="float">
            <text:p>0,96</text:p>
          </table:table-cell>
          <table:table-cell table:style-name="ce3" office:value-type="float" office:value="93000" calcext:value-type="float">
            <text:p>93000</text:p>
          </table:table-cell>
          <table:table-cell table:style-name="ce4" table:formula="of:=[.H3]/[.H$2]" office:value-type="float" office:value="0.936555891238671" calcext:value-type="float">
            <text:p>0,94</text:p>
          </table:table-cell>
          <table:table-cell table:style-name="ce3" office:value-type="float" office:value="411000" calcext:value-type="float">
            <text:p>411000</text:p>
          </table:table-cell>
          <table:table-cell table:style-name="ce4" table:formula="of:=[.J3]/[.J$2]" office:value-type="float" office:value="0.893478260869565" calcext:value-type="float">
            <text:p>0,89</text:p>
          </table:table-cell>
        </table:table-row>
        <table:table-row table:style-name="ro1">
          <table:table-cell table:style-name="ce1" office:value-type="float" office:value="2" calcext:value-type="float">
            <text:p>2,0</text:p>
          </table:table-cell>
          <table:table-cell table:style-name="ce3" office:value-type="float" office:value="1010.3" calcext:value-type="float">
            <text:p>1010,3</text:p>
          </table:table-cell>
          <table:table-cell table:style-name="ce4" table:formula="of:=[.B4]/[.B$2]" office:value-type="float" office:value="0.978025169409487" calcext:value-type="float">
            <text:p>0,98</text:p>
          </table:table-cell>
          <table:table-cell table:style-name="ce3" office:value-type="float" office:value="187000" calcext:value-type="float">
            <text:p>187000</text:p>
          </table:table-cell>
          <table:table-cell table:style-name="ce4" table:formula="of:=[.D4]/[.D$2]" office:value-type="float" office:value="0.953595104538501" calcext:value-type="float">
            <text:p>0,95</text:p>
          </table:table-cell>
          <table:table-cell table:style-name="ce3" office:value-type="float" office:value="690000" calcext:value-type="float">
            <text:p>690000</text:p>
          </table:table-cell>
          <table:table-cell table:style-name="ce4" table:formula="of:=[.F4]/[.F$2]" office:value-type="float" office:value="0.945205479452055" calcext:value-type="float">
            <text:p>0,95</text:p>
          </table:table-cell>
          <table:table-cell table:style-name="ce3" office:value-type="float" office:value="92000" calcext:value-type="float">
            <text:p>92000</text:p>
          </table:table-cell>
          <table:table-cell table:style-name="ce4" table:formula="of:=[.H4]/[.H$2]" office:value-type="float" office:value="0.926485397784492" calcext:value-type="float">
            <text:p>0,93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4" table:formula="of:=[.J4]/[.J$2]" office:value-type="float" office:value="0.869565217391304" calcext:value-type="float">
            <text:p>0,87</text:p>
          </table:table-cell>
        </table:table-row>
        <table:table-row table:style-name="ro1">
          <table:table-cell table:style-name="ce1" office:value-type="float" office:value="3" calcext:value-type="float">
            <text:p>3,0</text:p>
          </table:table-cell>
          <table:table-cell table:style-name="ce3" office:value-type="float" office:value="1008" calcext:value-type="float">
            <text:p>1008</text:p>
          </table:table-cell>
          <table:table-cell table:style-name="ce4" table:formula="of:=[.B5]/[.B$2]" office:value-type="float" office:value="0.975798644724105" calcext:value-type="float">
            <text:p>0,98</text:p>
          </table:table-cell>
          <table:table-cell table:style-name="ce3" office:value-type="float" office:value="190000" calcext:value-type="float">
            <text:p>190000</text:p>
          </table:table-cell>
          <table:table-cell table:style-name="ce4" table:formula="of:=[.D5]/[.D$2]" office:value-type="float" office:value="0.96889342172361" calcext:value-type="float">
            <text:p>0,97</text:p>
          </table:table-cell>
          <table:table-cell table:style-name="ce3" office:value-type="float" office:value="690000" calcext:value-type="float">
            <text:p>690000</text:p>
          </table:table-cell>
          <table:table-cell table:style-name="ce4" table:formula="of:=[.F5]/[.F$2]" office:value-type="float" office:value="0.945205479452055" calcext:value-type="float">
            <text:p>0,95</text:p>
          </table:table-cell>
          <table:table-cell table:style-name="ce3" office:value-type="float" office:value="91200" calcext:value-type="float">
            <text:p>91200</text:p>
          </table:table-cell>
          <table:table-cell table:style-name="ce4" table:formula="of:=[.H5]/[.H$2]" office:value-type="float" office:value="0.918429003021148" calcext:value-type="float">
            <text:p>0,92</text:p>
          </table:table-cell>
          <table:table-cell table:style-name="ce3" office:value-type="float" office:value="390000" calcext:value-type="float">
            <text:p>390000</text:p>
          </table:table-cell>
          <table:table-cell table:style-name="ce4" table:formula="of:=[.J5]/[.J$2]" office:value-type="float" office:value="0.847826086956522" calcext:value-type="float">
            <text:p>0,85</text:p>
          </table:table-cell>
        </table:table-row>
        <table:table-row table:style-name="ro1">
          <table:table-cell table:style-name="ce1" office:value-type="float" office:value="4" calcext:value-type="float">
            <text:p>4,0</text:p>
          </table:table-cell>
          <table:table-cell table:style-name="ce3" office:value-type="float" office:value="1007" calcext:value-type="float">
            <text:p>1007</text:p>
          </table:table-cell>
          <table:table-cell table:style-name="ce4" table:formula="of:=[.B6]/[.B$2]" office:value-type="float" office:value="0.974830590513069" calcext:value-type="float">
            <text:p>0,97</text:p>
          </table:table-cell>
          <table:table-cell table:style-name="ce3" office:value-type="float" office:value="190000" calcext:value-type="float">
            <text:p>190000</text:p>
          </table:table-cell>
          <table:table-cell table:style-name="ce4" table:formula="of:=[.D6]/[.D$2]" office:value-type="float" office:value="0.96889342172361" calcext:value-type="float">
            <text:p>0,97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6]/[.F$2]" office:value-type="float" office:value="0.931506849315068" calcext:value-type="float">
            <text:p>0,93</text:p>
          </table:table-cell>
          <table:table-cell table:style-name="ce3" office:value-type="float" office:value="90600" calcext:value-type="float">
            <text:p>90600</text:p>
          </table:table-cell>
          <table:table-cell table:style-name="ce4" table:formula="of:=[.H6]/[.H$2]" office:value-type="float" office:value="0.91238670694864" calcext:value-type="float">
            <text:p>0,91</text:p>
          </table:table-cell>
          <table:table-cell table:style-name="ce3" office:value-type="float" office:value="380000" calcext:value-type="float">
            <text:p>380000</text:p>
          </table:table-cell>
          <table:table-cell table:style-name="ce4" table:formula="of:=[.J6]/[.J$2]" office:value-type="float" office:value="0.826086956521739" calcext:value-type="float">
            <text:p>0,83</text:p>
          </table:table-cell>
        </table:table-row>
        <table:table-row table:style-name="ro1">
          <table:table-cell table:style-name="ce1" office:value-type="float" office:value="5" calcext:value-type="float">
            <text:p>5,0</text:p>
          </table:table-cell>
          <table:table-cell table:style-name="ce3" office:value-type="float" office:value="1006" calcext:value-type="float">
            <text:p>1006</text:p>
          </table:table-cell>
          <table:table-cell table:style-name="ce4" table:formula="of:=[.B7]/[.B$2]" office:value-type="float" office:value="0.973862536302033" calcext:value-type="float">
            <text:p>0,97</text:p>
          </table:table-cell>
          <table:table-cell table:style-name="ce3" office:value-type="float" office:value="190000" calcext:value-type="float">
            <text:p>190000</text:p>
          </table:table-cell>
          <table:table-cell table:style-name="ce4" table:formula="of:=[.D7]/[.D$2]" office:value-type="float" office:value="0.96889342172361" calcext:value-type="float">
            <text:p>0,97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7]/[.F$2]" office:value-type="float" office:value="0.931506849315068" calcext:value-type="float">
            <text:p>0,93</text:p>
          </table:table-cell>
          <table:table-cell table:style-name="ce3" office:value-type="float" office:value="90100" calcext:value-type="float">
            <text:p>90100</text:p>
          </table:table-cell>
          <table:table-cell table:style-name="ce4" table:formula="of:=[.H7]/[.H$2]" office:value-type="float" office:value="0.907351460221551" calcext:value-type="float">
            <text:p>0,91</text:p>
          </table:table-cell>
          <table:table-cell table:style-name="ce3" office:value-type="float" office:value="370000" calcext:value-type="float">
            <text:p>370000</text:p>
          </table:table-cell>
          <table:table-cell table:style-name="ce4" table:formula="of:=[.J7]/[.J$2]" office:value-type="float" office:value="0.804347826086956" calcext:value-type="float">
            <text:p>0,80</text:p>
          </table:table-cell>
        </table:table-row>
        <table:table-row table:style-name="ro1">
          <table:table-cell table:style-name="ce1" office:value-type="float" office:value="6" calcext:value-type="float">
            <text:p>6,0</text:p>
          </table:table-cell>
          <table:table-cell table:style-name="ce3" office:value-type="float" office:value="1004" calcext:value-type="float">
            <text:p>1004</text:p>
          </table:table-cell>
          <table:table-cell table:style-name="ce4" table:formula="of:=[.B8]/[.B$2]" office:value-type="float" office:value="0.971926427879961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8]/[.D$2]" office:value-type="float" office:value="0.917899031106578" calcext:value-type="float">
            <text:p>0,92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8]/[.F$2]" office:value-type="float" office:value="0.931506849315068" calcext:value-type="float">
            <text:p>0,93</text:p>
          </table:table-cell>
          <table:table-cell table:style-name="ce3" office:value-type="float" office:value="90000" calcext:value-type="float">
            <text:p>90000</text:p>
          </table:table-cell>
          <table:table-cell table:style-name="ce4" table:formula="of:=[.H8]/[.H$2]" office:value-type="float" office:value="0.906344410876133" calcext:value-type="float">
            <text:p>0,91</text:p>
          </table:table-cell>
          <table:table-cell table:style-name="ce3" office:value-type="float" office:value="370000" calcext:value-type="float">
            <text:p>370000</text:p>
          </table:table-cell>
          <table:table-cell table:style-name="ce4" table:formula="of:=[.J8]/[.J$2]" office:value-type="float" office:value="0.804347826086956" calcext:value-type="float">
            <text:p>0,80</text:p>
          </table:table-cell>
        </table:table-row>
        <table:table-row table:style-name="ro1">
          <table:table-cell table:style-name="ce1" office:value-type="float" office:value="7" calcext:value-type="float">
            <text:p>7,0</text:p>
          </table:table-cell>
          <table:table-cell table:style-name="ce3" office:value-type="float" office:value="1003.5" calcext:value-type="float">
            <text:p>1003,5</text:p>
          </table:table-cell>
          <table:table-cell table:style-name="ce4" table:formula="of:=[.B9]/[.B$2]" office:value-type="float" office:value="0.971442400774443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9]/[.D$2]" office:value-type="float" office:value="0.917899031106578" calcext:value-type="float">
            <text:p>0,92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9]/[.F$2]" office:value-type="float" office:value="0.931506849315068" calcext:value-type="float">
            <text:p>0,93</text:p>
          </table:table-cell>
          <table:table-cell table:style-name="ce3" office:value-type="float" office:value="90000" calcext:value-type="float">
            <text:p>90000</text:p>
          </table:table-cell>
          <table:table-cell table:style-name="ce4" table:formula="of:=[.H9]/[.H$2]" office:value-type="float" office:value="0.906344410876133" calcext:value-type="float">
            <text:p>0,91</text:p>
          </table:table-cell>
          <table:table-cell table:style-name="ce3" office:value-type="float" office:value="360000" calcext:value-type="float">
            <text:p>360000</text:p>
          </table:table-cell>
          <table:table-cell table:style-name="ce4" table:formula="of:=[.J9]/[.J$2]" office:value-type="float" office:value="0.782608695652174" calcext:value-type="float">
            <text:p>0,78</text:p>
          </table:table-cell>
        </table:table-row>
        <table:table-row table:style-name="ro1">
          <table:table-cell table:style-name="ce1" office:value-type="float" office:value="8" calcext:value-type="float">
            <text:p>8,0</text:p>
          </table:table-cell>
          <table:table-cell table:style-name="ce3" office:value-type="float" office:value="1002.5" calcext:value-type="float">
            <text:p>1002,5</text:p>
          </table:table-cell>
          <table:table-cell table:style-name="ce4" table:formula="of:=[.B10]/[.B$2]" office:value-type="float" office:value="0.970474346563407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10]/[.D$2]" office:value-type="float" office:value="0.917899031106578" calcext:value-type="float">
            <text:p>0,92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10]/[.F$2]" office:value-type="float" office:value="0.931506849315068" calcext:value-type="float">
            <text:p>0,93</text:p>
          </table:table-cell>
          <table:table-cell table:style-name="ce3" office:value-type="float" office:value="90000" calcext:value-type="float">
            <text:p>90000</text:p>
          </table:table-cell>
          <table:table-cell table:style-name="ce4" table:formula="of:=[.H10]/[.H$2]" office:value-type="float" office:value="0.906344410876133" calcext:value-type="float">
            <text:p>0,91</text:p>
          </table:table-cell>
          <table:table-cell table:style-name="ce3" office:value-type="float" office:value="360000" calcext:value-type="float">
            <text:p>360000</text:p>
          </table:table-cell>
          <table:table-cell table:style-name="ce4" table:formula="of:=[.J10]/[.J$2]" office:value-type="float" office:value="0.782608695652174" calcext:value-type="float">
            <text:p>0,78</text:p>
          </table:table-cell>
        </table:table-row>
        <table:table-row table:style-name="ro1">
          <table:table-cell table:style-name="ce1" office:value-type="float" office:value="9" calcext:value-type="float">
            <text:p>9,0</text:p>
          </table:table-cell>
          <table:table-cell table:style-name="ce3" office:value-type="float" office:value="1001.7" calcext:value-type="float">
            <text:p>1001,7</text:p>
          </table:table-cell>
          <table:table-cell table:style-name="ce4" table:formula="of:=[.B11]/[.B$2]" office:value-type="float" office:value="0.969699903194579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11]/[.D$2]" office:value-type="float" office:value="0.917899031106578" calcext:value-type="float">
            <text:p>0,92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11]/[.F$2]" office:value-type="float" office:value="0.931506849315068" calcext:value-type="float">
            <text:p>0,93</text:p>
          </table:table-cell>
          <table:table-cell table:style-name="ce3" office:value-type="float" office:value="90000" calcext:value-type="float">
            <text:p>90000</text:p>
          </table:table-cell>
          <table:table-cell table:style-name="ce4" table:formula="of:=[.H11]/[.H$2]" office:value-type="float" office:value="0.906344410876133" calcext:value-type="float">
            <text:p>0,91</text:p>
          </table:table-cell>
          <table:table-cell table:style-name="ce3" office:value-type="float" office:value="350000" calcext:value-type="float">
            <text:p>350000</text:p>
          </table:table-cell>
          <table:table-cell table:style-name="ce4" table:formula="of:=[.J11]/[.J$2]" office:value-type="float" office:value="0.760869565217391" calcext:value-type="float">
            <text:p>0,76</text:p>
          </table:table-cell>
        </table:table-row>
        <table:table-row table:style-name="ro1">
          <table:table-cell table:style-name="ce1" office:value-type="float" office:value="10" calcext:value-type="float">
            <text:p>10,0</text:p>
          </table:table-cell>
          <table:table-cell table:style-name="ce3" office:value-type="float" office:value="1000.9" calcext:value-type="float">
            <text:p>1000,9</text:p>
          </table:table-cell>
          <table:table-cell table:style-name="ce4" table:formula="of:=[.B12]/[.B$2]" office:value-type="float" office:value="0.96892545982575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12]/[.D$2]" office:value-type="float" office:value="0.917899031106578" calcext:value-type="float">
            <text:p>0,92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12]/[.F$2]" office:value-type="float" office:value="0.931506849315068" calcext:value-type="float">
            <text:p>0,93</text:p>
          </table:table-cell>
          <table:table-cell table:style-name="ce3" office:value-type="float" office:value="90000" calcext:value-type="float">
            <text:p>90000</text:p>
          </table:table-cell>
          <table:table-cell table:style-name="ce4" table:formula="of:=[.H12]/[.H$2]" office:value-type="float" office:value="0.906344410876133" calcext:value-type="float">
            <text:p>0,91</text:p>
          </table:table-cell>
          <table:table-cell table:style-name="ce3" office:value-type="float" office:value="350000" calcext:value-type="float">
            <text:p>350000</text:p>
          </table:table-cell>
          <table:table-cell table:style-name="ce4" table:formula="of:=[.J12]/[.J$2]" office:value-type="float" office:value="0.760869565217391" calcext:value-type="float">
            <text:p>0,76</text:p>
          </table:table-cell>
        </table:table-row>
        <table:table-row table:style-name="ro1">
          <table:table-cell table:style-name="ce1" office:value-type="float" office:value="11" calcext:value-type="float">
            <text:p>11,0</text:p>
          </table:table-cell>
          <table:table-cell table:style-name="ce3" office:value-type="float" office:value="1000.2" calcext:value-type="float">
            <text:p>1000,2</text:p>
          </table:table-cell>
          <table:table-cell table:style-name="ce4" table:formula="of:=[.B13]/[.B$2]" office:value-type="float" office:value="0.968247821878025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13]/[.D$2]" office:value-type="float" office:value="0.917899031106578" calcext:value-type="float">
            <text:p>0,92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13]/[.F$2]" office:value-type="float" office:value="0.931506849315068" calcext:value-type="float">
            <text:p>0,93</text:p>
          </table:table-cell>
          <table:table-cell table:style-name="ce3" office:value-type="float" office:value="90000" calcext:value-type="float">
            <text:p>90000</text:p>
          </table:table-cell>
          <table:table-cell table:style-name="ce4" table:formula="of:=[.H13]/[.H$2]" office:value-type="float" office:value="0.906344410876133" calcext:value-type="float">
            <text:p>0,91</text:p>
          </table:table-cell>
          <table:table-cell table:style-name="ce3" office:value-type="float" office:value="340000" calcext:value-type="float">
            <text:p>340000</text:p>
          </table:table-cell>
          <table:table-cell table:style-name="ce4" table:formula="of:=[.J13]/[.J$2]" office:value-type="float" office:value="0.739130434782609" calcext:value-type="float">
            <text:p>0,74</text:p>
          </table:table-cell>
        </table:table-row>
        <table:table-row table:style-name="ro1">
          <table:table-cell table:style-name="ce1" office:value-type="float" office:value="12" calcext:value-type="float">
            <text:p>12,0</text:p>
          </table:table-cell>
          <table:table-cell table:style-name="ce3" office:value-type="float" office:value="999.5" calcext:value-type="float">
            <text:p>999,5</text:p>
          </table:table-cell>
          <table:table-cell table:style-name="ce4" table:formula="of:=[.B14]/[.B$2]" office:value-type="float" office:value="0.9675701839303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14]/[.D$2]" office:value-type="float" office:value="0.917899031106578" calcext:value-type="float">
            <text:p>0,92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14]/[.F$2]" office:value-type="float" office:value="0.931506849315068" calcext:value-type="float">
            <text:p>0,93</text:p>
          </table:table-cell>
          <table:table-cell table:style-name="ce3" office:value-type="float" office:value="90000" calcext:value-type="float">
            <text:p>90000</text:p>
          </table:table-cell>
          <table:table-cell table:style-name="ce4" table:formula="of:=[.H14]/[.H$2]" office:value-type="float" office:value="0.906344410876133" calcext:value-type="float">
            <text:p>0,91</text:p>
          </table:table-cell>
          <table:table-cell table:style-name="ce3" office:value-type="float" office:value="340000" calcext:value-type="float">
            <text:p>340000</text:p>
          </table:table-cell>
          <table:table-cell table:style-name="ce4" table:formula="of:=[.J14]/[.J$2]" office:value-type="float" office:value="0.739130434782609" calcext:value-type="float">
            <text:p>0,74</text:p>
          </table:table-cell>
        </table:table-row>
        <table:table-row table:style-name="ro1">
          <table:table-cell table:style-name="ce1" office:value-type="float" office:value="13" calcext:value-type="float">
            <text:p>13,0</text:p>
          </table:table-cell>
          <table:table-cell table:style-name="ce3" office:value-type="float" office:value="998.7" calcext:value-type="float">
            <text:p>998,7</text:p>
          </table:table-cell>
          <table:table-cell table:style-name="ce4" table:formula="of:=[.B15]/[.B$2]" office:value-type="float" office:value="0.966795740561471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15]/[.D$2]" office:value-type="float" office:value="0.917899031106578" calcext:value-type="float">
            <text:p>0,92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15]/[.F$2]" office:value-type="float" office:value="0.931506849315068" calcext:value-type="float">
            <text:p>0,93</text:p>
          </table:table-cell>
          <table:table-cell table:style-name="ce3" office:value-type="float" office:value="90000" calcext:value-type="float">
            <text:p>90000</text:p>
          </table:table-cell>
          <table:table-cell table:style-name="ce4" table:formula="of:=[.H15]/[.H$2]" office:value-type="float" office:value="0.906344410876133" calcext:value-type="float">
            <text:p>0,91</text:p>
          </table:table-cell>
          <table:table-cell table:style-name="ce3" office:value-type="float" office:value="340000" calcext:value-type="float">
            <text:p>340000</text:p>
          </table:table-cell>
          <table:table-cell table:style-name="ce4" table:formula="of:=[.J15]/[.J$2]" office:value-type="float" office:value="0.739130434782609" calcext:value-type="float">
            <text:p>0,74</text:p>
          </table:table-cell>
        </table:table-row>
        <table:table-row table:style-name="ro1">
          <table:table-cell table:style-name="ce1" office:value-type="float" office:value="14" calcext:value-type="float">
            <text:p>14,0</text:p>
          </table:table-cell>
          <table:table-cell table:style-name="ce3" office:value-type="float" office:value="998.2" calcext:value-type="float">
            <text:p>998,2</text:p>
          </table:table-cell>
          <table:table-cell table:style-name="ce4" table:formula="of:=[.B16]/[.B$2]" office:value-type="float" office:value="0.966311713455954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16]/[.D$2]" office:value-type="float" office:value="0.917899031106578" calcext:value-type="float">
            <text:p>0,92</text:p>
          </table:table-cell>
          <table:table-cell table:style-name="ce3" office:value-type="float" office:value="670000" calcext:value-type="float">
            <text:p>670000</text:p>
          </table:table-cell>
          <table:table-cell table:style-name="ce4" table:formula="of:=[.F16]/[.F$2]" office:value-type="float" office:value="0.917808219178082" calcext:value-type="float">
            <text:p>0,92</text:p>
          </table:table-cell>
          <table:table-cell table:style-name="ce3" office:value-type="float" office:value="86000" calcext:value-type="float">
            <text:p>86000</text:p>
          </table:table-cell>
          <table:table-cell table:style-name="ce4" table:formula="of:=[.H16]/[.H$2]" office:value-type="float" office:value="0.866062437059416" calcext:value-type="float">
            <text:p>0,87</text:p>
          </table:table-cell>
          <table:table-cell table:style-name="ce3" office:value-type="float" office:value="330000" calcext:value-type="float">
            <text:p>330000</text:p>
          </table:table-cell>
          <table:table-cell table:style-name="ce4" table:formula="of:=[.J16]/[.J$2]" office:value-type="float" office:value="0.717391304347826" calcext:value-type="float">
            <text:p>0,72</text:p>
          </table:table-cell>
        </table:table-row>
        <table:table-row table:style-name="ro1">
          <table:table-cell table:style-name="ce1" office:value-type="float" office:value="15" calcext:value-type="float">
            <text:p>15,0</text:p>
          </table:table-cell>
          <table:table-cell table:style-name="ce3" office:value-type="float" office:value="997.5" calcext:value-type="float">
            <text:p>997,5</text:p>
          </table:table-cell>
          <table:table-cell table:style-name="ce4" table:formula="of:=[.B17]/[.B$2]" office:value-type="float" office:value="0.965634075508228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17]/[.D$2]" office:value-type="float" office:value="0.917899031106578" calcext:value-type="float">
            <text:p>0,92</text:p>
          </table:table-cell>
          <table:table-cell table:style-name="ce3" office:value-type="float" office:value="670000" calcext:value-type="float">
            <text:p>670000</text:p>
          </table:table-cell>
          <table:table-cell table:style-name="ce4" table:formula="of:=[.F17]/[.F$2]" office:value-type="float" office:value="0.917808219178082" calcext:value-type="float">
            <text:p>0,92</text:p>
          </table:table-cell>
          <table:table-cell table:style-name="ce3" office:value-type="float" office:value="86000" calcext:value-type="float">
            <text:p>86000</text:p>
          </table:table-cell>
          <table:table-cell table:style-name="ce4" table:formula="of:=[.H17]/[.H$2]" office:value-type="float" office:value="0.866062437059416" calcext:value-type="float">
            <text:p>0,87</text:p>
          </table:table-cell>
          <table:table-cell table:style-name="ce3" office:value-type="float" office:value="330000" calcext:value-type="float">
            <text:p>330000</text:p>
          </table:table-cell>
          <table:table-cell table:style-name="ce4" table:formula="of:=[.J17]/[.J$2]" office:value-type="float" office:value="0.717391304347826" calcext:value-type="float">
            <text:p>0,72</text:p>
          </table:table-cell>
        </table:table-row>
        <table:table-row table:style-name="ro1">
          <table:table-cell table:style-name="ce1" office:value-type="float" office:value="16" calcext:value-type="float">
            <text:p>16,0</text:p>
          </table:table-cell>
          <table:table-cell table:style-name="ce3" office:value-type="float" office:value="996.9" calcext:value-type="float">
            <text:p>996,9</text:p>
          </table:table-cell>
          <table:table-cell table:style-name="ce4" table:formula="of:=[.B18]/[.B$2]" office:value-type="float" office:value="0.965053242981607" calcext:value-type="float">
            <text:p>0,97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18]/[.D$2]" office:value-type="float" office:value="0.917899031106578" calcext:value-type="float">
            <text:p>0,92</text:p>
          </table:table-cell>
          <table:table-cell table:style-name="ce3" office:value-type="float" office:value="670000" calcext:value-type="float">
            <text:p>670000</text:p>
          </table:table-cell>
          <table:table-cell table:style-name="ce4" table:formula="of:=[.F18]/[.F$2]" office:value-type="float" office:value="0.917808219178082" calcext:value-type="float">
            <text:p>0,92</text:p>
          </table:table-cell>
          <table:table-cell table:style-name="ce3" office:value-type="float" office:value="86000" calcext:value-type="float">
            <text:p>86000</text:p>
          </table:table-cell>
          <table:table-cell table:style-name="ce4" table:formula="of:=[.H18]/[.H$2]" office:value-type="float" office:value="0.866062437059416" calcext:value-type="float">
            <text:p>0,87</text:p>
          </table:table-cell>
          <table:table-cell table:style-name="ce3" office:value-type="float" office:value="330000" calcext:value-type="float">
            <text:p>330000</text:p>
          </table:table-cell>
          <table:table-cell table:style-name="ce4" table:formula="of:=[.J18]/[.J$2]" office:value-type="float" office:value="0.717391304347826" calcext:value-type="float">
            <text:p>0,72</text:p>
          </table:table-cell>
        </table:table-row>
        <table:table-row table:style-name="ro1">
          <table:table-cell table:style-name="ce1" office:value-type="float" office:value="17" calcext:value-type="float">
            <text:p>17,0</text:p>
          </table:table-cell>
          <table:table-cell table:style-name="ce3" office:value-type="float" office:value="996.5" calcext:value-type="float">
            <text:p>996,5</text:p>
          </table:table-cell>
          <table:table-cell table:style-name="ce4" table:formula="of:=[.B19]/[.B$2]" office:value-type="float" office:value="0.964666021297192" calcext:value-type="float">
            <text:p>0,96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D19]/[.D$2]" office:value-type="float" office:value="0.917899031106578" calcext:value-type="float">
            <text:p>0,92</text:p>
          </table:table-cell>
          <table:table-cell table:style-name="ce3" office:value-type="float" office:value="670000" calcext:value-type="float">
            <text:p>670000</text:p>
          </table:table-cell>
          <table:table-cell table:style-name="ce4" table:formula="of:=[.F19]/[.F$2]" office:value-type="float" office:value="0.917808219178082" calcext:value-type="float">
            <text:p>0,92</text:p>
          </table:table-cell>
          <table:table-cell table:style-name="ce3" office:value-type="float" office:value="85000" calcext:value-type="float">
            <text:p>85000</text:p>
          </table:table-cell>
          <table:table-cell table:style-name="ce4" table:formula="of:=[.H19]/[.H$2]" office:value-type="float" office:value="0.855991943605237" calcext:value-type="float">
            <text:p>0,86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4" table:formula="of:=[.J19]/[.J$2]" office:value-type="float" office:value="0.695652173913043" calcext:value-type="float">
            <text:p>0,70</text:p>
          </table:table-cell>
        </table:table-row>
        <table:table-row table:style-name="ro1">
          <table:table-cell table:style-name="ce1" office:value-type="float" office:value="18" calcext:value-type="float">
            <text:p>18,0</text:p>
          </table:table-cell>
          <table:table-cell table:style-name="ce3" office:value-type="float" office:value="995.9" calcext:value-type="float">
            <text:p>995,9</text:p>
          </table:table-cell>
          <table:table-cell table:style-name="ce4" table:formula="of:=[.B20]/[.B$2]" office:value-type="float" office:value="0.964085188770571" calcext:value-type="float">
            <text:p>0,96</text:p>
          </table:table-cell>
          <table:table-cell table:style-name="ce3" office:value-type="float" office:value="179000" calcext:value-type="float">
            <text:p>179000</text:p>
          </table:table-cell>
          <table:table-cell table:style-name="ce4" table:formula="of:=[.D20]/[.D$2]" office:value-type="float" office:value="0.912799592044875" calcext:value-type="float">
            <text:p>0,91</text:p>
          </table:table-cell>
          <table:table-cell table:style-name="ce3" office:value-type="float" office:value="670000" calcext:value-type="float">
            <text:p>670000</text:p>
          </table:table-cell>
          <table:table-cell table:style-name="ce4" table:formula="of:=[.F20]/[.F$2]" office:value-type="float" office:value="0.917808219178082" calcext:value-type="float">
            <text:p>0,92</text:p>
          </table:table-cell>
          <table:table-cell table:style-name="ce3" office:value-type="float" office:value="85000" calcext:value-type="float">
            <text:p>85000</text:p>
          </table:table-cell>
          <table:table-cell table:style-name="ce4" table:formula="of:=[.H20]/[.H$2]" office:value-type="float" office:value="0.855991943605237" calcext:value-type="float">
            <text:p>0,86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4" table:formula="of:=[.J20]/[.J$2]" office:value-type="float" office:value="0.695652173913043" calcext:value-type="float">
            <text:p>0,70</text:p>
          </table:table-cell>
        </table:table-row>
        <table:table-row table:style-name="ro1">
          <table:table-cell table:style-name="ce1" office:value-type="float" office:value="19" calcext:value-type="float">
            <text:p>19,0</text:p>
          </table:table-cell>
          <table:table-cell table:style-name="ce3" office:value-type="float" office:value="995.4" calcext:value-type="float">
            <text:p>995,4</text:p>
          </table:table-cell>
          <table:table-cell table:style-name="ce4" table:formula="of:=[.B21]/[.B$2]" office:value-type="float" office:value="0.963601161665053" calcext:value-type="float">
            <text:p>0,96</text:p>
          </table:table-cell>
          <table:table-cell table:style-name="ce3" office:value-type="float" office:value="179000" calcext:value-type="float">
            <text:p>179000</text:p>
          </table:table-cell>
          <table:table-cell table:style-name="ce4" table:formula="of:=[.D21]/[.D$2]" office:value-type="float" office:value="0.912799592044875" calcext:value-type="float">
            <text:p>0,91</text:p>
          </table:table-cell>
          <table:table-cell table:style-name="ce3" office:value-type="float" office:value="680000" calcext:value-type="float">
            <text:p>680000</text:p>
          </table:table-cell>
          <table:table-cell table:style-name="ce4" table:formula="of:=[.F21]/[.F$2]" office:value-type="float" office:value="0.931506849315068" calcext:value-type="float">
            <text:p>0,93</text:p>
          </table:table-cell>
          <table:table-cell table:style-name="ce3" office:value-type="float" office:value="85000" calcext:value-type="float">
            <text:p>85000</text:p>
          </table:table-cell>
          <table:table-cell table:style-name="ce4" table:formula="of:=[.H21]/[.H$2]" office:value-type="float" office:value="0.855991943605237" calcext:value-type="float">
            <text:p>0,86</text:p>
          </table:table-cell>
          <table:table-cell table:style-name="ce3" office:value-type="float" office:value="320000" calcext:value-type="float">
            <text:p>320000</text:p>
          </table:table-cell>
          <table:table-cell table:style-name="ce4" table:formula="of:=[.J21]/[.J$2]" office:value-type="float" office:value="0.695652173913043" calcext:value-type="float">
            <text:p>0,70</text:p>
          </table:table-cell>
        </table:table-row>
        <table:table-row table:style-name="ro1">
          <table:table-cell table:style-name="ce1" office:value-type="float" office:value="20" calcext:value-type="float">
            <text:p>20,0</text:p>
          </table:table-cell>
          <table:table-cell table:style-name="ce3" office:value-type="float" office:value="994.9" calcext:value-type="float">
            <text:p>994,9</text:p>
          </table:table-cell>
          <table:table-cell table:style-name="ce4" table:formula="of:=[.B22]/[.B$2]" office:value-type="float" office:value="0.963117134559535" calcext:value-type="float">
            <text:p>0,96</text:p>
          </table:table-cell>
          <table:table-cell table:style-name="ce3" office:value-type="float" office:value="178000" calcext:value-type="float">
            <text:p>178000</text:p>
          </table:table-cell>
          <table:table-cell table:style-name="ce4" table:formula="of:=[.D22]/[.D$2]" office:value-type="float" office:value="0.907700152983172" calcext:value-type="float">
            <text:p>0,91</text:p>
          </table:table-cell>
          <table:table-cell table:style-name="ce3" office:value-type="float" office:value="670000" calcext:value-type="float">
            <text:p>670000</text:p>
          </table:table-cell>
          <table:table-cell table:style-name="ce4" table:formula="of:=[.F22]/[.F$2]" office:value-type="float" office:value="0.917808219178082" calcext:value-type="float">
            <text:p>0,92</text:p>
          </table:table-cell>
          <table:table-cell table:style-name="ce3" office:value-type="float" office:value="84000" calcext:value-type="float">
            <text:p>84000</text:p>
          </table:table-cell>
          <table:table-cell table:style-name="ce4" table:formula="of:=[.H22]/[.H$2]" office:value-type="float" office:value="0.845921450151057" calcext:value-type="float">
            <text:p>0,85</text:p>
          </table:table-cell>
          <table:table-cell table:style-name="ce3" office:value-type="float" office:value="310000" calcext:value-type="float">
            <text:p>310000</text:p>
          </table:table-cell>
          <table:table-cell table:style-name="ce4" table:formula="of:=[.J22]/[.J$2]" office:value-type="float" office:value="0.673913043478261" calcext:value-type="float">
            <text:p>0,67</text:p>
          </table:table-cell>
        </table:table-row>
        <table:table-row table:style-name="ro1">
          <table:table-cell table:style-name="ce1" office:value-type="float" office:value="21" calcext:value-type="float">
            <text:p>21,0</text:p>
          </table:table-cell>
          <table:table-cell table:style-name="ce3" office:value-type="float" office:value="994.2" calcext:value-type="float">
            <text:p>994,2</text:p>
          </table:table-cell>
          <table:table-cell table:style-name="ce4" table:formula="of:=[.B23]/[.B$2]" office:value-type="float" office:value="0.96243949661181" calcext:value-type="float">
            <text:p>0,96</text:p>
          </table:table-cell>
          <table:table-cell table:style-name="ce3" office:value-type="float" office:value="178000" calcext:value-type="float">
            <text:p>178000</text:p>
          </table:table-cell>
          <table:table-cell table:style-name="ce4" table:formula="of:=[.D23]/[.D$2]" office:value-type="float" office:value="0.907700152983172" calcext:value-type="float">
            <text:p>0,91</text:p>
          </table:table-cell>
          <table:table-cell table:style-name="ce3" office:value-type="float" office:value="660000" calcext:value-type="float">
            <text:p>660000</text:p>
          </table:table-cell>
          <table:table-cell table:style-name="ce4" table:formula="of:=[.F23]/[.F$2]" office:value-type="float" office:value="0.904109589041096" calcext:value-type="float">
            <text:p>0,90</text:p>
          </table:table-cell>
          <table:table-cell table:style-name="ce3" office:value-type="float" office:value="84000" calcext:value-type="float">
            <text:p>84000</text:p>
          </table:table-cell>
          <table:table-cell table:style-name="ce4" table:formula="of:=[.H23]/[.H$2]" office:value-type="float" office:value="0.845921450151057" calcext:value-type="float">
            <text:p>0,85</text:p>
          </table:table-cell>
          <table:table-cell table:style-name="ce3" office:value-type="float" office:value="310000" calcext:value-type="float">
            <text:p>310000</text:p>
          </table:table-cell>
          <table:table-cell table:style-name="ce4" table:formula="of:=[.J23]/[.J$2]" office:value-type="float" office:value="0.673913043478261" calcext:value-type="float">
            <text:p>0,67</text:p>
          </table:table-cell>
        </table:table-row>
        <table:table-row table:style-name="ro1">
          <table:table-cell table:style-name="ce1" office:value-type="float" office:value="22" calcext:value-type="float">
            <text:p>22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24]/[.B$2]" office:value-type="float" office:value="0.95837366892546" calcext:value-type="float">
            <text:p>0,96</text:p>
          </table:table-cell>
          <table:table-cell table:style-name="ce3" office:value-type="float" office:value="178000" calcext:value-type="float">
            <text:p>178000</text:p>
          </table:table-cell>
          <table:table-cell table:style-name="ce4" table:formula="of:=[.D24]/[.D$2]" office:value-type="float" office:value="0.907700152983172" calcext:value-type="float">
            <text:p>0,91</text:p>
          </table:table-cell>
          <table:table-cell table:style-name="ce3" office:value-type="float" office:value="660000" calcext:value-type="float">
            <text:p>660000</text:p>
          </table:table-cell>
          <table:table-cell table:style-name="ce4" table:formula="of:=[.F24]/[.F$2]" office:value-type="float" office:value="0.904109589041096" calcext:value-type="float">
            <text:p>0,90</text:p>
          </table:table-cell>
          <table:table-cell table:style-name="ce3" office:value-type="float" office:value="83000" calcext:value-type="float">
            <text:p>83000</text:p>
          </table:table-cell>
          <table:table-cell table:style-name="ce4" table:formula="of:=[.H24]/[.H$2]" office:value-type="float" office:value="0.835850956696878" calcext:value-type="float">
            <text:p>0,84</text:p>
          </table:table-cell>
          <table:table-cell table:style-name="ce3" office:value-type="float" office:value="300000" calcext:value-type="float">
            <text:p>300000</text:p>
          </table:table-cell>
          <table:table-cell table:style-name="ce4" table:formula="of:=[.J24]/[.J$2]" office:value-type="float" office:value="0.652173913043478" calcext:value-type="float">
            <text:p>0,65</text:p>
          </table:table-cell>
        </table:table-row>
        <table:table-row table:style-name="ro1">
          <table:table-cell table:style-name="ce1" office:value-type="float" office:value="23" calcext:value-type="float">
            <text:p>23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25]/[.B$2]" office:value-type="float" office:value="0.95837366892546" calcext:value-type="float">
            <text:p>0,96</text:p>
          </table:table-cell>
          <table:table-cell table:style-name="ce3" office:value-type="float" office:value="177000" calcext:value-type="float">
            <text:p>177000</text:p>
          </table:table-cell>
          <table:table-cell table:style-name="ce4" table:formula="of:=[.D25]/[.D$2]" office:value-type="float" office:value="0.902600713921469" calcext:value-type="float">
            <text:p>0,90</text:p>
          </table:table-cell>
          <table:table-cell table:style-name="ce3" office:value-type="float" office:value="660000" calcext:value-type="float">
            <text:p>660000</text:p>
          </table:table-cell>
          <table:table-cell table:style-name="ce4" table:formula="of:=[.F25]/[.F$2]" office:value-type="float" office:value="0.904109589041096" calcext:value-type="float">
            <text:p>0,90</text:p>
          </table:table-cell>
          <table:table-cell table:style-name="ce3" office:value-type="float" office:value="83000" calcext:value-type="float">
            <text:p>83000</text:p>
          </table:table-cell>
          <table:table-cell table:style-name="ce4" table:formula="of:=[.H25]/[.H$2]" office:value-type="float" office:value="0.835850956696878" calcext:value-type="float">
            <text:p>0,84</text:p>
          </table:table-cell>
          <table:table-cell table:style-name="ce3" office:value-type="float" office:value="300000" calcext:value-type="float">
            <text:p>300000</text:p>
          </table:table-cell>
          <table:table-cell table:style-name="ce4" table:formula="of:=[.J25]/[.J$2]" office:value-type="float" office:value="0.652173913043478" calcext:value-type="float">
            <text:p>0,65</text:p>
          </table:table-cell>
        </table:table-row>
        <table:table-row table:style-name="ro1">
          <table:table-cell table:style-name="ce1" office:value-type="float" office:value="24" calcext:value-type="float">
            <text:p>24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26]/[.B$2]" office:value-type="float" office:value="0.95837366892546" calcext:value-type="float">
            <text:p>0,96</text:p>
          </table:table-cell>
          <table:table-cell table:style-name="ce3" office:value-type="float" office:value="177000" calcext:value-type="float">
            <text:p>177000</text:p>
          </table:table-cell>
          <table:table-cell table:style-name="ce4" table:formula="of:=[.D26]/[.D$2]" office:value-type="float" office:value="0.902600713921469" calcext:value-type="float">
            <text:p>0,90</text:p>
          </table:table-cell>
          <table:table-cell table:style-name="ce3" office:value-type="float" office:value="660000" calcext:value-type="float">
            <text:p>660000</text:p>
          </table:table-cell>
          <table:table-cell table:style-name="ce4" table:formula="of:=[.F26]/[.F$2]" office:value-type="float" office:value="0.904109589041096" calcext:value-type="float">
            <text:p>0,90</text:p>
          </table:table-cell>
          <table:table-cell table:style-name="ce3" office:value-type="float" office:value="83000" calcext:value-type="float">
            <text:p>83000</text:p>
          </table:table-cell>
          <table:table-cell table:style-name="ce4" table:formula="of:=[.H26]/[.H$2]" office:value-type="float" office:value="0.835850956696878" calcext:value-type="float">
            <text:p>0,84</text:p>
          </table:table-cell>
          <table:table-cell table:style-name="ce3" office:value-type="float" office:value="300000" calcext:value-type="float">
            <text:p>300000</text:p>
          </table:table-cell>
          <table:table-cell table:style-name="ce4" table:formula="of:=[.J26]/[.J$2]" office:value-type="float" office:value="0.652173913043478" calcext:value-type="float">
            <text:p>0,65</text:p>
          </table:table-cell>
        </table:table-row>
        <table:table-row table:style-name="ro1">
          <table:table-cell table:style-name="ce1" office:value-type="float" office:value="25" calcext:value-type="float">
            <text:p>25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27]/[.B$2]" office:value-type="float" office:value="0.95837366892546" calcext:value-type="float">
            <text:p>0,96</text:p>
          </table:table-cell>
          <table:table-cell table:style-name="ce3" office:value-type="float" office:value="176000" calcext:value-type="float">
            <text:p>176000</text:p>
          </table:table-cell>
          <table:table-cell table:style-name="ce4" table:formula="of:=[.D27]/[.D$2]" office:value-type="float" office:value="0.897501274859765" calcext:value-type="float">
            <text:p>0,90</text:p>
          </table:table-cell>
          <table:table-cell table:style-name="ce3" office:value-type="float" office:value="650000" calcext:value-type="float">
            <text:p>650000</text:p>
          </table:table-cell>
          <table:table-cell table:style-name="ce4" table:formula="of:=[.F27]/[.F$2]" office:value-type="float" office:value="0.89041095890411" calcext:value-type="float">
            <text:p>0,89</text:p>
          </table:table-cell>
          <table:table-cell table:style-name="ce3" office:value-type="float" office:value="82000" calcext:value-type="float">
            <text:p>82000</text:p>
          </table:table-cell>
          <table:table-cell table:style-name="ce4" table:formula="of:=[.H27]/[.H$2]" office:value-type="float" office:value="0.825780463242699" calcext:value-type="float">
            <text:p>0,83</text:p>
          </table:table-cell>
          <table:table-cell table:style-name="ce3" office:value-type="float" office:value="290000" calcext:value-type="float">
            <text:p>290000</text:p>
          </table:table-cell>
          <table:table-cell table:style-name="ce4" table:formula="of:=[.J27]/[.J$2]" office:value-type="float" office:value="0.630434782608696" calcext:value-type="float">
            <text:p>0,63</text:p>
          </table:table-cell>
        </table:table-row>
        <table:table-row table:style-name="ro1">
          <table:table-cell table:style-name="ce1" office:value-type="float" office:value="26" calcext:value-type="float">
            <text:p>26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28]/[.B$2]" office:value-type="float" office:value="0.95837366892546" calcext:value-type="float">
            <text:p>0,96</text:p>
          </table:table-cell>
          <table:table-cell table:style-name="ce3" office:value-type="float" office:value="176000" calcext:value-type="float">
            <text:p>176000</text:p>
          </table:table-cell>
          <table:table-cell table:style-name="ce4" table:formula="of:=[.D28]/[.D$2]" office:value-type="float" office:value="0.897501274859765" calcext:value-type="float">
            <text:p>0,90</text:p>
          </table:table-cell>
          <table:table-cell table:style-name="ce3" office:value-type="float" office:value="660000" calcext:value-type="float">
            <text:p>660000</text:p>
          </table:table-cell>
          <table:table-cell table:style-name="ce4" table:formula="of:=[.F28]/[.F$2]" office:value-type="float" office:value="0.904109589041096" calcext:value-type="float">
            <text:p>0,90</text:p>
          </table:table-cell>
          <table:table-cell table:style-name="ce3" office:value-type="float" office:value="82000" calcext:value-type="float">
            <text:p>82000</text:p>
          </table:table-cell>
          <table:table-cell table:style-name="ce4" table:formula="of:=[.H28]/[.H$2]" office:value-type="float" office:value="0.825780463242699" calcext:value-type="float">
            <text:p>0,83</text:p>
          </table:table-cell>
          <table:table-cell table:style-name="ce3" office:value-type="float" office:value="290000" calcext:value-type="float">
            <text:p>290000</text:p>
          </table:table-cell>
          <table:table-cell table:style-name="ce4" table:formula="of:=[.J28]/[.J$2]" office:value-type="float" office:value="0.630434782608696" calcext:value-type="float">
            <text:p>0,63</text:p>
          </table:table-cell>
        </table:table-row>
        <table:table-row table:style-name="ro1">
          <table:table-cell table:style-name="ce1" office:value-type="float" office:value="27" calcext:value-type="float">
            <text:p>27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29]/[.B$2]" office:value-type="float" office:value="0.95837366892546" calcext:value-type="float">
            <text:p>0,96</text:p>
          </table:table-cell>
          <table:table-cell table:style-name="ce3" office:value-type="float" office:value="176000" calcext:value-type="float">
            <text:p>176000</text:p>
          </table:table-cell>
          <table:table-cell table:style-name="ce4" table:formula="of:=[.D29]/[.D$2]" office:value-type="float" office:value="0.897501274859765" calcext:value-type="float">
            <text:p>0,90</text:p>
          </table:table-cell>
          <table:table-cell table:style-name="ce3" office:value-type="float" office:value="650000" calcext:value-type="float">
            <text:p>650000</text:p>
          </table:table-cell>
          <table:table-cell table:style-name="ce4" table:formula="of:=[.F29]/[.F$2]" office:value-type="float" office:value="0.89041095890411" calcext:value-type="float">
            <text:p>0,89</text:p>
          </table:table-cell>
          <table:table-cell table:style-name="ce3" office:value-type="float" office:value="82000" calcext:value-type="float">
            <text:p>82000</text:p>
          </table:table-cell>
          <table:table-cell table:style-name="ce4" table:formula="of:=[.H29]/[.H$2]" office:value-type="float" office:value="0.825780463242699" calcext:value-type="float">
            <text:p>0,83</text:p>
          </table:table-cell>
          <table:table-cell table:style-name="ce3" office:value-type="float" office:value="290000" calcext:value-type="float">
            <text:p>290000</text:p>
          </table:table-cell>
          <table:table-cell table:style-name="ce4" table:formula="of:=[.J29]/[.J$2]" office:value-type="float" office:value="0.630434782608696" calcext:value-type="float">
            <text:p>0,63</text:p>
          </table:table-cell>
        </table:table-row>
        <table:table-row table:style-name="ro1">
          <table:table-cell table:style-name="ce1" office:value-type="float" office:value="28" calcext:value-type="float">
            <text:p>28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30]/[.B$2]" office:value-type="float" office:value="0.95837366892546" calcext:value-type="float">
            <text:p>0,96</text:p>
          </table:table-cell>
          <table:table-cell table:style-name="ce3" office:value-type="float" office:value="176000" calcext:value-type="float">
            <text:p>176000</text:p>
          </table:table-cell>
          <table:table-cell table:style-name="ce4" table:formula="of:=[.D30]/[.D$2]" office:value-type="float" office:value="0.897501274859765" calcext:value-type="float">
            <text:p>0,90</text:p>
          </table:table-cell>
          <table:table-cell table:style-name="ce3" office:value-type="float" office:value="660000" calcext:value-type="float">
            <text:p>660000</text:p>
          </table:table-cell>
          <table:table-cell table:style-name="ce4" table:formula="of:=[.F30]/[.F$2]" office:value-type="float" office:value="0.904109589041096" calcext:value-type="float">
            <text:p>0,90</text:p>
          </table:table-cell>
          <table:table-cell table:style-name="ce3" office:value-type="float" office:value="81000" calcext:value-type="float">
            <text:p>81000</text:p>
          </table:table-cell>
          <table:table-cell table:style-name="ce4" table:formula="of:=[.H30]/[.H$2]" office:value-type="float" office:value="0.81570996978852" calcext:value-type="float">
            <text:p>0,82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4" table:formula="of:=[.J30]/[.J$2]" office:value-type="float" office:value="0.608695652173913" calcext:value-type="float">
            <text:p>0,61</text:p>
          </table:table-cell>
        </table:table-row>
        <table:table-row table:style-name="ro1">
          <table:table-cell table:style-name="ce1" office:value-type="float" office:value="29" calcext:value-type="float">
            <text:p>29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31]/[.B$2]" office:value-type="float" office:value="0.95837366892546" calcext:value-type="float">
            <text:p>0,96</text:p>
          </table:table-cell>
          <table:table-cell table:style-name="ce3" office:value-type="float" office:value="175000" calcext:value-type="float">
            <text:p>175000</text:p>
          </table:table-cell>
          <table:table-cell table:style-name="ce4" table:formula="of:=[.D31]/[.D$2]" office:value-type="float" office:value="0.892401835798062" calcext:value-type="float">
            <text:p>0,89</text:p>
          </table:table-cell>
          <table:table-cell table:style-name="ce3" office:value-type="float" office:value="650000" calcext:value-type="float">
            <text:p>650000</text:p>
          </table:table-cell>
          <table:table-cell table:style-name="ce4" table:formula="of:=[.F31]/[.F$2]" office:value-type="float" office:value="0.89041095890411" calcext:value-type="float">
            <text:p>0,89</text:p>
          </table:table-cell>
          <table:table-cell table:style-name="ce3" office:value-type="float" office:value="81000" calcext:value-type="float">
            <text:p>81000</text:p>
          </table:table-cell>
          <table:table-cell table:style-name="ce4" table:formula="of:=[.H31]/[.H$2]" office:value-type="float" office:value="0.81570996978852" calcext:value-type="float">
            <text:p>0,82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4" table:formula="of:=[.J31]/[.J$2]" office:value-type="float" office:value="0.608695652173913" calcext:value-type="float">
            <text:p>0,61</text:p>
          </table:table-cell>
        </table:table-row>
        <table:table-row table:style-name="ro1">
          <table:table-cell table:style-name="ce1" office:value-type="float" office:value="30" calcext:value-type="float">
            <text:p>30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32]/[.B$2]" office:value-type="float" office:value="0.95837366892546" calcext:value-type="float">
            <text:p>0,96</text:p>
          </table:table-cell>
          <table:table-cell table:style-name="ce3" office:value-type="float" office:value="175000" calcext:value-type="float">
            <text:p>175000</text:p>
          </table:table-cell>
          <table:table-cell table:style-name="ce4" table:formula="of:=[.D32]/[.D$2]" office:value-type="float" office:value="0.892401835798062" calcext:value-type="float">
            <text:p>0,89</text:p>
          </table:table-cell>
          <table:table-cell table:style-name="ce3" office:value-type="float" office:value="650000" calcext:value-type="float">
            <text:p>650000</text:p>
          </table:table-cell>
          <table:table-cell table:style-name="ce4" table:formula="of:=[.F32]/[.F$2]" office:value-type="float" office:value="0.89041095890411" calcext:value-type="float">
            <text:p>0,89</text:p>
          </table:table-cell>
          <table:table-cell table:style-name="ce3" office:value-type="float" office:value="81000" calcext:value-type="float">
            <text:p>81000</text:p>
          </table:table-cell>
          <table:table-cell table:style-name="ce4" table:formula="of:=[.H32]/[.H$2]" office:value-type="float" office:value="0.81570996978852" calcext:value-type="float">
            <text:p>0,82</text:p>
          </table:table-cell>
          <table:table-cell table:style-name="ce3" office:value-type="float" office:value="280000" calcext:value-type="float">
            <text:p>280000</text:p>
          </table:table-cell>
          <table:table-cell table:style-name="ce4" table:formula="of:=[.J32]/[.J$2]" office:value-type="float" office:value="0.608695652173913" calcext:value-type="float">
            <text:p>0,61</text:p>
          </table:table-cell>
        </table:table-row>
        <table:table-row table:style-name="ro1">
          <table:table-cell table:style-name="ce1" office:value-type="float" office:value="31" calcext:value-type="float">
            <text:p>31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33]/[.B$2]" office:value-type="float" office:value="0.95837366892546" calcext:value-type="float">
            <text:p>0,96</text:p>
          </table:table-cell>
          <table:table-cell table:style-name="ce3" office:value-type="float" office:value="175000" calcext:value-type="float">
            <text:p>175000</text:p>
          </table:table-cell>
          <table:table-cell table:style-name="ce4" table:formula="of:=[.D33]/[.D$2]" office:value-type="float" office:value="0.892401835798062" calcext:value-type="float">
            <text:p>0,89</text:p>
          </table:table-cell>
          <table:table-cell table:style-name="ce3" office:value-type="float" office:value="650000" calcext:value-type="float">
            <text:p>650000</text:p>
          </table:table-cell>
          <table:table-cell table:style-name="ce4" table:formula="of:=[.F33]/[.F$2]" office:value-type="float" office:value="0.89041095890411" calcext:value-type="float">
            <text:p>0,89</text:p>
          </table:table-cell>
          <table:table-cell table:style-name="ce3" office:value-type="float" office:value="80000" calcext:value-type="float">
            <text:p>80000</text:p>
          </table:table-cell>
          <table:table-cell table:style-name="ce4" table:formula="of:=[.H33]/[.H$2]" office:value-type="float" office:value="0.80563947633434" calcext:value-type="float">
            <text:p>0,81</text:p>
          </table:table-cell>
          <table:table-cell table:style-name="ce3" office:value-type="float" office:value="270000" calcext:value-type="float">
            <text:p>270000</text:p>
          </table:table-cell>
          <table:table-cell table:style-name="ce4" table:formula="of:=[.J33]/[.J$2]" office:value-type="float" office:value="0.58695652173913" calcext:value-type="float">
            <text:p>0,59</text:p>
          </table:table-cell>
        </table:table-row>
        <table:table-row table:style-name="ro1">
          <table:table-cell table:style-name="ce1" office:value-type="float" office:value="32" calcext:value-type="float">
            <text:p>32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34]/[.B$2]" office:value-type="float" office:value="0.95837366892546" calcext:value-type="float">
            <text:p>0,96</text:p>
          </table:table-cell>
          <table:table-cell table:style-name="ce3" office:value-type="float" office:value="174000" calcext:value-type="float">
            <text:p>174000</text:p>
          </table:table-cell>
          <table:table-cell table:style-name="ce4" table:formula="of:=[.D34]/[.D$2]" office:value-type="float" office:value="0.887302396736359" calcext:value-type="float">
            <text:p>0,89</text:p>
          </table:table-cell>
          <table:table-cell table:style-name="ce3" office:value-type="float" office:value="640000" calcext:value-type="float">
            <text:p>640000</text:p>
          </table:table-cell>
          <table:table-cell table:style-name="ce4" table:formula="of:=[.F34]/[.F$2]" office:value-type="float" office:value="0.876712328767123" calcext:value-type="float">
            <text:p>0,88</text:p>
          </table:table-cell>
          <table:table-cell table:style-name="ce3" office:value-type="float" office:value="80000" calcext:value-type="float">
            <text:p>80000</text:p>
          </table:table-cell>
          <table:table-cell table:style-name="ce4" table:formula="of:=[.H34]/[.H$2]" office:value-type="float" office:value="0.80563947633434" calcext:value-type="float">
            <text:p>0,81</text:p>
          </table:table-cell>
          <table:table-cell table:style-name="ce3" office:value-type="float" office:value="270000" calcext:value-type="float">
            <text:p>270000</text:p>
          </table:table-cell>
          <table:table-cell table:style-name="ce4" table:formula="of:=[.J34]/[.J$2]" office:value-type="float" office:value="0.58695652173913" calcext:value-type="float">
            <text:p>0,59</text:p>
          </table:table-cell>
        </table:table-row>
        <table:table-row table:style-name="ro1">
          <table:table-cell table:style-name="ce1" office:value-type="float" office:value="33" calcext:value-type="float">
            <text:p>33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35]/[.B$2]" office:value-type="float" office:value="0.95837366892546" calcext:value-type="float">
            <text:p>0,96</text:p>
          </table:table-cell>
          <table:table-cell table:style-name="ce3" office:value-type="float" office:value="173000" calcext:value-type="float">
            <text:p>173000</text:p>
          </table:table-cell>
          <table:table-cell table:style-name="ce4" table:formula="of:=[.D35]/[.D$2]" office:value-type="float" office:value="0.882202957674656" calcext:value-type="float">
            <text:p>0,88</text:p>
          </table:table-cell>
          <table:table-cell table:style-name="ce3" office:value-type="float" office:value="640000" calcext:value-type="float">
            <text:p>640000</text:p>
          </table:table-cell>
          <table:table-cell table:style-name="ce4" table:formula="of:=[.F35]/[.F$2]" office:value-type="float" office:value="0.876712328767123" calcext:value-type="float">
            <text:p>0,88</text:p>
          </table:table-cell>
          <table:table-cell table:style-name="ce3" office:value-type="float" office:value="80000" calcext:value-type="float">
            <text:p>80000</text:p>
          </table:table-cell>
          <table:table-cell table:style-name="ce4" table:formula="of:=[.H35]/[.H$2]" office:value-type="float" office:value="0.80563947633434" calcext:value-type="float">
            <text:p>0,81</text:p>
          </table:table-cell>
          <table:table-cell table:style-name="ce3" office:value-type="float" office:value="270000" calcext:value-type="float">
            <text:p>270000</text:p>
          </table:table-cell>
          <table:table-cell table:style-name="ce4" table:formula="of:=[.J35]/[.J$2]" office:value-type="float" office:value="0.58695652173913" calcext:value-type="float">
            <text:p>0,59</text:p>
          </table:table-cell>
        </table:table-row>
        <table:table-row table:style-name="ro1">
          <table:table-cell table:style-name="ce1" office:value-type="float" office:value="34" calcext:value-type="float">
            <text:p>34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36]/[.B$2]" office:value-type="float" office:value="0.95837366892546" calcext:value-type="float">
            <text:p>0,96</text:p>
          </table:table-cell>
          <table:table-cell table:style-name="ce3" office:value-type="float" office:value="173000" calcext:value-type="float">
            <text:p>173000</text:p>
          </table:table-cell>
          <table:table-cell table:style-name="ce4" table:formula="of:=[.D36]/[.D$2]" office:value-type="float" office:value="0.882202957674656" calcext:value-type="float">
            <text:p>0,88</text:p>
          </table:table-cell>
          <table:table-cell table:style-name="ce3" office:value-type="float" office:value="640000" calcext:value-type="float">
            <text:p>640000</text:p>
          </table:table-cell>
          <table:table-cell table:style-name="ce4" table:formula="of:=[.F36]/[.F$2]" office:value-type="float" office:value="0.876712328767123" calcext:value-type="float">
            <text:p>0,88</text:p>
          </table:table-cell>
          <table:table-cell table:style-name="ce3" office:value-type="float" office:value="79000" calcext:value-type="float">
            <text:p>79000</text:p>
          </table:table-cell>
          <table:table-cell table:style-name="ce4" table:formula="of:=[.H36]/[.H$2]" office:value-type="float" office:value="0.795568982880161" calcext:value-type="float">
            <text:p>0,80</text:p>
          </table:table-cell>
          <table:table-cell table:style-name="ce3" office:value-type="float" office:value="260000" calcext:value-type="float">
            <text:p>260000</text:p>
          </table:table-cell>
          <table:table-cell table:style-name="ce4" table:formula="of:=[.J36]/[.J$2]" office:value-type="float" office:value="0.565217391304348" calcext:value-type="float">
            <text:p>0,57</text:p>
          </table:table-cell>
        </table:table-row>
        <table:table-row table:style-name="ro1">
          <table:table-cell table:style-name="ce1" office:value-type="float" office:value="35" calcext:value-type="float">
            <text:p>35,0</text:p>
          </table:table-cell>
          <table:table-cell table:style-name="ce3" office:value-type="float" office:value="990" calcext:value-type="float">
            <text:p>990</text:p>
          </table:table-cell>
          <table:table-cell table:style-name="ce4" table:formula="of:=[.B37]/[.B$2]" office:value-type="float" office:value="0.95837366892546" calcext:value-type="float">
            <text:p>0,96</text:p>
          </table:table-cell>
          <table:table-cell table:style-name="ce3" office:value-type="float" office:value="173000" calcext:value-type="float">
            <text:p>173000</text:p>
          </table:table-cell>
          <table:table-cell table:style-name="ce4" table:formula="of:=[.D37]/[.D$2]" office:value-type="float" office:value="0.882202957674656" calcext:value-type="float">
            <text:p>0,88</text:p>
          </table:table-cell>
          <table:table-cell table:style-name="ce3" office:value-type="float" office:value="630000" calcext:value-type="float">
            <text:p>630000</text:p>
          </table:table-cell>
          <table:table-cell table:style-name="ce4" table:formula="of:=[.F37]/[.F$2]" office:value-type="float" office:value="0.863013698630137" calcext:value-type="float">
            <text:p>0,86</text:p>
          </table:table-cell>
          <table:table-cell table:style-name="ce3" office:value-type="float" office:value="79000" calcext:value-type="float">
            <text:p>79000</text:p>
          </table:table-cell>
          <table:table-cell table:style-name="ce4" table:formula="of:=[.H37]/[.H$2]" office:value-type="float" office:value="0.795568982880161" calcext:value-type="float">
            <text:p>0,80</text:p>
          </table:table-cell>
          <table:table-cell table:style-name="ce3" office:value-type="float" office:value="260000" calcext:value-type="float">
            <text:p>260000</text:p>
          </table:table-cell>
          <table:table-cell table:style-name="ce4" table:formula="of:=[.J37]/[.J$2]" office:value-type="float" office:value="0.565217391304348" calcext:value-type="float">
            <text:p>0,57</text:p>
          </table:table-cell>
        </table:table-row>
        <table:table-row table:style-name="ro1">
          <table:table-cell table:style-name="ce1" office:value-type="float" office:value="36" calcext:value-type="float">
            <text:p>36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38]/[.B$2]" office:value-type="float" office:value="0.948693126815101" calcext:value-type="float">
            <text:p>0,95</text:p>
          </table:table-cell>
          <table:table-cell table:style-name="ce3" office:value-type="float" office:value="172000" calcext:value-type="float">
            <text:p>172000</text:p>
          </table:table-cell>
          <table:table-cell table:style-name="ce4" table:formula="of:=[.D38]/[.D$2]" office:value-type="float" office:value="0.877103518612953" calcext:value-type="float">
            <text:p>0,88</text:p>
          </table:table-cell>
          <table:table-cell table:style-name="ce3" office:value-type="float" office:value="630000" calcext:value-type="float">
            <text:p>630000</text:p>
          </table:table-cell>
          <table:table-cell table:style-name="ce4" table:formula="of:=[.F38]/[.F$2]" office:value-type="float" office:value="0.863013698630137" calcext:value-type="float">
            <text:p>0,86</text:p>
          </table:table-cell>
          <table:table-cell table:style-name="ce3" office:value-type="float" office:value="79000" calcext:value-type="float">
            <text:p>79000</text:p>
          </table:table-cell>
          <table:table-cell table:style-name="ce4" table:formula="of:=[.H38]/[.H$2]" office:value-type="float" office:value="0.795568982880161" calcext:value-type="float">
            <text:p>0,80</text:p>
          </table:table-cell>
          <table:table-cell table:style-name="ce3" office:value-type="float" office:value="260000" calcext:value-type="float">
            <text:p>260000</text:p>
          </table:table-cell>
          <table:table-cell table:style-name="ce4" table:formula="of:=[.J38]/[.J$2]" office:value-type="float" office:value="0.565217391304348" calcext:value-type="float">
            <text:p>0,57</text:p>
          </table:table-cell>
        </table:table-row>
        <table:table-row table:style-name="ro1">
          <table:table-cell table:style-name="ce1" office:value-type="float" office:value="37" calcext:value-type="float">
            <text:p>37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39]/[.B$2]" office:value-type="float" office:value="0.948693126815101" calcext:value-type="float">
            <text:p>0,95</text:p>
          </table:table-cell>
          <table:table-cell table:style-name="ce3" office:value-type="float" office:value="172000" calcext:value-type="float">
            <text:p>172000</text:p>
          </table:table-cell>
          <table:table-cell table:style-name="ce4" table:formula="of:=[.D39]/[.D$2]" office:value-type="float" office:value="0.877103518612953" calcext:value-type="float">
            <text:p>0,88</text:p>
          </table:table-cell>
          <table:table-cell table:style-name="ce3" office:value-type="float" office:value="620000" calcext:value-type="float">
            <text:p>620000</text:p>
          </table:table-cell>
          <table:table-cell table:style-name="ce4" table:formula="of:=[.F39]/[.F$2]" office:value-type="float" office:value="0.849315068493151" calcext:value-type="float">
            <text:p>0,85</text:p>
          </table:table-cell>
          <table:table-cell table:style-name="ce3" office:value-type="float" office:value="78000" calcext:value-type="float">
            <text:p>78000</text:p>
          </table:table-cell>
          <table:table-cell table:style-name="ce4" table:formula="of:=[.H39]/[.H$2]" office:value-type="float" office:value="0.785498489425982" calcext:value-type="float">
            <text:p>0,79</text:p>
          </table:table-cell>
          <table:table-cell table:style-name="ce3" office:value-type="float" office:value="250000" calcext:value-type="float">
            <text:p>250000</text:p>
          </table:table-cell>
          <table:table-cell table:style-name="ce4" table:formula="of:=[.J39]/[.J$2]" office:value-type="float" office:value="0.543478260869565" calcext:value-type="float">
            <text:p>0,54</text:p>
          </table:table-cell>
        </table:table-row>
        <table:table-row table:style-name="ro1">
          <table:table-cell table:style-name="ce1" office:value-type="float" office:value="38" calcext:value-type="float">
            <text:p>38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40]/[.B$2]" office:value-type="float" office:value="0.948693126815101" calcext:value-type="float">
            <text:p>0,95</text:p>
          </table:table-cell>
          <table:table-cell table:style-name="ce3" office:value-type="float" office:value="172000" calcext:value-type="float">
            <text:p>172000</text:p>
          </table:table-cell>
          <table:table-cell table:style-name="ce4" table:formula="of:=[.D40]/[.D$2]" office:value-type="float" office:value="0.877103518612953" calcext:value-type="float">
            <text:p>0,88</text:p>
          </table:table-cell>
          <table:table-cell table:style-name="ce3" office:value-type="float" office:value="620000" calcext:value-type="float">
            <text:p>620000</text:p>
          </table:table-cell>
          <table:table-cell table:style-name="ce4" table:formula="of:=[.F40]/[.F$2]" office:value-type="float" office:value="0.849315068493151" calcext:value-type="float">
            <text:p>0,85</text:p>
          </table:table-cell>
          <table:table-cell table:style-name="ce3" office:value-type="float" office:value="78000" calcext:value-type="float">
            <text:p>78000</text:p>
          </table:table-cell>
          <table:table-cell table:style-name="ce4" table:formula="of:=[.H40]/[.H$2]" office:value-type="float" office:value="0.785498489425982" calcext:value-type="float">
            <text:p>0,79</text:p>
          </table:table-cell>
          <table:table-cell table:style-name="ce3" office:value-type="float" office:value="250000" calcext:value-type="float">
            <text:p>250000</text:p>
          </table:table-cell>
          <table:table-cell table:style-name="ce4" table:formula="of:=[.J40]/[.J$2]" office:value-type="float" office:value="0.543478260869565" calcext:value-type="float">
            <text:p>0,54</text:p>
          </table:table-cell>
        </table:table-row>
        <table:table-row table:style-name="ro1">
          <table:table-cell table:style-name="ce1" office:value-type="float" office:value="39" calcext:value-type="float">
            <text:p>39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41]/[.B$2]" office:value-type="float" office:value="0.948693126815101" calcext:value-type="float">
            <text:p>0,95</text:p>
          </table:table-cell>
          <table:table-cell table:style-name="ce3" office:value-type="float" office:value="171000" calcext:value-type="float">
            <text:p>171000</text:p>
          </table:table-cell>
          <table:table-cell table:style-name="ce4" table:formula="of:=[.D41]/[.D$2]" office:value-type="float" office:value="0.872004079551249" calcext:value-type="float">
            <text:p>0,87</text:p>
          </table:table-cell>
          <table:table-cell table:style-name="ce3" office:value-type="float" office:value="620000" calcext:value-type="float">
            <text:p>620000</text:p>
          </table:table-cell>
          <table:table-cell table:style-name="ce4" table:formula="of:=[.F41]/[.F$2]" office:value-type="float" office:value="0.849315068493151" calcext:value-type="float">
            <text:p>0,85</text:p>
          </table:table-cell>
          <table:table-cell table:style-name="ce3" office:value-type="float" office:value="77000" calcext:value-type="float">
            <text:p>77000</text:p>
          </table:table-cell>
          <table:table-cell table:style-name="ce4" table:formula="of:=[.H41]/[.H$2]" office:value-type="float" office:value="0.775427995971803" calcext:value-type="float">
            <text:p>0,78</text:p>
          </table:table-cell>
          <table:table-cell table:style-name="ce3" office:value-type="float" office:value="250000" calcext:value-type="float">
            <text:p>250000</text:p>
          </table:table-cell>
          <table:table-cell table:style-name="ce4" table:formula="of:=[.J41]/[.J$2]" office:value-type="float" office:value="0.543478260869565" calcext:value-type="float">
            <text:p>0,54</text:p>
          </table:table-cell>
        </table:table-row>
        <table:table-row table:style-name="ro1">
          <table:table-cell table:style-name="ce1" office:value-type="float" office:value="40" calcext:value-type="float">
            <text:p>40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42]/[.B$2]" office:value-type="float" office:value="0.948693126815101" calcext:value-type="float">
            <text:p>0,95</text:p>
          </table:table-cell>
          <table:table-cell table:style-name="ce3" office:value-type="float" office:value="171000" calcext:value-type="float">
            <text:p>171000</text:p>
          </table:table-cell>
          <table:table-cell table:style-name="ce4" table:formula="of:=[.D42]/[.D$2]" office:value-type="float" office:value="0.872004079551249" calcext:value-type="float">
            <text:p>0,87</text:p>
          </table:table-cell>
          <table:table-cell table:style-name="ce3" office:value-type="float" office:value="620000" calcext:value-type="float">
            <text:p>620000</text:p>
          </table:table-cell>
          <table:table-cell table:style-name="ce4" table:formula="of:=[.F42]/[.F$2]" office:value-type="float" office:value="0.849315068493151" calcext:value-type="float">
            <text:p>0,85</text:p>
          </table:table-cell>
          <table:table-cell table:style-name="ce3" office:value-type="float" office:value="77000" calcext:value-type="float">
            <text:p>77000</text:p>
          </table:table-cell>
          <table:table-cell table:style-name="ce4" table:formula="of:=[.H42]/[.H$2]" office:value-type="float" office:value="0.775427995971803" calcext:value-type="float">
            <text:p>0,78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4" table:formula="of:=[.J42]/[.J$2]" office:value-type="float" office:value="0.521739130434783" calcext:value-type="float">
            <text:p>0,52</text:p>
          </table:table-cell>
        </table:table-row>
        <table:table-row table:style-name="ro1">
          <table:table-cell table:style-name="ce1" office:value-type="float" office:value="41" calcext:value-type="float">
            <text:p>41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43]/[.B$2]" office:value-type="float" office:value="0.948693126815101" calcext:value-type="float">
            <text:p>0,95</text:p>
          </table:table-cell>
          <table:table-cell table:style-name="ce3" office:value-type="float" office:value="170000" calcext:value-type="float">
            <text:p>170000</text:p>
          </table:table-cell>
          <table:table-cell table:style-name="ce4" table:formula="of:=[.D43]/[.D$2]" office:value-type="float" office:value="0.866904640489546" calcext:value-type="float">
            <text:p>0,87</text:p>
          </table:table-cell>
          <table:table-cell table:style-name="ce3" office:value-type="float" office:value="600000" calcext:value-type="float">
            <text:p>600000</text:p>
          </table:table-cell>
          <table:table-cell table:style-name="ce4" table:formula="of:=[.F43]/[.F$2]" office:value-type="float" office:value="0.821917808219178" calcext:value-type="float">
            <text:p>0,82</text:p>
          </table:table-cell>
          <table:table-cell table:style-name="ce3" office:value-type="float" office:value="77000" calcext:value-type="float">
            <text:p>77000</text:p>
          </table:table-cell>
          <table:table-cell table:style-name="ce4" table:formula="of:=[.H43]/[.H$2]" office:value-type="float" office:value="0.775427995971803" calcext:value-type="float">
            <text:p>0,78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4" table:formula="of:=[.J43]/[.J$2]" office:value-type="float" office:value="0.521739130434783" calcext:value-type="float">
            <text:p>0,52</text:p>
          </table:table-cell>
        </table:table-row>
        <table:table-row table:style-name="ro1">
          <table:table-cell table:style-name="ce1" office:value-type="float" office:value="42" calcext:value-type="float">
            <text:p>42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44]/[.B$2]" office:value-type="float" office:value="0.948693126815101" calcext:value-type="float">
            <text:p>0,95</text:p>
          </table:table-cell>
          <table:table-cell table:style-name="ce3" office:value-type="float" office:value="170000" calcext:value-type="float">
            <text:p>170000</text:p>
          </table:table-cell>
          <table:table-cell table:style-name="ce4" table:formula="of:=[.D44]/[.D$2]" office:value-type="float" office:value="0.866904640489546" calcext:value-type="float">
            <text:p>0,87</text:p>
          </table:table-cell>
          <table:table-cell table:style-name="ce3" office:value-type="float" office:value="610000" calcext:value-type="float">
            <text:p>610000</text:p>
          </table:table-cell>
          <table:table-cell table:style-name="ce4" table:formula="of:=[.F44]/[.F$2]" office:value-type="float" office:value="0.835616438356164" calcext:value-type="float">
            <text:p>0,84</text:p>
          </table:table-cell>
          <table:table-cell table:style-name="ce3" office:value-type="float" office:value="76000" calcext:value-type="float">
            <text:p>76000</text:p>
          </table:table-cell>
          <table:table-cell table:style-name="ce4" table:formula="of:=[.H44]/[.H$2]" office:value-type="float" office:value="0.765357502517623" calcext:value-type="float">
            <text:p>0,77</text:p>
          </table:table-cell>
          <table:table-cell table:style-name="ce3" office:value-type="float" office:value="240000" calcext:value-type="float">
            <text:p>240000</text:p>
          </table:table-cell>
          <table:table-cell table:style-name="ce4" table:formula="of:=[.J44]/[.J$2]" office:value-type="float" office:value="0.521739130434783" calcext:value-type="float">
            <text:p>0,52</text:p>
          </table:table-cell>
        </table:table-row>
        <table:table-row table:style-name="ro1">
          <table:table-cell table:style-name="ce1" office:value-type="float" office:value="43" calcext:value-type="float">
            <text:p>43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45]/[.B$2]" office:value-type="float" office:value="0.948693126815101" calcext:value-type="float">
            <text:p>0,95</text:p>
          </table:table-cell>
          <table:table-cell table:style-name="ce3" office:value-type="float" office:value="169000" calcext:value-type="float">
            <text:p>169000</text:p>
          </table:table-cell>
          <table:table-cell table:style-name="ce4" table:formula="of:=[.D45]/[.D$2]" office:value-type="float" office:value="0.861805201427843" calcext:value-type="float">
            <text:p>0,86</text:p>
          </table:table-cell>
          <table:table-cell table:style-name="ce3" office:value-type="float" office:value="600000" calcext:value-type="float">
            <text:p>600000</text:p>
          </table:table-cell>
          <table:table-cell table:style-name="ce4" table:formula="of:=[.F45]/[.F$2]" office:value-type="float" office:value="0.821917808219178" calcext:value-type="float">
            <text:p>0,82</text:p>
          </table:table-cell>
          <table:table-cell table:style-name="ce3" office:value-type="float" office:value="76000" calcext:value-type="float">
            <text:p>76000</text:p>
          </table:table-cell>
          <table:table-cell table:style-name="ce4" table:formula="of:=[.H45]/[.H$2]" office:value-type="float" office:value="0.765357502517623" calcext:value-type="float">
            <text:p>0,77</text:p>
          </table:table-cell>
          <table:table-cell table:style-name="ce3" office:value-type="float" office:value="230000" calcext:value-type="float">
            <text:p>230000</text:p>
          </table:table-cell>
          <table:table-cell table:style-name="ce4" table:formula="of:=[.J45]/[.J$2]" office:value-type="float" office:value="0.5" calcext:value-type="float">
            <text:p>0,50</text:p>
          </table:table-cell>
        </table:table-row>
        <table:table-row table:style-name="ro1">
          <table:table-cell table:style-name="ce1" office:value-type="float" office:value="44" calcext:value-type="float">
            <text:p>44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46]/[.B$2]" office:value-type="float" office:value="0.948693126815101" calcext:value-type="float">
            <text:p>0,95</text:p>
          </table:table-cell>
          <table:table-cell table:style-name="ce3" office:value-type="float" office:value="169000" calcext:value-type="float">
            <text:p>169000</text:p>
          </table:table-cell>
          <table:table-cell table:style-name="ce4" table:formula="of:=[.D46]/[.D$2]" office:value-type="float" office:value="0.861805201427843" calcext:value-type="float">
            <text:p>0,86</text:p>
          </table:table-cell>
          <table:table-cell table:style-name="ce3" office:value-type="float" office:value="600000" calcext:value-type="float">
            <text:p>600000</text:p>
          </table:table-cell>
          <table:table-cell table:style-name="ce4" table:formula="of:=[.F46]/[.F$2]" office:value-type="float" office:value="0.821917808219178" calcext:value-type="float">
            <text:p>0,82</text:p>
          </table:table-cell>
          <table:table-cell table:style-name="ce3" office:value-type="float" office:value="76000" calcext:value-type="float">
            <text:p>76000</text:p>
          </table:table-cell>
          <table:table-cell table:style-name="ce4" table:formula="of:=[.H46]/[.H$2]" office:value-type="float" office:value="0.765357502517623" calcext:value-type="float">
            <text:p>0,77</text:p>
          </table:table-cell>
          <table:table-cell table:style-name="ce3" office:value-type="float" office:value="230000" calcext:value-type="float">
            <text:p>230000</text:p>
          </table:table-cell>
          <table:table-cell table:style-name="ce4" table:formula="of:=[.J46]/[.J$2]" office:value-type="float" office:value="0.5" calcext:value-type="float">
            <text:p>0,50</text:p>
          </table:table-cell>
        </table:table-row>
        <table:table-row table:style-name="ro1">
          <table:table-cell table:style-name="ce1" office:value-type="float" office:value="45" calcext:value-type="float">
            <text:p>45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47]/[.B$2]" office:value-type="float" office:value="0.948693126815101" calcext:value-type="float">
            <text:p>0,95</text:p>
          </table:table-cell>
          <table:table-cell table:style-name="ce3" office:value-type="float" office:value="168000" calcext:value-type="float">
            <text:p>168000</text:p>
          </table:table-cell>
          <table:table-cell table:style-name="ce4" table:formula="of:=[.D47]/[.D$2]" office:value-type="float" office:value="0.85670576236614" calcext:value-type="float">
            <text:p>0,86</text:p>
          </table:table-cell>
          <table:table-cell table:style-name="ce3" office:value-type="float" office:value="600000" calcext:value-type="float">
            <text:p>600000</text:p>
          </table:table-cell>
          <table:table-cell table:style-name="ce4" table:formula="of:=[.F47]/[.F$2]" office:value-type="float" office:value="0.821917808219178" calcext:value-type="float">
            <text:p>0,82</text:p>
          </table:table-cell>
          <table:table-cell table:style-name="ce3" office:value-type="float" office:value="75000" calcext:value-type="float">
            <text:p>75000</text:p>
          </table:table-cell>
          <table:table-cell table:style-name="ce4" table:formula="of:=[.H47]/[.H$2]" office:value-type="float" office:value="0.755287009063444" calcext:value-type="float">
            <text:p>0,76</text:p>
          </table:table-cell>
          <table:table-cell table:style-name="ce3" office:value-type="float" office:value="230000" calcext:value-type="float">
            <text:p>230000</text:p>
          </table:table-cell>
          <table:table-cell table:style-name="ce4" table:formula="of:=[.J47]/[.J$2]" office:value-type="float" office:value="0.5" calcext:value-type="float">
            <text:p>0,50</text:p>
          </table:table-cell>
        </table:table-row>
        <table:table-row table:style-name="ro1">
          <table:table-cell table:style-name="ce1" office:value-type="float" office:value="46" calcext:value-type="float">
            <text:p>46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48]/[.B$2]" office:value-type="float" office:value="0.948693126815101" calcext:value-type="float">
            <text:p>0,95</text:p>
          </table:table-cell>
          <table:table-cell table:style-name="ce3" office:value-type="float" office:value="168000" calcext:value-type="float">
            <text:p>168000</text:p>
          </table:table-cell>
          <table:table-cell table:style-name="ce4" table:formula="of:=[.D48]/[.D$2]" office:value-type="float" office:value="0.85670576236614" calcext:value-type="float">
            <text:p>0,86</text:p>
          </table:table-cell>
          <table:table-cell table:style-name="ce3" office:value-type="float" office:value="590000" calcext:value-type="float">
            <text:p>590000</text:p>
          </table:table-cell>
          <table:table-cell table:style-name="ce4" table:formula="of:=[.F48]/[.F$2]" office:value-type="float" office:value="0.808219178082192" calcext:value-type="float">
            <text:p>0,81</text:p>
          </table:table-cell>
          <table:table-cell table:style-name="ce3" office:value-type="float" office:value="75000" calcext:value-type="float">
            <text:p>75000</text:p>
          </table:table-cell>
          <table:table-cell table:style-name="ce4" table:formula="of:=[.H48]/[.H$2]" office:value-type="float" office:value="0.755287009063444" calcext:value-type="float">
            <text:p>0,76</text:p>
          </table:table-cell>
          <table:table-cell table:style-name="ce3" office:value-type="float" office:value="220000" calcext:value-type="float">
            <text:p>220000</text:p>
          </table:table-cell>
          <table:table-cell table:style-name="ce4" table:formula="of:=[.J48]/[.J$2]" office:value-type="float" office:value="0.478260869565217" calcext:value-type="float">
            <text:p>0,48</text:p>
          </table:table-cell>
        </table:table-row>
        <table:table-row table:style-name="ro1">
          <table:table-cell table:style-name="ce1" office:value-type="float" office:value="47" calcext:value-type="float">
            <text:p>47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49]/[.B$2]" office:value-type="float" office:value="0.948693126815101" calcext:value-type="float">
            <text:p>0,95</text:p>
          </table:table-cell>
          <table:table-cell table:style-name="ce3" office:value-type="float" office:value="168000" calcext:value-type="float">
            <text:p>168000</text:p>
          </table:table-cell>
          <table:table-cell table:style-name="ce4" table:formula="of:=[.D49]/[.D$2]" office:value-type="float" office:value="0.85670576236614" calcext:value-type="float">
            <text:p>0,86</text:p>
          </table:table-cell>
          <table:table-cell table:style-name="ce3" office:value-type="float" office:value="580000" calcext:value-type="float">
            <text:p>580000</text:p>
          </table:table-cell>
          <table:table-cell table:style-name="ce4" table:formula="of:=[.F49]/[.F$2]" office:value-type="float" office:value="0.794520547945205" calcext:value-type="float">
            <text:p>0,79</text:p>
          </table:table-cell>
          <table:table-cell table:style-name="ce3" office:value-type="float" office:value="75000" calcext:value-type="float">
            <text:p>75000</text:p>
          </table:table-cell>
          <table:table-cell table:style-name="ce4" table:formula="of:=[.H49]/[.H$2]" office:value-type="float" office:value="0.755287009063444" calcext:value-type="float">
            <text:p>0,76</text:p>
          </table:table-cell>
          <table:table-cell table:style-name="ce3" office:value-type="float" office:value="220000" calcext:value-type="float">
            <text:p>220000</text:p>
          </table:table-cell>
          <table:table-cell table:style-name="ce4" table:formula="of:=[.J49]/[.J$2]" office:value-type="float" office:value="0.478260869565217" calcext:value-type="float">
            <text:p>0,48</text:p>
          </table:table-cell>
        </table:table-row>
        <table:table-row table:style-name="ro1">
          <table:table-cell table:style-name="ce1" office:value-type="float" office:value="48" calcext:value-type="float">
            <text:p>48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50]/[.B$2]" office:value-type="float" office:value="0.948693126815101" calcext:value-type="float">
            <text:p>0,95</text:p>
          </table:table-cell>
          <table:table-cell table:style-name="ce3" office:value-type="float" office:value="168000" calcext:value-type="float">
            <text:p>168000</text:p>
          </table:table-cell>
          <table:table-cell table:style-name="ce4" table:formula="of:=[.D50]/[.D$2]" office:value-type="float" office:value="0.85670576236614" calcext:value-type="float">
            <text:p>0,86</text:p>
          </table:table-cell>
          <table:table-cell table:style-name="ce3" office:value-type="float" office:value="580000" calcext:value-type="float">
            <text:p>580000</text:p>
          </table:table-cell>
          <table:table-cell table:style-name="ce4" table:formula="of:=[.F50]/[.F$2]" office:value-type="float" office:value="0.794520547945205" calcext:value-type="float">
            <text:p>0,79</text:p>
          </table:table-cell>
          <table:table-cell table:style-name="ce3" office:value-type="float" office:value="74000" calcext:value-type="float">
            <text:p>74000</text:p>
          </table:table-cell>
          <table:table-cell table:style-name="ce4" table:formula="of:=[.H50]/[.H$2]" office:value-type="float" office:value="0.745216515609265" calcext:value-type="float">
            <text:p>0,75</text:p>
          </table:table-cell>
          <table:table-cell table:style-name="ce3" office:value-type="float" office:value="220000" calcext:value-type="float">
            <text:p>220000</text:p>
          </table:table-cell>
          <table:table-cell table:style-name="ce4" table:formula="of:=[.J50]/[.J$2]" office:value-type="float" office:value="0.478260869565217" calcext:value-type="float">
            <text:p>0,48</text:p>
          </table:table-cell>
        </table:table-row>
        <table:table-row table:style-name="ro1">
          <table:table-cell table:style-name="ce1" office:value-type="float" office:value="49" calcext:value-type="float">
            <text:p>49,0</text:p>
          </table:table-cell>
          <table:table-cell table:style-name="ce3" office:value-type="float" office:value="980" calcext:value-type="float">
            <text:p>980</text:p>
          </table:table-cell>
          <table:table-cell table:style-name="ce4" table:formula="of:=[.B51]/[.B$2]" office:value-type="float" office:value="0.948693126815101" calcext:value-type="float">
            <text:p>0,95</text:p>
          </table:table-cell>
          <table:table-cell table:style-name="ce3" office:value-type="float" office:value="167000" calcext:value-type="float">
            <text:p>167000</text:p>
          </table:table-cell>
          <table:table-cell table:style-name="ce4" table:formula="of:=[.D51]/[.D$2]" office:value-type="float" office:value="0.851606323304437" calcext:value-type="float">
            <text:p>0,85</text:p>
          </table:table-cell>
          <table:table-cell table:style-name="ce3" office:value-type="float" office:value="580000" calcext:value-type="float">
            <text:p>580000</text:p>
          </table:table-cell>
          <table:table-cell table:style-name="ce4" table:formula="of:=[.F51]/[.F$2]" office:value-type="float" office:value="0.794520547945205" calcext:value-type="float">
            <text:p>0,79</text:p>
          </table:table-cell>
          <table:table-cell table:style-name="ce3" office:value-type="float" office:value="74000" calcext:value-type="float">
            <text:p>74000</text:p>
          </table:table-cell>
          <table:table-cell table:style-name="ce4" table:formula="of:=[.H51]/[.H$2]" office:value-type="float" office:value="0.745216515609265" calcext:value-type="float">
            <text:p>0,75</text:p>
          </table:table-cell>
          <table:table-cell table:style-name="ce3" office:value-type="float" office:value="220000" calcext:value-type="float">
            <text:p>220000</text:p>
          </table:table-cell>
          <table:table-cell table:style-name="ce4" table:formula="of:=[.J51]/[.J$2]" office:value-type="float" office:value="0.478260869565217" calcext:value-type="float">
            <text:p>0,48</text:p>
          </table:table-cell>
        </table:table-row>
        <table:table-row table:style-name="ro1">
          <table:table-cell table:style-name="ce1" office:value-type="float" office:value="50" calcext:value-type="float">
            <text:p>50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52]/[.B$2]" office:value-type="float" office:value="0.939012584704743" calcext:value-type="float">
            <text:p>0,94</text:p>
          </table:table-cell>
          <table:table-cell table:style-name="ce3" office:value-type="float" office:value="166000" calcext:value-type="float">
            <text:p>166000</text:p>
          </table:table-cell>
          <table:table-cell table:style-name="ce4" table:formula="of:=[.D52]/[.D$2]" office:value-type="float" office:value="0.846506884242733" calcext:value-type="float">
            <text:p>0,85</text:p>
          </table:table-cell>
          <table:table-cell table:style-name="ce3" office:value-type="float" office:value="580000" calcext:value-type="float">
            <text:p>580000</text:p>
          </table:table-cell>
          <table:table-cell table:style-name="ce4" table:formula="of:=[.F52]/[.F$2]" office:value-type="float" office:value="0.794520547945205" calcext:value-type="float">
            <text:p>0,79</text:p>
          </table:table-cell>
          <table:table-cell table:style-name="ce3" office:value-type="float" office:value="73000" calcext:value-type="float">
            <text:p>73000</text:p>
          </table:table-cell>
          <table:table-cell table:style-name="ce4" table:formula="of:=[.H52]/[.H$2]" office:value-type="float" office:value="0.735146022155086" calcext:value-type="float">
            <text:p>0,74</text:p>
          </table:table-cell>
          <table:table-cell table:style-name="ce3" office:value-type="float" office:value="210000" calcext:value-type="float">
            <text:p>210000</text:p>
          </table:table-cell>
          <table:table-cell table:style-name="ce4" table:formula="of:=[.J52]/[.J$2]" office:value-type="float" office:value="0.456521739130435" calcext:value-type="float">
            <text:p>0,46</text:p>
          </table:table-cell>
        </table:table-row>
        <table:table-row table:style-name="ro1">
          <table:table-cell table:style-name="ce1" office:value-type="float" office:value="51" calcext:value-type="float">
            <text:p>51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53]/[.B$2]" office:value-type="float" office:value="0.939012584704743" calcext:value-type="float">
            <text:p>0,94</text:p>
          </table:table-cell>
          <table:table-cell table:style-name="ce3" office:value-type="float" office:value="166000" calcext:value-type="float">
            <text:p>166000</text:p>
          </table:table-cell>
          <table:table-cell table:style-name="ce4" table:formula="of:=[.D53]/[.D$2]" office:value-type="float" office:value="0.846506884242733" calcext:value-type="float">
            <text:p>0,85</text:p>
          </table:table-cell>
          <table:table-cell table:style-name="ce3" office:value-type="float" office:value="570000" calcext:value-type="float">
            <text:p>570000</text:p>
          </table:table-cell>
          <table:table-cell table:style-name="ce4" table:formula="of:=[.F53]/[.F$2]" office:value-type="float" office:value="0.780821917808219" calcext:value-type="float">
            <text:p>0,78</text:p>
          </table:table-cell>
          <table:table-cell table:style-name="ce3" office:value-type="float" office:value="73000" calcext:value-type="float">
            <text:p>73000</text:p>
          </table:table-cell>
          <table:table-cell table:style-name="ce4" table:formula="of:=[.H53]/[.H$2]" office:value-type="float" office:value="0.735146022155086" calcext:value-type="float">
            <text:p>0,74</text:p>
          </table:table-cell>
          <table:table-cell table:style-name="ce3" office:value-type="float" office:value="210000" calcext:value-type="float">
            <text:p>210000</text:p>
          </table:table-cell>
          <table:table-cell table:style-name="ce4" table:formula="of:=[.J53]/[.J$2]" office:value-type="float" office:value="0.456521739130435" calcext:value-type="float">
            <text:p>0,46</text:p>
          </table:table-cell>
        </table:table-row>
        <table:table-row table:style-name="ro1">
          <table:table-cell table:style-name="ce1" office:value-type="float" office:value="52" calcext:value-type="float">
            <text:p>52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54]/[.B$2]" office:value-type="float" office:value="0.939012584704743" calcext:value-type="float">
            <text:p>0,94</text:p>
          </table:table-cell>
          <table:table-cell table:style-name="ce3" office:value-type="float" office:value="165000" calcext:value-type="float">
            <text:p>165000</text:p>
          </table:table-cell>
          <table:table-cell table:style-name="ce4" table:formula="of:=[.D54]/[.D$2]" office:value-type="float" office:value="0.84140744518103" calcext:value-type="float">
            <text:p>0,84</text:p>
          </table:table-cell>
          <table:table-cell table:style-name="ce3" office:value-type="float" office:value="570000" calcext:value-type="float">
            <text:p>570000</text:p>
          </table:table-cell>
          <table:table-cell table:style-name="ce4" table:formula="of:=[.F54]/[.F$2]" office:value-type="float" office:value="0.780821917808219" calcext:value-type="float">
            <text:p>0,78</text:p>
          </table:table-cell>
          <table:table-cell table:style-name="ce3" office:value-type="float" office:value="73000" calcext:value-type="float">
            <text:p>73000</text:p>
          </table:table-cell>
          <table:table-cell table:style-name="ce4" table:formula="of:=[.H54]/[.H$2]" office:value-type="float" office:value="0.735146022155086" calcext:value-type="float">
            <text:p>0,74</text:p>
          </table:table-cell>
          <table:table-cell table:style-name="ce3" office:value-type="float" office:value="210000" calcext:value-type="float">
            <text:p>210000</text:p>
          </table:table-cell>
          <table:table-cell table:style-name="ce4" table:formula="of:=[.J54]/[.J$2]" office:value-type="float" office:value="0.456521739130435" calcext:value-type="float">
            <text:p>0,46</text:p>
          </table:table-cell>
        </table:table-row>
        <table:table-row table:style-name="ro1">
          <table:table-cell table:style-name="ce1" office:value-type="float" office:value="53" calcext:value-type="float">
            <text:p>53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55]/[.B$2]" office:value-type="float" office:value="0.939012584704743" calcext:value-type="float">
            <text:p>0,94</text:p>
          </table:table-cell>
          <table:table-cell table:style-name="ce3" office:value-type="float" office:value="164000" calcext:value-type="float">
            <text:p>164000</text:p>
          </table:table-cell>
          <table:table-cell table:style-name="ce4" table:formula="of:=[.D55]/[.D$2]" office:value-type="float" office:value="0.836308006119327" calcext:value-type="float">
            <text:p>0,84</text:p>
          </table:table-cell>
          <table:table-cell table:style-name="ce3" office:value-type="float" office:value="560000" calcext:value-type="float">
            <text:p>560000</text:p>
          </table:table-cell>
          <table:table-cell table:style-name="ce4" table:formula="of:=[.F55]/[.F$2]" office:value-type="float" office:value="0.767123287671233" calcext:value-type="float">
            <text:p>0,77</text:p>
          </table:table-cell>
          <table:table-cell table:style-name="ce3" office:value-type="float" office:value="72000" calcext:value-type="float">
            <text:p>72000</text:p>
          </table:table-cell>
          <table:table-cell table:style-name="ce4" table:formula="of:=[.H55]/[.H$2]" office:value-type="float" office:value="0.725075528700906" calcext:value-type="float">
            <text:p>0,73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4" table:formula="of:=[.J55]/[.J$2]" office:value-type="float" office:value="0.434782608695652" calcext:value-type="float">
            <text:p>0,43</text:p>
          </table:table-cell>
        </table:table-row>
        <table:table-row table:style-name="ro1">
          <table:table-cell table:style-name="ce1" office:value-type="float" office:value="54" calcext:value-type="float">
            <text:p>54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56]/[.B$2]" office:value-type="float" office:value="0.939012584704743" calcext:value-type="float">
            <text:p>0,94</text:p>
          </table:table-cell>
          <table:table-cell table:style-name="ce3" office:value-type="float" office:value="164000" calcext:value-type="float">
            <text:p>164000</text:p>
          </table:table-cell>
          <table:table-cell table:style-name="ce4" table:formula="of:=[.D56]/[.D$2]" office:value-type="float" office:value="0.836308006119327" calcext:value-type="float">
            <text:p>0,84</text:p>
          </table:table-cell>
          <table:table-cell table:style-name="ce3" office:value-type="float" office:value="550000" calcext:value-type="float">
            <text:p>550000</text:p>
          </table:table-cell>
          <table:table-cell table:style-name="ce4" table:formula="of:=[.F56]/[.F$2]" office:value-type="float" office:value="0.753424657534247" calcext:value-type="float">
            <text:p>0,75</text:p>
          </table:table-cell>
          <table:table-cell table:style-name="ce3" office:value-type="float" office:value="72000" calcext:value-type="float">
            <text:p>72000</text:p>
          </table:table-cell>
          <table:table-cell table:style-name="ce4" table:formula="of:=[.H56]/[.H$2]" office:value-type="float" office:value="0.725075528700906" calcext:value-type="float">
            <text:p>0,73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4" table:formula="of:=[.J56]/[.J$2]" office:value-type="float" office:value="0.434782608695652" calcext:value-type="float">
            <text:p>0,43</text:p>
          </table:table-cell>
        </table:table-row>
        <table:table-row table:style-name="ro1">
          <table:table-cell table:style-name="ce1" office:value-type="float" office:value="55" calcext:value-type="float">
            <text:p>55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57]/[.B$2]" office:value-type="float" office:value="0.939012584704743" calcext:value-type="float">
            <text:p>0,94</text:p>
          </table:table-cell>
          <table:table-cell table:style-name="ce3" office:value-type="float" office:value="164000" calcext:value-type="float">
            <text:p>164000</text:p>
          </table:table-cell>
          <table:table-cell table:style-name="ce4" table:formula="of:=[.D57]/[.D$2]" office:value-type="float" office:value="0.836308006119327" calcext:value-type="float">
            <text:p>0,84</text:p>
          </table:table-cell>
          <table:table-cell table:style-name="ce3" office:value-type="float" office:value="560000" calcext:value-type="float">
            <text:p>560000</text:p>
          </table:table-cell>
          <table:table-cell table:style-name="ce4" table:formula="of:=[.F57]/[.F$2]" office:value-type="float" office:value="0.767123287671233" calcext:value-type="float">
            <text:p>0,77</text:p>
          </table:table-cell>
          <table:table-cell table:style-name="ce3" office:value-type="float" office:value="72000" calcext:value-type="float">
            <text:p>72000</text:p>
          </table:table-cell>
          <table:table-cell table:style-name="ce4" table:formula="of:=[.H57]/[.H$2]" office:value-type="float" office:value="0.725075528700906" calcext:value-type="float">
            <text:p>0,73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4" table:formula="of:=[.J57]/[.J$2]" office:value-type="float" office:value="0.434782608695652" calcext:value-type="float">
            <text:p>0,43</text:p>
          </table:table-cell>
        </table:table-row>
        <table:table-row table:style-name="ro1">
          <table:table-cell table:style-name="ce1" office:value-type="float" office:value="56" calcext:value-type="float">
            <text:p>56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58]/[.B$2]" office:value-type="float" office:value="0.939012584704743" calcext:value-type="float">
            <text:p>0,94</text:p>
          </table:table-cell>
          <table:table-cell table:style-name="ce3" office:value-type="float" office:value="164000" calcext:value-type="float">
            <text:p>164000</text:p>
          </table:table-cell>
          <table:table-cell table:style-name="ce4" table:formula="of:=[.D58]/[.D$2]" office:value-type="float" office:value="0.836308006119327" calcext:value-type="float">
            <text:p>0,84</text:p>
          </table:table-cell>
          <table:table-cell table:style-name="ce3" office:value-type="float" office:value="550000" calcext:value-type="float">
            <text:p>550000</text:p>
          </table:table-cell>
          <table:table-cell table:style-name="ce4" table:formula="of:=[.F58]/[.F$2]" office:value-type="float" office:value="0.753424657534247" calcext:value-type="float">
            <text:p>0,75</text:p>
          </table:table-cell>
          <table:table-cell table:style-name="ce3" office:value-type="float" office:value="71000" calcext:value-type="float">
            <text:p>71000</text:p>
          </table:table-cell>
          <table:table-cell table:style-name="ce4" table:formula="of:=[.H58]/[.H$2]" office:value-type="float" office:value="0.715005035246727" calcext:value-type="float">
            <text:p>0,72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4" table:formula="of:=[.J58]/[.J$2]" office:value-type="float" office:value="0.434782608695652" calcext:value-type="float">
            <text:p>0,43</text:p>
          </table:table-cell>
        </table:table-row>
        <table:table-row table:style-name="ro1">
          <table:table-cell table:style-name="ce1" office:value-type="float" office:value="57" calcext:value-type="float">
            <text:p>57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59]/[.B$2]" office:value-type="float" office:value="0.939012584704743" calcext:value-type="float">
            <text:p>0,94</text:p>
          </table:table-cell>
          <table:table-cell table:style-name="ce3" office:value-type="float" office:value="163000" calcext:value-type="float">
            <text:p>163000</text:p>
          </table:table-cell>
          <table:table-cell table:style-name="ce4" table:formula="of:=[.D59]/[.D$2]" office:value-type="float" office:value="0.831208567057624" calcext:value-type="float">
            <text:p>0,83</text:p>
          </table:table-cell>
          <table:table-cell table:style-name="ce3" office:value-type="float" office:value="540000" calcext:value-type="float">
            <text:p>540000</text:p>
          </table:table-cell>
          <table:table-cell table:style-name="ce4" table:formula="of:=[.F59]/[.F$2]" office:value-type="float" office:value="0.73972602739726" calcext:value-type="float">
            <text:p>0,74</text:p>
          </table:table-cell>
          <table:table-cell table:style-name="ce3" office:value-type="float" office:value="71000" calcext:value-type="float">
            <text:p>71000</text:p>
          </table:table-cell>
          <table:table-cell table:style-name="ce4" table:formula="of:=[.H59]/[.H$2]" office:value-type="float" office:value="0.715005035246727" calcext:value-type="float">
            <text:p>0,72</text:p>
          </table:table-cell>
          <table:table-cell table:style-name="ce3" office:value-type="float" office:value="190000" calcext:value-type="float">
            <text:p>190000</text:p>
          </table:table-cell>
          <table:table-cell table:style-name="ce4" table:formula="of:=[.J59]/[.J$2]" office:value-type="float" office:value="0.41304347826087" calcext:value-type="float">
            <text:p>0,41</text:p>
          </table:table-cell>
        </table:table-row>
        <table:table-row table:style-name="ro1">
          <table:table-cell table:style-name="ce1" office:value-type="float" office:value="58" calcext:value-type="float">
            <text:p>58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60]/[.B$2]" office:value-type="float" office:value="0.939012584704743" calcext:value-type="float">
            <text:p>0,94</text:p>
          </table:table-cell>
          <table:table-cell table:style-name="ce3" office:value-type="float" office:value="162000" calcext:value-type="float">
            <text:p>162000</text:p>
          </table:table-cell>
          <table:table-cell table:style-name="ce4" table:formula="of:=[.D60]/[.D$2]" office:value-type="float" office:value="0.82610912799592" calcext:value-type="float">
            <text:p>0,83</text:p>
          </table:table-cell>
          <table:table-cell table:style-name="ce3" office:value-type="float" office:value="540000" calcext:value-type="float">
            <text:p>540000</text:p>
          </table:table-cell>
          <table:table-cell table:style-name="ce4" table:formula="of:=[.F60]/[.F$2]" office:value-type="float" office:value="0.73972602739726" calcext:value-type="float">
            <text:p>0,74</text:p>
          </table:table-cell>
          <table:table-cell table:style-name="ce3" office:value-type="float" office:value="71000" calcext:value-type="float">
            <text:p>71000</text:p>
          </table:table-cell>
          <table:table-cell table:style-name="ce4" table:formula="of:=[.H60]/[.H$2]" office:value-type="float" office:value="0.715005035246727" calcext:value-type="float">
            <text:p>0,72</text:p>
          </table:table-cell>
          <table:table-cell table:style-name="ce3" office:value-type="float" office:value="190000" calcext:value-type="float">
            <text:p>190000</text:p>
          </table:table-cell>
          <table:table-cell table:style-name="ce4" table:formula="of:=[.J60]/[.J$2]" office:value-type="float" office:value="0.41304347826087" calcext:value-type="float">
            <text:p>0,41</text:p>
          </table:table-cell>
        </table:table-row>
        <table:table-row table:style-name="ro1">
          <table:table-cell table:style-name="ce1" office:value-type="float" office:value="59" calcext:value-type="float">
            <text:p>59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61]/[.B$2]" office:value-type="float" office:value="0.939012584704743" calcext:value-type="float">
            <text:p>0,94</text:p>
          </table:table-cell>
          <table:table-cell table:style-name="ce3" office:value-type="float" office:value="161000" calcext:value-type="float">
            <text:p>161000</text:p>
          </table:table-cell>
          <table:table-cell table:style-name="ce4" table:formula="of:=[.D61]/[.D$2]" office:value-type="float" office:value="0.821009688934217" calcext:value-type="float">
            <text:p>0,82</text:p>
          </table:table-cell>
          <table:table-cell table:style-name="ce3" office:value-type="float" office:value="530000" calcext:value-type="float">
            <text:p>530000</text:p>
          </table:table-cell>
          <table:table-cell table:style-name="ce4" table:formula="of:=[.F61]/[.F$2]" office:value-type="float" office:value="0.726027397260274" calcext:value-type="float">
            <text:p>0,73</text:p>
          </table:table-cell>
          <table:table-cell table:style-name="ce3" office:value-type="float" office:value="70000" calcext:value-type="float">
            <text:p>70000</text:p>
          </table:table-cell>
          <table:table-cell table:style-name="ce4" table:formula="of:=[.H61]/[.H$2]" office:value-type="float" office:value="0.704934541792548" calcext:value-type="float">
            <text:p>0,70</text:p>
          </table:table-cell>
          <table:table-cell table:style-name="ce3" office:value-type="float" office:value="190000" calcext:value-type="float">
            <text:p>190000</text:p>
          </table:table-cell>
          <table:table-cell table:style-name="ce4" table:formula="of:=[.J61]/[.J$2]" office:value-type="float" office:value="0.41304347826087" calcext:value-type="float">
            <text:p>0,41</text:p>
          </table:table-cell>
        </table:table-row>
        <table:table-row table:style-name="ro1">
          <table:table-cell table:style-name="ce1" office:value-type="float" office:value="60" calcext:value-type="float">
            <text:p>60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62]/[.B$2]" office:value-type="float" office:value="0.939012584704743" calcext:value-type="float">
            <text:p>0,94</text:p>
          </table:table-cell>
          <table:table-cell table:style-name="ce3" office:value-type="float" office:value="162000" calcext:value-type="float">
            <text:p>162000</text:p>
          </table:table-cell>
          <table:table-cell table:style-name="ce4" table:formula="of:=[.D62]/[.D$2]" office:value-type="float" office:value="0.82610912799592" calcext:value-type="float">
            <text:p>0,83</text:p>
          </table:table-cell>
          <table:table-cell table:style-name="ce3" office:value-type="float" office:value="530000" calcext:value-type="float">
            <text:p>530000</text:p>
          </table:table-cell>
          <table:table-cell table:style-name="ce4" table:formula="of:=[.F62]/[.F$2]" office:value-type="float" office:value="0.726027397260274" calcext:value-type="float">
            <text:p>0,73</text:p>
          </table:table-cell>
          <table:table-cell table:style-name="ce3" office:value-type="float" office:value="70000" calcext:value-type="float">
            <text:p>70000</text:p>
          </table:table-cell>
          <table:table-cell table:style-name="ce4" table:formula="of:=[.H62]/[.H$2]" office:value-type="float" office:value="0.704934541792548" calcext:value-type="float">
            <text:p>0,70</text:p>
          </table:table-cell>
          <table:table-cell table:style-name="ce3" office:value-type="float" office:value="190000" calcext:value-type="float">
            <text:p>190000</text:p>
          </table:table-cell>
          <table:table-cell table:style-name="ce4" table:formula="of:=[.J62]/[.J$2]" office:value-type="float" office:value="0.41304347826087" calcext:value-type="float">
            <text:p>0,41</text:p>
          </table:table-cell>
        </table:table-row>
        <table:table-row table:style-name="ro1">
          <table:table-cell table:style-name="ce1" office:value-type="float" office:value="61" calcext:value-type="float">
            <text:p>61,0</text:p>
          </table:table-cell>
          <table:table-cell table:style-name="ce3" office:value-type="float" office:value="970" calcext:value-type="float">
            <text:p>970</text:p>
          </table:table-cell>
          <table:table-cell table:style-name="ce4" table:formula="of:=[.B63]/[.B$2]" office:value-type="float" office:value="0.939012584704743" calcext:value-type="float">
            <text:p>0,94</text:p>
          </table:table-cell>
          <table:table-cell table:style-name="ce3" office:value-type="float" office:value="161000" calcext:value-type="float">
            <text:p>161000</text:p>
          </table:table-cell>
          <table:table-cell table:style-name="ce4" table:formula="of:=[.D63]/[.D$2]" office:value-type="float" office:value="0.821009688934217" calcext:value-type="float">
            <text:p>0,82</text:p>
          </table:table-cell>
          <table:table-cell table:style-name="ce3" office:value-type="float" office:value="540000" calcext:value-type="float">
            <text:p>540000</text:p>
          </table:table-cell>
          <table:table-cell table:style-name="ce4" table:formula="of:=[.F63]/[.F$2]" office:value-type="float" office:value="0.73972602739726" calcext:value-type="float">
            <text:p>0,74</text:p>
          </table:table-cell>
          <table:table-cell table:style-name="ce3" office:value-type="float" office:value="69000" calcext:value-type="float">
            <text:p>69000</text:p>
          </table:table-cell>
          <table:table-cell table:style-name="ce4" table:formula="of:=[.H63]/[.H$2]" office:value-type="float" office:value="0.694864048338369" calcext:value-type="float">
            <text:p>0,69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J63]/[.J$2]" office:value-type="float" office:value="0.391304347826087" calcext:value-type="float">
            <text:p>0,39</text:p>
          </table:table-cell>
        </table:table-row>
        <table:table-row table:style-name="ro1">
          <table:table-cell table:style-name="ce1" office:value-type="float" office:value="62" calcext:value-type="float">
            <text:p>62,0</text:p>
          </table:table-cell>
          <table:table-cell table:style-name="ce3" office:value-type="float" office:value="960" calcext:value-type="float">
            <text:p>960</text:p>
          </table:table-cell>
          <table:table-cell table:style-name="ce4" table:formula="of:=[.B64]/[.B$2]" office:value-type="float" office:value="0.929332042594385" calcext:value-type="float">
            <text:p>0,93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4" table:formula="of:=[.D64]/[.D$2]" office:value-type="float" office:value="0.815910249872514" calcext:value-type="float">
            <text:p>0,82</text:p>
          </table:table-cell>
          <table:table-cell table:style-name="ce3" office:value-type="float" office:value="530000" calcext:value-type="float">
            <text:p>530000</text:p>
          </table:table-cell>
          <table:table-cell table:style-name="ce4" table:formula="of:=[.F64]/[.F$2]" office:value-type="float" office:value="0.726027397260274" calcext:value-type="float">
            <text:p>0,73</text:p>
          </table:table-cell>
          <table:table-cell table:style-name="ce3" office:value-type="float" office:value="69000" calcext:value-type="float">
            <text:p>69000</text:p>
          </table:table-cell>
          <table:table-cell table:style-name="ce4" table:formula="of:=[.H64]/[.H$2]" office:value-type="float" office:value="0.694864048338369" calcext:value-type="float">
            <text:p>0,69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J64]/[.J$2]" office:value-type="float" office:value="0.391304347826087" calcext:value-type="float">
            <text:p>0,39</text:p>
          </table:table-cell>
        </table:table-row>
        <table:table-row table:style-name="ro1">
          <table:table-cell table:style-name="ce1" office:value-type="float" office:value="63" calcext:value-type="float">
            <text:p>63,0</text:p>
          </table:table-cell>
          <table:table-cell table:style-name="ce3" office:value-type="float" office:value="960" calcext:value-type="float">
            <text:p>960</text:p>
          </table:table-cell>
          <table:table-cell table:style-name="ce4" table:formula="of:=[.B65]/[.B$2]" office:value-type="float" office:value="0.929332042594385" calcext:value-type="float">
            <text:p>0,93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4" table:formula="of:=[.D65]/[.D$2]" office:value-type="float" office:value="0.815910249872514" calcext:value-type="float">
            <text:p>0,82</text:p>
          </table:table-cell>
          <table:table-cell table:style-name="ce3" office:value-type="float" office:value="520000" calcext:value-type="float">
            <text:p>520000</text:p>
          </table:table-cell>
          <table:table-cell table:style-name="ce4" table:formula="of:=[.F65]/[.F$2]" office:value-type="float" office:value="0.712328767123288" calcext:value-type="float">
            <text:p>0,71</text:p>
          </table:table-cell>
          <table:table-cell table:style-name="ce3" office:value-type="float" office:value="69000" calcext:value-type="float">
            <text:p>69000</text:p>
          </table:table-cell>
          <table:table-cell table:style-name="ce4" table:formula="of:=[.H65]/[.H$2]" office:value-type="float" office:value="0.694864048338369" calcext:value-type="float">
            <text:p>0,69</text:p>
          </table:table-cell>
          <table:table-cell table:style-name="ce3" office:value-type="float" office:value="180000" calcext:value-type="float">
            <text:p>180000</text:p>
          </table:table-cell>
          <table:table-cell table:style-name="ce4" table:formula="of:=[.J65]/[.J$2]" office:value-type="float" office:value="0.391304347826087" calcext:value-type="float">
            <text:p>0,39</text:p>
          </table:table-cell>
        </table:table-row>
        <table:table-row table:style-name="ro1">
          <table:table-cell table:style-name="ce1" office:value-type="float" office:value="64" calcext:value-type="float">
            <text:p>64,0</text:p>
          </table:table-cell>
          <table:table-cell table:style-name="ce3" office:value-type="float" office:value="960" calcext:value-type="float">
            <text:p>960</text:p>
          </table:table-cell>
          <table:table-cell table:style-name="ce4" table:formula="of:=[.B66]/[.B$2]" office:value-type="float" office:value="0.929332042594385" calcext:value-type="float">
            <text:p>0,93</text:p>
          </table:table-cell>
          <table:table-cell table:style-name="ce3" office:value-type="float" office:value="159000" calcext:value-type="float">
            <text:p>159000</text:p>
          </table:table-cell>
          <table:table-cell table:style-name="ce4" table:formula="of:=[.D66]/[.D$2]" office:value-type="float" office:value="0.810810810810811" calcext:value-type="float">
            <text:p>0,81</text:p>
          </table:table-cell>
          <table:table-cell table:style-name="ce3" office:value-type="float" office:value="520000" calcext:value-type="float">
            <text:p>520000</text:p>
          </table:table-cell>
          <table:table-cell table:style-name="ce4" table:formula="of:=[.F66]/[.F$2]" office:value-type="float" office:value="0.712328767123288" calcext:value-type="float">
            <text:p>0,71</text:p>
          </table:table-cell>
          <table:table-cell table:style-name="ce3" office:value-type="float" office:value="68000" calcext:value-type="float">
            <text:p>68000</text:p>
          </table:table-cell>
          <table:table-cell table:style-name="ce4" table:formula="of:=[.H66]/[.H$2]" office:value-type="float" office:value="0.684793554884189" calcext:value-type="float">
            <text:p>0,68</text:p>
          </table:table-cell>
          <table:table-cell table:style-name="ce3" office:value-type="float" office:value="177000" calcext:value-type="float">
            <text:p>177000</text:p>
          </table:table-cell>
          <table:table-cell table:style-name="ce4" table:formula="of:=[.J66]/[.J$2]" office:value-type="float" office:value="0.384782608695652" calcext:value-type="float">
            <text:p>0,38</text:p>
          </table:table-cell>
        </table:table-row>
        <table:table-row table:style-name="ro1">
          <table:table-cell table:style-name="ce1" office:value-type="float" office:value="65" calcext:value-type="float">
            <text:p>65,0</text:p>
          </table:table-cell>
          <table:table-cell table:style-name="ce3" office:value-type="float" office:value="960" calcext:value-type="float">
            <text:p>960</text:p>
          </table:table-cell>
          <table:table-cell table:style-name="ce4" table:formula="of:=[.B67]/[.B$2]" office:value-type="float" office:value="0.929332042594385" calcext:value-type="float">
            <text:p>0,93</text:p>
          </table:table-cell>
          <table:table-cell table:style-name="ce3" office:value-type="float" office:value="159000" calcext:value-type="float">
            <text:p>159000</text:p>
          </table:table-cell>
          <table:table-cell table:style-name="ce4" table:formula="of:=[.D67]/[.D$2]" office:value-type="float" office:value="0.810810810810811" calcext:value-type="float">
            <text:p>0,81</text:p>
          </table:table-cell>
          <table:table-cell table:style-name="ce3" office:value-type="float" office:value="520000" calcext:value-type="float">
            <text:p>520000</text:p>
          </table:table-cell>
          <table:table-cell table:style-name="ce4" table:formula="of:=[.F67]/[.F$2]" office:value-type="float" office:value="0.712328767123288" calcext:value-type="float">
            <text:p>0,71</text:p>
          </table:table-cell>
          <table:table-cell table:style-name="ce3" office:value-type="float" office:value="68000" calcext:value-type="float">
            <text:p>68000</text:p>
          </table:table-cell>
          <table:table-cell table:style-name="ce4" table:formula="of:=[.H67]/[.H$2]" office:value-type="float" office:value="0.684793554884189" calcext:value-type="float">
            <text:p>0,68</text:p>
          </table:table-cell>
          <table:table-cell table:style-name="ce3" office:value-type="float" office:value="174000" calcext:value-type="float">
            <text:p>174000</text:p>
          </table:table-cell>
          <table:table-cell table:style-name="ce4" table:formula="of:=[.J67]/[.J$2]" office:value-type="float" office:value="0.378260869565217" calcext:value-type="float">
            <text:p>0,38</text:p>
          </table:table-cell>
        </table:table-row>
        <table:table-row table:style-name="ro1">
          <table:table-cell table:style-name="ce1" office:value-type="float" office:value="66" calcext:value-type="float">
            <text:p>66,0</text:p>
          </table:table-cell>
          <table:table-cell table:style-name="ce3" office:value-type="float" office:value="960" calcext:value-type="float">
            <text:p>960</text:p>
          </table:table-cell>
          <table:table-cell table:style-name="ce4" table:formula="of:=[.B68]/[.B$2]" office:value-type="float" office:value="0.929332042594385" calcext:value-type="float">
            <text:p>0,93</text:p>
          </table:table-cell>
          <table:table-cell table:style-name="ce3" office:value-type="float" office:value="159000" calcext:value-type="float">
            <text:p>159000</text:p>
          </table:table-cell>
          <table:table-cell table:style-name="ce4" table:formula="of:=[.D68]/[.D$2]" office:value-type="float" office:value="0.810810810810811" calcext:value-type="float">
            <text:p>0,81</text:p>
          </table:table-cell>
          <table:table-cell table:style-name="ce3" office:value-type="float" office:value="510000" calcext:value-type="float">
            <text:p>510000</text:p>
          </table:table-cell>
          <table:table-cell table:style-name="ce4" table:formula="of:=[.F68]/[.F$2]" office:value-type="float" office:value="0.698630136986302" calcext:value-type="float">
            <text:p>0,70</text:p>
          </table:table-cell>
          <table:table-cell table:style-name="ce3" office:value-type="float" office:value="68000" calcext:value-type="float">
            <text:p>68000</text:p>
          </table:table-cell>
          <table:table-cell table:style-name="ce4" table:formula="of:=[.H68]/[.H$2]" office:value-type="float" office:value="0.684793554884189" calcext:value-type="float">
            <text:p>0,68</text:p>
          </table:table-cell>
          <table:table-cell table:style-name="ce3" office:value-type="float" office:value="172000" calcext:value-type="float">
            <text:p>172000</text:p>
          </table:table-cell>
          <table:table-cell table:style-name="ce4" table:formula="of:=[.J68]/[.J$2]" office:value-type="float" office:value="0.373913043478261" calcext:value-type="float">
            <text:p>0,37</text:p>
          </table:table-cell>
        </table:table-row>
        <table:table-row table:style-name="ro1">
          <table:table-cell table:style-name="ce1" office:value-type="float" office:value="67" calcext:value-type="float">
            <text:p>67,0</text:p>
          </table:table-cell>
          <table:table-cell table:style-name="ce3" office:value-type="float" office:value="960" calcext:value-type="float">
            <text:p>960</text:p>
          </table:table-cell>
          <table:table-cell table:style-name="ce4" table:formula="of:=[.B69]/[.B$2]" office:value-type="float" office:value="0.929332042594385" calcext:value-type="float">
            <text:p>0,93</text:p>
          </table:table-cell>
          <table:table-cell table:style-name="ce3" office:value-type="float" office:value="157000" calcext:value-type="float">
            <text:p>157000</text:p>
          </table:table-cell>
          <table:table-cell table:style-name="ce4" table:formula="of:=[.D69]/[.D$2]" office:value-type="float" office:value="0.800611932687404" calcext:value-type="float">
            <text:p>0,80</text:p>
          </table:table-cell>
          <table:table-cell table:style-name="ce3" office:value-type="float" office:value="510000" calcext:value-type="float">
            <text:p>510000</text:p>
          </table:table-cell>
          <table:table-cell table:style-name="ce4" table:formula="of:=[.F69]/[.F$2]" office:value-type="float" office:value="0.698630136986302" calcext:value-type="float">
            <text:p>0,70</text:p>
          </table:table-cell>
          <table:table-cell table:style-name="ce3" office:value-type="float" office:value="67000" calcext:value-type="float">
            <text:p>67000</text:p>
          </table:table-cell>
          <table:table-cell table:style-name="ce4" table:formula="of:=[.H69]/[.H$2]" office:value-type="float" office:value="0.67472306143001" calcext:value-type="float">
            <text:p>0,67</text:p>
          </table:table-cell>
          <table:table-cell table:style-name="ce3" office:value-type="float" office:value="170000" calcext:value-type="float">
            <text:p>170000</text:p>
          </table:table-cell>
          <table:table-cell table:style-name="ce4" table:formula="of:=[.J69]/[.J$2]" office:value-type="float" office:value="0.369565217391304" calcext:value-type="float">
            <text:p>0,37</text:p>
          </table:table-cell>
        </table:table-row>
        <table:table-row table:style-name="ro1">
          <table:table-cell table:style-name="ce1" office:value-type="float" office:value="68" calcext:value-type="float">
            <text:p>68,0</text:p>
          </table:table-cell>
          <table:table-cell table:style-name="ce3" office:value-type="float" office:value="960" calcext:value-type="float">
            <text:p>960</text:p>
          </table:table-cell>
          <table:table-cell table:style-name="ce4" table:formula="of:=[.B70]/[.B$2]" office:value-type="float" office:value="0.929332042594385" calcext:value-type="float">
            <text:p>0,93</text:p>
          </table:table-cell>
          <table:table-cell table:style-name="ce3" office:value-type="float" office:value="157000" calcext:value-type="float">
            <text:p>157000</text:p>
          </table:table-cell>
          <table:table-cell table:style-name="ce4" table:formula="of:=[.D70]/[.D$2]" office:value-type="float" office:value="0.800611932687404" calcext:value-type="float">
            <text:p>0,80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4" table:formula="of:=[.F70]/[.F$2]" office:value-type="float" office:value="0.684931506849315" calcext:value-type="float">
            <text:p>0,68</text:p>
          </table:table-cell>
          <table:table-cell table:style-name="ce3" office:value-type="float" office:value="67000" calcext:value-type="float">
            <text:p>67000</text:p>
          </table:table-cell>
          <table:table-cell table:style-name="ce4" table:formula="of:=[.H70]/[.H$2]" office:value-type="float" office:value="0.67472306143001" calcext:value-type="float">
            <text:p>0,67</text:p>
          </table:table-cell>
          <table:table-cell table:style-name="ce3" office:value-type="float" office:value="169000" calcext:value-type="float">
            <text:p>169000</text:p>
          </table:table-cell>
          <table:table-cell table:style-name="ce4" table:formula="of:=[.J70]/[.J$2]" office:value-type="float" office:value="0.367391304347826" calcext:value-type="float">
            <text:p>0,37</text:p>
          </table:table-cell>
        </table:table-row>
        <table:table-row table:style-name="ro1">
          <table:table-cell table:style-name="ce1" office:value-type="float" office:value="69" calcext:value-type="float">
            <text:p>69,0</text:p>
          </table:table-cell>
          <table:table-cell table:style-name="ce3" office:value-type="float" office:value="958" calcext:value-type="float">
            <text:p>958</text:p>
          </table:table-cell>
          <table:table-cell table:style-name="ce4" table:formula="of:=[.B71]/[.B$2]" office:value-type="float" office:value="0.927395934172314" calcext:value-type="float">
            <text:p>0,93</text:p>
          </table:table-cell>
          <table:table-cell table:style-name="ce3" office:value-type="float" office:value="157000" calcext:value-type="float">
            <text:p>157000</text:p>
          </table:table-cell>
          <table:table-cell table:style-name="ce4" table:formula="of:=[.D71]/[.D$2]" office:value-type="float" office:value="0.800611932687404" calcext:value-type="float">
            <text:p>0,80</text:p>
          </table:table-cell>
          <table:table-cell table:style-name="ce3" office:value-type="float" office:value="490000" calcext:value-type="float">
            <text:p>490000</text:p>
          </table:table-cell>
          <table:table-cell table:style-name="ce4" table:formula="of:=[.F71]/[.F$2]" office:value-type="float" office:value="0.671232876712329" calcext:value-type="float">
            <text:p>0,67</text:p>
          </table:table-cell>
          <table:table-cell table:style-name="ce3" office:value-type="float" office:value="67000" calcext:value-type="float">
            <text:p>67000</text:p>
          </table:table-cell>
          <table:table-cell table:style-name="ce4" table:formula="of:=[.H71]/[.H$2]" office:value-type="float" office:value="0.67472306143001" calcext:value-type="float">
            <text:p>0,67</text:p>
          </table:table-cell>
          <table:table-cell table:style-name="ce3" office:value-type="float" office:value="166000" calcext:value-type="float">
            <text:p>166000</text:p>
          </table:table-cell>
          <table:table-cell table:style-name="ce4" table:formula="of:=[.J71]/[.J$2]" office:value-type="float" office:value="0.360869565217391" calcext:value-type="float">
            <text:p>0,36</text:p>
          </table:table-cell>
        </table:table-row>
        <table:table-row table:style-name="ro1">
          <table:table-cell table:style-name="ce1" office:value-type="float" office:value="70" calcext:value-type="float">
            <text:p>70,0</text:p>
          </table:table-cell>
          <table:table-cell table:style-name="ce3" office:value-type="float" office:value="957" calcext:value-type="float">
            <text:p>957</text:p>
          </table:table-cell>
          <table:table-cell table:style-name="ce4" table:formula="of:=[.B72]/[.B$2]" office:value-type="float" office:value="0.926427879961278" calcext:value-type="float">
            <text:p>0,93</text:p>
          </table:table-cell>
          <table:table-cell table:style-name="ce3" office:value-type="float" office:value="157000" calcext:value-type="float">
            <text:p>157000</text:p>
          </table:table-cell>
          <table:table-cell table:style-name="ce4" table:formula="of:=[.D72]/[.D$2]" office:value-type="float" office:value="0.800611932687404" calcext:value-type="float">
            <text:p>0,80</text:p>
          </table:table-cell>
          <table:table-cell table:style-name="ce3" office:value-type="float" office:value="490000" calcext:value-type="float">
            <text:p>490000</text:p>
          </table:table-cell>
          <table:table-cell table:style-name="ce4" table:formula="of:=[.F72]/[.F$2]" office:value-type="float" office:value="0.671232876712329" calcext:value-type="float">
            <text:p>0,67</text:p>
          </table:table-cell>
          <table:table-cell table:style-name="ce3" office:value-type="float" office:value="66000" calcext:value-type="float">
            <text:p>66000</text:p>
          </table:table-cell>
          <table:table-cell table:style-name="ce4" table:formula="of:=[.H72]/[.H$2]" office:value-type="float" office:value="0.664652567975831" calcext:value-type="float">
            <text:p>0,66</text:p>
          </table:table-cell>
          <table:table-cell table:style-name="ce3" office:value-type="float" office:value="166000" calcext:value-type="float">
            <text:p>166000</text:p>
          </table:table-cell>
          <table:table-cell table:style-name="ce4" table:formula="of:=[.J72]/[.J$2]" office:value-type="float" office:value="0.360869565217391" calcext:value-type="float">
            <text:p>0,36</text:p>
          </table:table-cell>
        </table:table-row>
        <table:table-row table:style-name="ro1">
          <table:table-cell table:style-name="ce1" office:value-type="float" office:value="71" calcext:value-type="float">
            <text:p>71,0</text:p>
          </table:table-cell>
          <table:table-cell table:style-name="ce3" office:value-type="float" office:value="956" calcext:value-type="float">
            <text:p>956</text:p>
          </table:table-cell>
          <table:table-cell table:style-name="ce4" table:formula="of:=[.B73]/[.B$2]" office:value-type="float" office:value="0.925459825750242" calcext:value-type="float">
            <text:p>0,93</text:p>
          </table:table-cell>
          <table:table-cell table:style-name="ce3" office:value-type="float" office:value="155000" calcext:value-type="float">
            <text:p>155000</text:p>
          </table:table-cell>
          <table:table-cell table:style-name="ce4" table:formula="of:=[.D73]/[.D$2]" office:value-type="float" office:value="0.790413054563998" calcext:value-type="float">
            <text:p>0,79</text:p>
          </table:table-cell>
          <table:table-cell table:style-name="ce3" office:value-type="float" office:value="480000" calcext:value-type="float">
            <text:p>480000</text:p>
          </table:table-cell>
          <table:table-cell table:style-name="ce4" table:formula="of:=[.F73]/[.F$2]" office:value-type="float" office:value="0.657534246575342" calcext:value-type="float">
            <text:p>0,66</text:p>
          </table:table-cell>
          <table:table-cell table:style-name="ce3" office:value-type="float" office:value="66000" calcext:value-type="float">
            <text:p>66000</text:p>
          </table:table-cell>
          <table:table-cell table:style-name="ce4" table:formula="of:=[.H73]/[.H$2]" office:value-type="float" office:value="0.664652567975831" calcext:value-type="float">
            <text:p>0,66</text:p>
          </table:table-cell>
          <table:table-cell table:style-name="ce3" office:value-type="float" office:value="163000" calcext:value-type="float">
            <text:p>163000</text:p>
          </table:table-cell>
          <table:table-cell table:style-name="ce4" table:formula="of:=[.J73]/[.J$2]" office:value-type="float" office:value="0.354347826086956" calcext:value-type="float">
            <text:p>0,35</text:p>
          </table:table-cell>
        </table:table-row>
        <table:table-row table:style-name="ro1">
          <table:table-cell table:style-name="ce1" office:value-type="float" office:value="72" calcext:value-type="float">
            <text:p>72,0</text:p>
          </table:table-cell>
          <table:table-cell table:style-name="ce3" office:value-type="float" office:value="955" calcext:value-type="float">
            <text:p>955</text:p>
          </table:table-cell>
          <table:table-cell table:style-name="ce4" table:formula="of:=[.B74]/[.B$2]" office:value-type="float" office:value="0.924491771539206" calcext:value-type="float">
            <text:p>0,92</text:p>
          </table:table-cell>
          <table:table-cell table:style-name="ce3" office:value-type="float" office:value="155000" calcext:value-type="float">
            <text:p>155000</text:p>
          </table:table-cell>
          <table:table-cell table:style-name="ce4" table:formula="of:=[.D74]/[.D$2]" office:value-type="float" office:value="0.790413054563998" calcext:value-type="float">
            <text:p>0,79</text:p>
          </table:table-cell>
          <table:table-cell table:style-name="ce3" office:value-type="float" office:value="490000" calcext:value-type="float">
            <text:p>490000</text:p>
          </table:table-cell>
          <table:table-cell table:style-name="ce4" table:formula="of:=[.F74]/[.F$2]" office:value-type="float" office:value="0.671232876712329" calcext:value-type="float">
            <text:p>0,67</text:p>
          </table:table-cell>
          <table:table-cell table:style-name="ce3" office:value-type="float" office:value="66000" calcext:value-type="float">
            <text:p>66000</text:p>
          </table:table-cell>
          <table:table-cell table:style-name="ce4" table:formula="of:=[.H74]/[.H$2]" office:value-type="float" office:value="0.664652567975831" calcext:value-type="float">
            <text:p>0,66</text:p>
          </table:table-cell>
          <table:table-cell table:style-name="ce3" office:value-type="float" office:value="161000" calcext:value-type="float">
            <text:p>161000</text:p>
          </table:table-cell>
          <table:table-cell table:style-name="ce4" table:formula="of:=[.J74]/[.J$2]" office:value-type="float" office:value="0.35" calcext:value-type="float">
            <text:p>0,35</text:p>
          </table:table-cell>
        </table:table-row>
        <table:table-row table:style-name="ro1">
          <table:table-cell table:style-name="ce1" office:value-type="float" office:value="73" calcext:value-type="float">
            <text:p>73,0</text:p>
          </table:table-cell>
          <table:table-cell table:style-name="ce3" office:value-type="float" office:value="954" calcext:value-type="float">
            <text:p>954</text:p>
          </table:table-cell>
          <table:table-cell table:style-name="ce4" table:formula="of:=[.B75]/[.B$2]" office:value-type="float" office:value="0.923523717328171" calcext:value-type="float">
            <text:p>0,92</text:p>
          </table:table-cell>
          <table:table-cell table:style-name="ce3" office:value-type="float" office:value="155000" calcext:value-type="float">
            <text:p>155000</text:p>
          </table:table-cell>
          <table:table-cell table:style-name="ce4" table:formula="of:=[.D75]/[.D$2]" office:value-type="float" office:value="0.790413054563998" calcext:value-type="float">
            <text:p>0,79</text:p>
          </table:table-cell>
          <table:table-cell table:style-name="ce3" office:value-type="float" office:value="470000" calcext:value-type="float">
            <text:p>470000</text:p>
          </table:table-cell>
          <table:table-cell table:style-name="ce4" table:formula="of:=[.F75]/[.F$2]" office:value-type="float" office:value="0.643835616438356" calcext:value-type="float">
            <text:p>0,64</text:p>
          </table:table-cell>
          <table:table-cell table:style-name="ce3" office:value-type="float" office:value="65000" calcext:value-type="float">
            <text:p>65000</text:p>
          </table:table-cell>
          <table:table-cell table:style-name="ce4" table:formula="of:=[.H75]/[.H$2]" office:value-type="float" office:value="0.654582074521652" calcext:value-type="float">
            <text:p>0,65</text:p>
          </table:table-cell>
          <table:table-cell table:style-name="ce3" office:value-type="float" office:value="159000" calcext:value-type="float">
            <text:p>159000</text:p>
          </table:table-cell>
          <table:table-cell table:style-name="ce4" table:formula="of:=[.J75]/[.J$2]" office:value-type="float" office:value="0.345652173913043" calcext:value-type="float">
            <text:p>0,35</text:p>
          </table:table-cell>
        </table:table-row>
        <table:table-row table:style-name="ro1">
          <table:table-cell table:style-name="ce1" office:value-type="float" office:value="74" calcext:value-type="float">
            <text:p>74,0</text:p>
          </table:table-cell>
          <table:table-cell table:style-name="ce3" office:value-type="float" office:value="953" calcext:value-type="float">
            <text:p>953</text:p>
          </table:table-cell>
          <table:table-cell table:style-name="ce4" table:formula="of:=[.B76]/[.B$2]" office:value-type="float" office:value="0.922555663117135" calcext:value-type="float">
            <text:p>0,92</text:p>
          </table:table-cell>
          <table:table-cell table:style-name="ce3" office:value-type="float" office:value="153000" calcext:value-type="float">
            <text:p>153000</text:p>
          </table:table-cell>
          <table:table-cell table:style-name="ce4" table:formula="of:=[.D76]/[.D$2]" office:value-type="float" office:value="0.780214176440592" calcext:value-type="float">
            <text:p>0,78</text:p>
          </table:table-cell>
          <table:table-cell table:style-name="ce3" office:value-type="float" office:value="470000" calcext:value-type="float">
            <text:p>470000</text:p>
          </table:table-cell>
          <table:table-cell table:style-name="ce4" table:formula="of:=[.F76]/[.F$2]" office:value-type="float" office:value="0.643835616438356" calcext:value-type="float">
            <text:p>0,64</text:p>
          </table:table-cell>
          <table:table-cell table:style-name="ce3" office:value-type="float" office:value="65000" calcext:value-type="float">
            <text:p>65000</text:p>
          </table:table-cell>
          <table:table-cell table:style-name="ce4" table:formula="of:=[.H76]/[.H$2]" office:value-type="float" office:value="0.654582074521652" calcext:value-type="float">
            <text:p>0,65</text:p>
          </table:table-cell>
          <table:table-cell table:style-name="ce3" office:value-type="float" office:value="158000" calcext:value-type="float">
            <text:p>158000</text:p>
          </table:table-cell>
          <table:table-cell table:style-name="ce4" table:formula="of:=[.J76]/[.J$2]" office:value-type="float" office:value="0.343478260869565" calcext:value-type="float">
            <text:p>0,34</text:p>
          </table:table-cell>
        </table:table-row>
        <table:table-row table:style-name="ro1">
          <table:table-cell table:style-name="ce1" office:value-type="float" office:value="75" calcext:value-type="float">
            <text:p>75,0</text:p>
          </table:table-cell>
          <table:table-cell table:style-name="ce3" office:value-type="float" office:value="952" calcext:value-type="float">
            <text:p>952</text:p>
          </table:table-cell>
          <table:table-cell table:style-name="ce4" table:formula="of:=[.B77]/[.B$2]" office:value-type="float" office:value="0.921587608906099" calcext:value-type="float">
            <text:p>0,92</text:p>
          </table:table-cell>
          <table:table-cell table:style-name="ce3" office:value-type="float" office:value="153000" calcext:value-type="float">
            <text:p>153000</text:p>
          </table:table-cell>
          <table:table-cell table:style-name="ce4" table:formula="of:=[.D77]/[.D$2]" office:value-type="float" office:value="0.780214176440592" calcext:value-type="float">
            <text:p>0,78</text:p>
          </table:table-cell>
          <table:table-cell table:style-name="ce3" office:value-type="float" office:value="460000" calcext:value-type="float">
            <text:p>460000</text:p>
          </table:table-cell>
          <table:table-cell table:style-name="ce4" table:formula="of:=[.F77]/[.F$2]" office:value-type="float" office:value="0.63013698630137" calcext:value-type="float">
            <text:p>0,63</text:p>
          </table:table-cell>
          <table:table-cell table:style-name="ce3" office:value-type="float" office:value="65000" calcext:value-type="float">
            <text:p>65000</text:p>
          </table:table-cell>
          <table:table-cell table:style-name="ce4" table:formula="of:=[.H77]/[.H$2]" office:value-type="float" office:value="0.654582074521652" calcext:value-type="float">
            <text:p>0,65</text:p>
          </table:table-cell>
          <table:table-cell table:style-name="ce3" office:value-type="float" office:value="154000" calcext:value-type="float">
            <text:p>154000</text:p>
          </table:table-cell>
          <table:table-cell table:style-name="ce4" table:formula="of:=[.J77]/[.J$2]" office:value-type="float" office:value="0.334782608695652" calcext:value-type="float">
            <text:p>0,33</text:p>
          </table:table-cell>
        </table:table-row>
        <table:table-row table:style-name="ro1">
          <table:table-cell table:style-name="ce1" office:value-type="float" office:value="76" calcext:value-type="float">
            <text:p>76,0</text:p>
          </table:table-cell>
          <table:table-cell table:style-name="ce3" office:value-type="float" office:value="951" calcext:value-type="float">
            <text:p>951</text:p>
          </table:table-cell>
          <table:table-cell table:style-name="ce4" table:formula="of:=[.B78]/[.B$2]" office:value-type="float" office:value="0.920619554695063" calcext:value-type="float">
            <text:p>0,92</text:p>
          </table:table-cell>
          <table:table-cell table:style-name="ce3" office:value-type="float" office:value="153000" calcext:value-type="float">
            <text:p>153000</text:p>
          </table:table-cell>
          <table:table-cell table:style-name="ce4" table:formula="of:=[.D78]/[.D$2]" office:value-type="float" office:value="0.780214176440592" calcext:value-type="float">
            <text:p>0,78</text:p>
          </table:table-cell>
          <table:table-cell table:style-name="ce3" office:value-type="float" office:value="460000" calcext:value-type="float">
            <text:p>460000</text:p>
          </table:table-cell>
          <table:table-cell table:style-name="ce4" table:formula="of:=[.F78]/[.F$2]" office:value-type="float" office:value="0.63013698630137" calcext:value-type="float">
            <text:p>0,63</text:p>
          </table:table-cell>
          <table:table-cell table:style-name="ce3" office:value-type="float" office:value="64000" calcext:value-type="float">
            <text:p>64000</text:p>
          </table:table-cell>
          <table:table-cell table:style-name="ce4" table:formula="of:=[.H78]/[.H$2]" office:value-type="float" office:value="0.644511581067472" calcext:value-type="float">
            <text:p>0,64</text:p>
          </table:table-cell>
          <table:table-cell table:style-name="ce3" office:value-type="float" office:value="154000" calcext:value-type="float">
            <text:p>154000</text:p>
          </table:table-cell>
          <table:table-cell table:style-name="ce4" table:formula="of:=[.J78]/[.J$2]" office:value-type="float" office:value="0.334782608695652" calcext:value-type="float">
            <text:p>0,33</text:p>
          </table:table-cell>
        </table:table-row>
        <table:table-row table:style-name="ro1">
          <table:table-cell table:style-name="ce1" office:value-type="float" office:value="77" calcext:value-type="float">
            <text:p>77,0</text:p>
          </table:table-cell>
          <table:table-cell table:style-name="ce3" office:value-type="float" office:value="950" calcext:value-type="float">
            <text:p>950</text:p>
          </table:table-cell>
          <table:table-cell table:style-name="ce4" table:formula="of:=[.B79]/[.B$2]" office:value-type="float" office:value="0.919651500484027" calcext:value-type="float">
            <text:p>0,92</text:p>
          </table:table-cell>
          <table:table-cell table:style-name="ce3" office:value-type="float" office:value="152000" calcext:value-type="float">
            <text:p>152000</text:p>
          </table:table-cell>
          <table:table-cell table:style-name="ce4" table:formula="of:=[.D79]/[.D$2]" office:value-type="float" office:value="0.775114737378888" calcext:value-type="float">
            <text:p>0,78</text:p>
          </table:table-cell>
          <table:table-cell table:style-name="ce3" office:value-type="float" office:value="460000" calcext:value-type="float">
            <text:p>460000</text:p>
          </table:table-cell>
          <table:table-cell table:style-name="ce4" table:formula="of:=[.F79]/[.F$2]" office:value-type="float" office:value="0.63013698630137" calcext:value-type="float">
            <text:p>0,63</text:p>
          </table:table-cell>
          <table:table-cell table:style-name="ce3" office:value-type="float" office:value="64000" calcext:value-type="float">
            <text:p>64000</text:p>
          </table:table-cell>
          <table:table-cell table:style-name="ce4" table:formula="of:=[.H79]/[.H$2]" office:value-type="float" office:value="0.644511581067472" calcext:value-type="float">
            <text:p>0,64</text:p>
          </table:table-cell>
          <table:table-cell table:style-name="ce3" office:value-type="float" office:value="152000" calcext:value-type="float">
            <text:p>152000</text:p>
          </table:table-cell>
          <table:table-cell table:style-name="ce4" table:formula="of:=[.J79]/[.J$2]" office:value-type="float" office:value="0.330434782608696" calcext:value-type="float">
            <text:p>0,33</text:p>
          </table:table-cell>
        </table:table-row>
        <table:table-row table:style-name="ro1">
          <table:table-cell table:style-name="ce1" office:value-type="float" office:value="78" calcext:value-type="float">
            <text:p>78,0</text:p>
          </table:table-cell>
          <table:table-cell table:style-name="ce3" office:value-type="float" office:value="949" calcext:value-type="float">
            <text:p>949</text:p>
          </table:table-cell>
          <table:table-cell table:style-name="ce4" table:formula="of:=[.B80]/[.B$2]" office:value-type="float" office:value="0.918683446272991" calcext:value-type="float">
            <text:p>0,92</text:p>
          </table:table-cell>
          <table:table-cell table:style-name="ce3" office:value-type="float" office:value="152000" calcext:value-type="float">
            <text:p>152000</text:p>
          </table:table-cell>
          <table:table-cell table:style-name="ce4" table:formula="of:=[.D80]/[.D$2]" office:value-type="float" office:value="0.775114737378888" calcext:value-type="float">
            <text:p>0,78</text:p>
          </table:table-cell>
          <table:table-cell table:style-name="ce3" office:value-type="float" office:value="460000" calcext:value-type="float">
            <text:p>460000</text:p>
          </table:table-cell>
          <table:table-cell table:style-name="ce4" table:formula="of:=[.F80]/[.F$2]" office:value-type="float" office:value="0.63013698630137" calcext:value-type="float">
            <text:p>0,63</text:p>
          </table:table-cell>
          <table:table-cell table:style-name="ce3" office:value-type="float" office:value="64000" calcext:value-type="float">
            <text:p>64000</text:p>
          </table:table-cell>
          <table:table-cell table:style-name="ce4" table:formula="of:=[.H80]/[.H$2]" office:value-type="float" office:value="0.644511581067472" calcext:value-type="float">
            <text:p>0,64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4" table:formula="of:=[.J80]/[.J$2]" office:value-type="float" office:value="0.326086956521739" calcext:value-type="float">
            <text:p>0,33</text:p>
          </table:table-cell>
        </table:table-row>
        <table:table-row table:style-name="ro1">
          <table:table-cell table:style-name="ce1" office:value-type="float" office:value="79" calcext:value-type="float">
            <text:p>79,0</text:p>
          </table:table-cell>
          <table:table-cell table:style-name="ce3" office:value-type="float" office:value="948" calcext:value-type="float">
            <text:p>948</text:p>
          </table:table-cell>
          <table:table-cell table:style-name="ce4" table:formula="of:=[.B81]/[.B$2]" office:value-type="float" office:value="0.917715392061955" calcext:value-type="float">
            <text:p>0,92</text:p>
          </table:table-cell>
          <table:table-cell table:style-name="ce3" office:value-type="float" office:value="151000" calcext:value-type="float">
            <text:p>151000</text:p>
          </table:table-cell>
          <table:table-cell table:style-name="ce4" table:formula="of:=[.D81]/[.D$2]" office:value-type="float" office:value="0.770015298317185" calcext:value-type="float">
            <text:p>0,77</text:p>
          </table:table-cell>
          <table:table-cell table:style-name="ce3" office:value-type="float" office:value="450000" calcext:value-type="float">
            <text:p>450000</text:p>
          </table:table-cell>
          <table:table-cell table:style-name="ce4" table:formula="of:=[.F81]/[.F$2]" office:value-type="float" office:value="0.616438356164384" calcext:value-type="float">
            <text:p>0,62</text:p>
          </table:table-cell>
          <table:table-cell table:style-name="ce3" office:value-type="float" office:value="63000" calcext:value-type="float">
            <text:p>63000</text:p>
          </table:table-cell>
          <table:table-cell table:style-name="ce4" table:formula="of:=[.H81]/[.H$2]" office:value-type="float" office:value="0.634441087613293" calcext:value-type="float">
            <text:p>0,63</text:p>
          </table:table-cell>
          <table:table-cell table:style-name="ce3" office:value-type="float" office:value="149000" calcext:value-type="float">
            <text:p>149000</text:p>
          </table:table-cell>
          <table:table-cell table:style-name="ce4" table:formula="of:=[.J81]/[.J$2]" office:value-type="float" office:value="0.323913043478261" calcext:value-type="float">
            <text:p>0,32</text:p>
          </table:table-cell>
        </table:table-row>
        <table:table-row table:style-name="ro1">
          <table:table-cell table:style-name="ce1" office:value-type="float" office:value="80" calcext:value-type="float">
            <text:p>80,0</text:p>
          </table:table-cell>
          <table:table-cell table:style-name="ce3" office:value-type="float" office:value="947" calcext:value-type="float">
            <text:p>947</text:p>
          </table:table-cell>
          <table:table-cell table:style-name="ce4" table:formula="of:=[.B82]/[.B$2]" office:value-type="float" office:value="0.91674733785092" calcext:value-type="float">
            <text:p>0,92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4" table:formula="of:=[.D82]/[.D$2]" office:value-type="float" office:value="0.764915859255482" calcext:value-type="float">
            <text:p>0,76</text:p>
          </table:table-cell>
          <table:table-cell table:style-name="ce3" office:value-type="float" office:value="450000" calcext:value-type="float">
            <text:p>450000</text:p>
          </table:table-cell>
          <table:table-cell table:style-name="ce4" table:formula="of:=[.F82]/[.F$2]" office:value-type="float" office:value="0.616438356164384" calcext:value-type="float">
            <text:p>0,62</text:p>
          </table:table-cell>
          <table:table-cell table:style-name="ce3" office:value-type="float" office:value="63000" calcext:value-type="float">
            <text:p>63000</text:p>
          </table:table-cell>
          <table:table-cell table:style-name="ce4" table:formula="of:=[.H82]/[.H$2]" office:value-type="float" office:value="0.634441087613293" calcext:value-type="float">
            <text:p>0,63</text:p>
          </table:table-cell>
          <table:table-cell table:style-name="ce3" office:value-type="float" office:value="147000" calcext:value-type="float">
            <text:p>147000</text:p>
          </table:table-cell>
          <table:table-cell table:style-name="ce4" table:formula="of:=[.J82]/[.J$2]" office:value-type="float" office:value="0.319565217391304" calcext:value-type="float">
            <text:p>0,32</text:p>
          </table:table-cell>
        </table:table-row>
        <table:table-row table:style-name="ro1">
          <table:table-cell table:style-name="ce1" office:value-type="float" office:value="81" calcext:value-type="float">
            <text:p>81,0</text:p>
          </table:table-cell>
          <table:table-cell table:style-name="ce3" office:value-type="float" office:value="946" calcext:value-type="float">
            <text:p>946</text:p>
          </table:table-cell>
          <table:table-cell table:style-name="ce4" table:formula="of:=[.B83]/[.B$2]" office:value-type="float" office:value="0.915779283639884" calcext:value-type="float">
            <text:p>0,92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4" table:formula="of:=[.D83]/[.D$2]" office:value-type="float" office:value="0.764915859255482" calcext:value-type="float">
            <text:p>0,76</text:p>
          </table:table-cell>
          <table:table-cell table:style-name="ce3" office:value-type="float" office:value="440000" calcext:value-type="float">
            <text:p>440000</text:p>
          </table:table-cell>
          <table:table-cell table:style-name="ce4" table:formula="of:=[.F83]/[.F$2]" office:value-type="float" office:value="0.602739726027397" calcext:value-type="float">
            <text:p>0,60</text:p>
          </table:table-cell>
          <table:table-cell table:style-name="ce3" office:value-type="float" office:value="63000" calcext:value-type="float">
            <text:p>63000</text:p>
          </table:table-cell>
          <table:table-cell table:style-name="ce4" table:formula="of:=[.H83]/[.H$2]" office:value-type="float" office:value="0.634441087613293" calcext:value-type="float">
            <text:p>0,63</text:p>
          </table:table-cell>
          <table:table-cell table:style-name="ce3" office:value-type="float" office:value="145000" calcext:value-type="float">
            <text:p>145000</text:p>
          </table:table-cell>
          <table:table-cell table:style-name="ce4" table:formula="of:=[.J83]/[.J$2]" office:value-type="float" office:value="0.315217391304348" calcext:value-type="float">
            <text:p>0,32</text:p>
          </table:table-cell>
        </table:table-row>
        <table:table-row table:style-name="ro1">
          <table:table-cell table:style-name="ce1" office:value-type="float" office:value="82" calcext:value-type="float">
            <text:p>82,0</text:p>
          </table:table-cell>
          <table:table-cell table:style-name="ce3" office:value-type="float" office:value="945" calcext:value-type="float">
            <text:p>945</text:p>
          </table:table-cell>
          <table:table-cell table:style-name="ce4" table:formula="of:=[.B84]/[.B$2]" office:value-type="float" office:value="0.914811229428848" calcext:value-type="float">
            <text:p>0,91</text:p>
          </table:table-cell>
          <table:table-cell table:style-name="ce3" office:value-type="float" office:value="149000" calcext:value-type="float">
            <text:p>149000</text:p>
          </table:table-cell>
          <table:table-cell table:style-name="ce4" table:formula="of:=[.D84]/[.D$2]" office:value-type="float" office:value="0.759816420193779" calcext:value-type="float">
            <text:p>0,76</text:p>
          </table:table-cell>
          <table:table-cell table:style-name="ce3" office:value-type="float" office:value="430000" calcext:value-type="float">
            <text:p>430000</text:p>
          </table:table-cell>
          <table:table-cell table:style-name="ce4" table:formula="of:=[.F84]/[.F$2]" office:value-type="float" office:value="0.589041095890411" calcext:value-type="float">
            <text:p>0,59</text:p>
          </table:table-cell>
          <table:table-cell table:style-name="ce3" office:value-type="float" office:value="62000" calcext:value-type="float">
            <text:p>62000</text:p>
          </table:table-cell>
          <table:table-cell table:style-name="ce4" table:formula="of:=[.H84]/[.H$2]" office:value-type="float" office:value="0.624370594159114" calcext:value-type="float">
            <text:p>0,62</text:p>
          </table:table-cell>
          <table:table-cell table:style-name="ce3" office:value-type="float" office:value="144000" calcext:value-type="float">
            <text:p>144000</text:p>
          </table:table-cell>
          <table:table-cell table:style-name="ce4" table:formula="of:=[.J84]/[.J$2]" office:value-type="float" office:value="0.31304347826087" calcext:value-type="float">
            <text:p>0,31</text:p>
          </table:table-cell>
        </table:table-row>
        <table:table-row table:style-name="ro1">
          <table:table-cell table:style-name="ce1" office:value-type="float" office:value="83" calcext:value-type="float">
            <text:p>83,0</text:p>
          </table:table-cell>
          <table:table-cell table:style-name="ce3" office:value-type="float" office:value="944" calcext:value-type="float">
            <text:p>944</text:p>
          </table:table-cell>
          <table:table-cell table:style-name="ce4" table:formula="of:=[.B85]/[.B$2]" office:value-type="float" office:value="0.913843175217812" calcext:value-type="float">
            <text:p>0,91</text:p>
          </table:table-cell>
          <table:table-cell table:style-name="ce3" office:value-type="float" office:value="149000" calcext:value-type="float">
            <text:p>149000</text:p>
          </table:table-cell>
          <table:table-cell table:style-name="ce4" table:formula="of:=[.D85]/[.D$2]" office:value-type="float" office:value="0.759816420193779" calcext:value-type="float">
            <text:p>0,76</text:p>
          </table:table-cell>
          <table:table-cell table:style-name="ce3" office:value-type="float" office:value="440000" calcext:value-type="float">
            <text:p>440000</text:p>
          </table:table-cell>
          <table:table-cell table:style-name="ce4" table:formula="of:=[.F85]/[.F$2]" office:value-type="float" office:value="0.602739726027397" calcext:value-type="float">
            <text:p>0,60</text:p>
          </table:table-cell>
          <table:table-cell table:style-name="ce3" office:value-type="float" office:value="62000" calcext:value-type="float">
            <text:p>62000</text:p>
          </table:table-cell>
          <table:table-cell table:style-name="ce4" table:formula="of:=[.H85]/[.H$2]" office:value-type="float" office:value="0.624370594159114" calcext:value-type="float">
            <text:p>0,62</text:p>
          </table:table-cell>
          <table:table-cell table:style-name="ce3" office:value-type="float" office:value="143000" calcext:value-type="float">
            <text:p>143000</text:p>
          </table:table-cell>
          <table:table-cell table:style-name="ce4" table:formula="of:=[.J85]/[.J$2]" office:value-type="float" office:value="0.310869565217391" calcext:value-type="float">
            <text:p>0,31</text:p>
          </table:table-cell>
        </table:table-row>
        <table:table-row table:style-name="ro1">
          <table:table-cell table:style-name="ce1" office:value-type="float" office:value="84" calcext:value-type="float">
            <text:p>84,0</text:p>
          </table:table-cell>
          <table:table-cell table:style-name="ce3" office:value-type="float" office:value="943" calcext:value-type="float">
            <text:p>943</text:p>
          </table:table-cell>
          <table:table-cell table:style-name="ce4" table:formula="of:=[.B86]/[.B$2]" office:value-type="float" office:value="0.912875121006776" calcext:value-type="float">
            <text:p>0,91</text:p>
          </table:table-cell>
          <table:table-cell table:style-name="ce3" office:value-type="float" office:value="148000" calcext:value-type="float">
            <text:p>148000</text:p>
          </table:table-cell>
          <table:table-cell table:style-name="ce4" table:formula="of:=[.D86]/[.D$2]" office:value-type="float" office:value="0.754716981132076" calcext:value-type="float">
            <text:p>0,75</text:p>
          </table:table-cell>
          <table:table-cell table:style-name="ce3" office:value-type="float" office:value="430000" calcext:value-type="float">
            <text:p>430000</text:p>
          </table:table-cell>
          <table:table-cell table:style-name="ce4" table:formula="of:=[.F86]/[.F$2]" office:value-type="float" office:value="0.589041095890411" calcext:value-type="float">
            <text:p>0,59</text:p>
          </table:table-cell>
          <table:table-cell table:style-name="ce3" office:value-type="float" office:value="62000" calcext:value-type="float">
            <text:p>62000</text:p>
          </table:table-cell>
          <table:table-cell table:style-name="ce4" table:formula="of:=[.H86]/[.H$2]" office:value-type="float" office:value="0.624370594159114" calcext:value-type="float">
            <text:p>0,62</text:p>
          </table:table-cell>
          <table:table-cell table:style-name="ce3" office:value-type="float" office:value="142000" calcext:value-type="float">
            <text:p>142000</text:p>
          </table:table-cell>
          <table:table-cell table:style-name="ce4" table:formula="of:=[.J86]/[.J$2]" office:value-type="float" office:value="0.308695652173913" calcext:value-type="float">
            <text:p>0,31</text:p>
          </table:table-cell>
        </table:table-row>
        <table:table-row table:style-name="ro1">
          <table:table-cell table:style-name="ce1" office:value-type="float" office:value="85" calcext:value-type="float">
            <text:p>85,0</text:p>
          </table:table-cell>
          <table:table-cell table:style-name="ce3" office:value-type="float" office:value="942" calcext:value-type="float">
            <text:p>942</text:p>
          </table:table-cell>
          <table:table-cell table:style-name="ce4" table:formula="of:=[.B87]/[.B$2]" office:value-type="float" office:value="0.91190706679574" calcext:value-type="float">
            <text:p>0,91</text:p>
          </table:table-cell>
          <table:table-cell table:style-name="ce3" office:value-type="float" office:value="148000" calcext:value-type="float">
            <text:p>148000</text:p>
          </table:table-cell>
          <table:table-cell table:style-name="ce4" table:formula="of:=[.D87]/[.D$2]" office:value-type="float" office:value="0.754716981132076" calcext:value-type="float">
            <text:p>0,75</text:p>
          </table:table-cell>
          <table:table-cell table:style-name="ce3" office:value-type="float" office:value="430000" calcext:value-type="float">
            <text:p>430000</text:p>
          </table:table-cell>
          <table:table-cell table:style-name="ce4" table:formula="of:=[.F87]/[.F$2]" office:value-type="float" office:value="0.589041095890411" calcext:value-type="float">
            <text:p>0,59</text:p>
          </table:table-cell>
          <table:table-cell table:style-name="ce3" office:value-type="float" office:value="61000" calcext:value-type="float">
            <text:p>61000</text:p>
          </table:table-cell>
          <table:table-cell table:style-name="ce4" table:formula="of:=[.H87]/[.H$2]" office:value-type="float" office:value="0.614300100704935" calcext:value-type="float">
            <text:p>0,61</text:p>
          </table:table-cell>
          <table:table-cell table:style-name="ce3" office:value-type="float" office:value="140000" calcext:value-type="float">
            <text:p>140000</text:p>
          </table:table-cell>
          <table:table-cell table:style-name="ce4" table:formula="of:=[.J87]/[.J$2]" office:value-type="float" office:value="0.304347826086957" calcext:value-type="float">
            <text:p>0,30</text:p>
          </table:table-cell>
        </table:table-row>
        <table:table-row table:style-name="ro1">
          <table:table-cell table:style-name="ce1" office:value-type="float" office:value="86" calcext:value-type="float">
            <text:p>86,0</text:p>
          </table:table-cell>
          <table:table-cell table:style-name="ce3" office:value-type="float" office:value="941" calcext:value-type="float">
            <text:p>941</text:p>
          </table:table-cell>
          <table:table-cell table:style-name="ce4" table:formula="of:=[.B88]/[.B$2]" office:value-type="float" office:value="0.910939012584705" calcext:value-type="float">
            <text:p>0,91</text:p>
          </table:table-cell>
          <table:table-cell table:style-name="ce3" office:value-type="float" office:value="147000" calcext:value-type="float">
            <text:p>147000</text:p>
          </table:table-cell>
          <table:table-cell table:style-name="ce4" table:formula="of:=[.D88]/[.D$2]" office:value-type="float" office:value="0.749617542070372" calcext:value-type="float">
            <text:p>0,75</text:p>
          </table:table-cell>
          <table:table-cell table:style-name="ce3" office:value-type="float" office:value="420000" calcext:value-type="float">
            <text:p>420000</text:p>
          </table:table-cell>
          <table:table-cell table:style-name="ce4" table:formula="of:=[.F88]/[.F$2]" office:value-type="float" office:value="0.575342465753425" calcext:value-type="float">
            <text:p>0,58</text:p>
          </table:table-cell>
          <table:table-cell table:style-name="ce3" office:value-type="float" office:value="61000" calcext:value-type="float">
            <text:p>61000</text:p>
          </table:table-cell>
          <table:table-cell table:style-name="ce4" table:formula="of:=[.H88]/[.H$2]" office:value-type="float" office:value="0.614300100704935" calcext:value-type="float">
            <text:p>0,61</text:p>
          </table:table-cell>
          <table:table-cell table:style-name="ce3" office:value-type="float" office:value="138000" calcext:value-type="float">
            <text:p>138000</text:p>
          </table:table-cell>
          <table:table-cell table:style-name="ce4" table:formula="of:=[.J88]/[.J$2]" office:value-type="float" office:value="0.3" calcext:value-type="float">
            <text:p>0,30</text:p>
          </table:table-cell>
        </table:table-row>
        <table:table-row table:style-name="ro1">
          <table:table-cell table:style-name="ce1" office:value-type="float" office:value="87" calcext:value-type="float">
            <text:p>87,0</text:p>
          </table:table-cell>
          <table:table-cell table:style-name="ce3" office:value-type="float" office:value="940" calcext:value-type="float">
            <text:p>940</text:p>
          </table:table-cell>
          <table:table-cell table:style-name="ce4" table:formula="of:=[.B89]/[.B$2]" office:value-type="float" office:value="0.909970958373669" calcext:value-type="float">
            <text:p>0,91</text:p>
          </table:table-cell>
          <table:table-cell table:style-name="ce3" office:value-type="float" office:value="147000" calcext:value-type="float">
            <text:p>147000</text:p>
          </table:table-cell>
          <table:table-cell table:style-name="ce4" table:formula="of:=[.D89]/[.D$2]" office:value-type="float" office:value="0.749617542070372" calcext:value-type="float">
            <text:p>0,75</text:p>
          </table:table-cell>
          <table:table-cell table:style-name="ce3" office:value-type="float" office:value="410000" calcext:value-type="float">
            <text:p>410000</text:p>
          </table:table-cell>
          <table:table-cell table:style-name="ce4" table:formula="of:=[.F89]/[.F$2]" office:value-type="float" office:value="0.561643835616438" calcext:value-type="float">
            <text:p>0,56</text:p>
          </table:table-cell>
          <table:table-cell table:style-name="ce3" office:value-type="float" office:value="61000" calcext:value-type="float">
            <text:p>61000</text:p>
          </table:table-cell>
          <table:table-cell table:style-name="ce4" table:formula="of:=[.H89]/[.H$2]" office:value-type="float" office:value="0.614300100704935" calcext:value-type="float">
            <text:p>0,61</text:p>
          </table:table-cell>
          <table:table-cell table:style-name="ce3" office:value-type="float" office:value="137000" calcext:value-type="float">
            <text:p>137000</text:p>
          </table:table-cell>
          <table:table-cell table:style-name="ce4" table:formula="of:=[.J89]/[.J$2]" office:value-type="float" office:value="0.297826086956522" calcext:value-type="float">
            <text:p>0,30</text:p>
          </table:table-cell>
        </table:table-row>
        <table:table-row table:style-name="ro1">
          <table:table-cell table:style-name="ce1" office:value-type="float" office:value="88" calcext:value-type="float">
            <text:p>88,0</text:p>
          </table:table-cell>
          <table:table-cell table:style-name="ce3" office:value-type="float" office:value="939" calcext:value-type="float">
            <text:p>939</text:p>
          </table:table-cell>
          <table:table-cell table:style-name="ce4" table:formula="of:=[.B90]/[.B$2]" office:value-type="float" office:value="0.909002904162633" calcext:value-type="float">
            <text:p>0,91</text:p>
          </table:table-cell>
          <table:table-cell table:style-name="ce3" office:value-type="float" office:value="145000" calcext:value-type="float">
            <text:p>145000</text:p>
          </table:table-cell>
          <table:table-cell table:style-name="ce4" table:formula="of:=[.D90]/[.D$2]" office:value-type="float" office:value="0.739418663946966" calcext:value-type="float">
            <text:p>0,74</text:p>
          </table:table-cell>
          <table:table-cell table:style-name="ce3" office:value-type="float" office:value="410000" calcext:value-type="float">
            <text:p>410000</text:p>
          </table:table-cell>
          <table:table-cell table:style-name="ce4" table:formula="of:=[.F90]/[.F$2]" office:value-type="float" office:value="0.561643835616438" calcext:value-type="float">
            <text:p>0,56</text:p>
          </table:table-cell>
          <table:table-cell table:style-name="ce3" office:value-type="float" office:value="61000" calcext:value-type="float">
            <text:p>61000</text:p>
          </table:table-cell>
          <table:table-cell table:style-name="ce4" table:formula="of:=[.H90]/[.H$2]" office:value-type="float" office:value="0.614300100704935" calcext:value-type="float">
            <text:p>0,61</text:p>
          </table:table-cell>
          <table:table-cell table:style-name="ce3" office:value-type="float" office:value="135000" calcext:value-type="float">
            <text:p>135000</text:p>
          </table:table-cell>
          <table:table-cell table:style-name="ce4" table:formula="of:=[.J90]/[.J$2]" office:value-type="float" office:value="0.293478260869565" calcext:value-type="float">
            <text:p>0,29</text:p>
          </table:table-cell>
        </table:table-row>
        <table:table-row table:style-name="ro1">
          <table:table-cell table:style-name="ce1" office:value-type="float" office:value="89" calcext:value-type="float">
            <text:p>89,0</text:p>
          </table:table-cell>
          <table:table-cell table:style-name="ce3" office:value-type="float" office:value="938" calcext:value-type="float">
            <text:p>938</text:p>
          </table:table-cell>
          <table:table-cell table:style-name="ce4" table:formula="of:=[.B91]/[.B$2]" office:value-type="float" office:value="0.908034849951597" calcext:value-type="float">
            <text:p>0,91</text:p>
          </table:table-cell>
          <table:table-cell table:style-name="ce3" office:value-type="float" office:value="144000" calcext:value-type="float">
            <text:p>144000</text:p>
          </table:table-cell>
          <table:table-cell table:style-name="ce4" table:formula="of:=[.D91]/[.D$2]" office:value-type="float" office:value="0.734319224885263" calcext:value-type="float">
            <text:p>0,73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4" table:formula="of:=[.F91]/[.F$2]" office:value-type="float" office:value="0.547945205479452" calcext:value-type="float">
            <text:p>0,55</text:p>
          </table:table-cell>
          <table:table-cell table:style-name="ce3" office:value-type="float" office:value="60000" calcext:value-type="float">
            <text:p>60000</text:p>
          </table:table-cell>
          <table:table-cell table:style-name="ce4" table:formula="of:=[.H91]/[.H$2]" office:value-type="float" office:value="0.604229607250755" calcext:value-type="float">
            <text:p>0,60</text:p>
          </table:table-cell>
          <table:table-cell table:style-name="ce3" office:value-type="float" office:value="134000" calcext:value-type="float">
            <text:p>134000</text:p>
          </table:table-cell>
          <table:table-cell table:style-name="ce4" table:formula="of:=[.J91]/[.J$2]" office:value-type="float" office:value="0.291304347826087" calcext:value-type="float">
            <text:p>0,29</text:p>
          </table:table-cell>
        </table:table-row>
        <table:table-row table:style-name="ro1">
          <table:table-cell table:style-name="ce1" office:value-type="float" office:value="90" calcext:value-type="float">
            <text:p>90,0</text:p>
          </table:table-cell>
          <table:table-cell table:style-name="ce3" office:value-type="float" office:value="937" calcext:value-type="float">
            <text:p>937</text:p>
          </table:table-cell>
          <table:table-cell table:style-name="ce4" table:formula="of:=[.B92]/[.B$2]" office:value-type="float" office:value="0.907066795740561" calcext:value-type="float">
            <text:p>0,91</text:p>
          </table:table-cell>
          <table:table-cell table:style-name="ce3" office:value-type="float" office:value="146000" calcext:value-type="float">
            <text:p>146000</text:p>
          </table:table-cell>
          <table:table-cell table:style-name="ce4" table:formula="of:=[.D92]/[.D$2]" office:value-type="float" office:value="0.744518103008669" calcext:value-type="float">
            <text:p>0,74</text:p>
          </table:table-cell>
          <table:table-cell table:style-name="ce3" office:value-type="float" office:value="410000" calcext:value-type="float">
            <text:p>410000</text:p>
          </table:table-cell>
          <table:table-cell table:style-name="ce4" table:formula="of:=[.F92]/[.F$2]" office:value-type="float" office:value="0.561643835616438" calcext:value-type="float">
            <text:p>0,56</text:p>
          </table:table-cell>
          <table:table-cell table:style-name="ce3" office:value-type="float" office:value="60000" calcext:value-type="float">
            <text:p>60000</text:p>
          </table:table-cell>
          <table:table-cell table:style-name="ce4" table:formula="of:=[.H92]/[.H$2]" office:value-type="float" office:value="0.604229607250755" calcext:value-type="float">
            <text:p>0,60</text:p>
          </table:table-cell>
          <table:table-cell table:style-name="ce3" office:value-type="float" office:value="133000" calcext:value-type="float">
            <text:p>133000</text:p>
          </table:table-cell>
          <table:table-cell table:style-name="ce4" table:formula="of:=[.J92]/[.J$2]" office:value-type="float" office:value="0.289130434782609" calcext:value-type="float">
            <text:p>0,29</text:p>
          </table:table-cell>
        </table:table-row>
        <table:table-row table:style-name="ro1">
          <table:table-cell table:style-name="ce1" office:value-type="float" office:value="91" calcext:value-type="float">
            <text:p>91,0</text:p>
          </table:table-cell>
          <table:table-cell table:style-name="ce3" office:value-type="float" office:value="936" calcext:value-type="float">
            <text:p>936</text:p>
          </table:table-cell>
          <table:table-cell table:style-name="ce4" table:formula="of:=[.B93]/[.B$2]" office:value-type="float" office:value="0.906098741529526" calcext:value-type="float">
            <text:p>0,91</text:p>
          </table:table-cell>
          <table:table-cell table:style-name="ce3" office:value-type="float" office:value="144000" calcext:value-type="float">
            <text:p>144000</text:p>
          </table:table-cell>
          <table:table-cell table:style-name="ce4" table:formula="of:=[.D93]/[.D$2]" office:value-type="float" office:value="0.734319224885263" calcext:value-type="float">
            <text:p>0,73</text:p>
          </table:table-cell>
          <table:table-cell table:style-name="ce3" office:value-type="float" office:value="390000" calcext:value-type="float">
            <text:p>390000</text:p>
          </table:table-cell>
          <table:table-cell table:style-name="ce4" table:formula="of:=[.F93]/[.F$2]" office:value-type="float" office:value="0.534246575342466" calcext:value-type="float">
            <text:p>0,53</text:p>
          </table:table-cell>
          <table:table-cell table:style-name="ce3" office:value-type="float" office:value="60000" calcext:value-type="float">
            <text:p>60000</text:p>
          </table:table-cell>
          <table:table-cell table:style-name="ce4" table:formula="of:=[.H93]/[.H$2]" office:value-type="float" office:value="0.604229607250755" calcext:value-type="float">
            <text:p>0,60</text:p>
          </table:table-cell>
          <table:table-cell table:style-name="ce3" office:value-type="float" office:value="131000" calcext:value-type="float">
            <text:p>131000</text:p>
          </table:table-cell>
          <table:table-cell table:style-name="ce4" table:formula="of:=[.J93]/[.J$2]" office:value-type="float" office:value="0.284782608695652" calcext:value-type="float">
            <text:p>0,28</text:p>
          </table:table-cell>
        </table:table-row>
        <table:table-row table:style-name="ro1">
          <table:table-cell table:style-name="ce1" office:value-type="float" office:value="92" calcext:value-type="float">
            <text:p>92,0</text:p>
          </table:table-cell>
          <table:table-cell table:style-name="ce3" office:value-type="float" office:value="935" calcext:value-type="float">
            <text:p>935</text:p>
          </table:table-cell>
          <table:table-cell table:style-name="ce4" table:formula="of:=[.B94]/[.B$2]" office:value-type="float" office:value="0.90513068731849" calcext:value-type="float">
            <text:p>0,91</text:p>
          </table:table-cell>
          <table:table-cell table:style-name="ce3" office:value-type="float" office:value="143000" calcext:value-type="float">
            <text:p>143000</text:p>
          </table:table-cell>
          <table:table-cell table:style-name="ce4" table:formula="of:=[.D94]/[.D$2]" office:value-type="float" office:value="0.729219785823559" calcext:value-type="float">
            <text:p>0,73</text:p>
          </table:table-cell>
          <table:table-cell table:style-name="ce3" office:value-type="float" office:value="390000" calcext:value-type="float">
            <text:p>390000</text:p>
          </table:table-cell>
          <table:table-cell table:style-name="ce4" table:formula="of:=[.F94]/[.F$2]" office:value-type="float" office:value="0.534246575342466" calcext:value-type="float">
            <text:p>0,53</text:p>
          </table:table-cell>
          <table:table-cell table:style-name="ce3" office:value-type="float" office:value="59000" calcext:value-type="float">
            <text:p>59000</text:p>
          </table:table-cell>
          <table:table-cell table:style-name="ce4" table:formula="of:=[.H94]/[.H$2]" office:value-type="float" office:value="0.594159113796576" calcext:value-type="float">
            <text:p>0,59</text:p>
          </table:table-cell>
          <table:table-cell table:style-name="ce3" office:value-type="float" office:value="130000" calcext:value-type="float">
            <text:p>130000</text:p>
          </table:table-cell>
          <table:table-cell table:style-name="ce4" table:formula="of:=[.J94]/[.J$2]" office:value-type="float" office:value="0.282608695652174" calcext:value-type="float">
            <text:p>0,28</text:p>
          </table:table-cell>
        </table:table-row>
        <table:table-row table:style-name="ro1">
          <table:table-cell table:style-name="ce1" office:value-type="float" office:value="93" calcext:value-type="float">
            <text:p>93,0</text:p>
          </table:table-cell>
          <table:table-cell table:style-name="ce3" office:value-type="float" office:value="934" calcext:value-type="float">
            <text:p>934</text:p>
          </table:table-cell>
          <table:table-cell table:style-name="ce4" table:formula="of:=[.B95]/[.B$2]" office:value-type="float" office:value="0.904162633107454" calcext:value-type="float">
            <text:p>0,90</text:p>
          </table:table-cell>
          <table:table-cell table:style-name="ce3" office:value-type="float" office:value="143000" calcext:value-type="float">
            <text:p>143000</text:p>
          </table:table-cell>
          <table:table-cell table:style-name="ce4" table:formula="of:=[.D95]/[.D$2]" office:value-type="float" office:value="0.729219785823559" calcext:value-type="float">
            <text:p>0,73</text:p>
          </table:table-cell>
          <table:table-cell table:style-name="ce3" office:value-type="float" office:value="390000" calcext:value-type="float">
            <text:p>390000</text:p>
          </table:table-cell>
          <table:table-cell table:style-name="ce4" table:formula="of:=[.F95]/[.F$2]" office:value-type="float" office:value="0.534246575342466" calcext:value-type="float">
            <text:p>0,53</text:p>
          </table:table-cell>
          <table:table-cell table:style-name="ce3" office:value-type="float" office:value="59000" calcext:value-type="float">
            <text:p>59000</text:p>
          </table:table-cell>
          <table:table-cell table:style-name="ce4" table:formula="of:=[.H95]/[.H$2]" office:value-type="float" office:value="0.594159113796576" calcext:value-type="float">
            <text:p>0,59</text:p>
          </table:table-cell>
          <table:table-cell table:style-name="ce3" office:value-type="float" office:value="129000" calcext:value-type="float">
            <text:p>129000</text:p>
          </table:table-cell>
          <table:table-cell table:style-name="ce4" table:formula="of:=[.J95]/[.J$2]" office:value-type="float" office:value="0.280434782608696" calcext:value-type="float">
            <text:p>0,28</text:p>
          </table:table-cell>
        </table:table-row>
        <table:table-row table:style-name="ro1">
          <table:table-cell table:style-name="ce1" office:value-type="float" office:value="94" calcext:value-type="float">
            <text:p>94,0</text:p>
          </table:table-cell>
          <table:table-cell table:style-name="ce3" office:value-type="float" office:value="933" calcext:value-type="float">
            <text:p>933</text:p>
          </table:table-cell>
          <table:table-cell table:style-name="ce4" table:formula="of:=[.B96]/[.B$2]" office:value-type="float" office:value="0.903194578896418" calcext:value-type="float">
            <text:p>0,90</text:p>
          </table:table-cell>
          <table:table-cell table:style-name="ce3" office:value-type="float" office:value="142000" calcext:value-type="float">
            <text:p>142000</text:p>
          </table:table-cell>
          <table:table-cell table:style-name="ce4" table:formula="of:=[.D96]/[.D$2]" office:value-type="float" office:value="0.724120346761856" calcext:value-type="float">
            <text:p>0,72</text:p>
          </table:table-cell>
          <table:table-cell table:style-name="ce3" office:value-type="float" office:value="390000" calcext:value-type="float">
            <text:p>390000</text:p>
          </table:table-cell>
          <table:table-cell table:style-name="ce4" table:formula="of:=[.F96]/[.F$2]" office:value-type="float" office:value="0.534246575342466" calcext:value-type="float">
            <text:p>0,53</text:p>
          </table:table-cell>
          <table:table-cell table:style-name="ce3" office:value-type="float" office:value="59000" calcext:value-type="float">
            <text:p>59000</text:p>
          </table:table-cell>
          <table:table-cell table:style-name="ce4" table:formula="of:=[.H96]/[.H$2]" office:value-type="float" office:value="0.594159113796576" calcext:value-type="float">
            <text:p>0,59</text:p>
          </table:table-cell>
          <table:table-cell table:style-name="ce3" office:value-type="float" office:value="128000" calcext:value-type="float">
            <text:p>128000</text:p>
          </table:table-cell>
          <table:table-cell table:style-name="ce4" table:formula="of:=[.J96]/[.J$2]" office:value-type="float" office:value="0.278260869565217" calcext:value-type="float">
            <text:p>0,28</text:p>
          </table:table-cell>
        </table:table-row>
        <table:table-row table:style-name="ro1">
          <table:table-cell table:style-name="ce1" office:value-type="float" office:value="95" calcext:value-type="float">
            <text:p>95,0</text:p>
          </table:table-cell>
          <table:table-cell table:style-name="ce3" office:value-type="float" office:value="931" calcext:value-type="float">
            <text:p>931</text:p>
          </table:table-cell>
          <table:table-cell table:style-name="ce4" table:formula="of:=[.B97]/[.B$2]" office:value-type="float" office:value="0.901258470474347" calcext:value-type="float">
            <text:p>0,90</text:p>
          </table:table-cell>
          <table:table-cell table:style-name="ce3" office:value-type="float" office:value="140000" calcext:value-type="float">
            <text:p>140000</text:p>
          </table:table-cell>
          <table:table-cell table:style-name="ce4" table:formula="of:=[.D97]/[.D$2]" office:value-type="float" office:value="0.71392146863845" calcext:value-type="float">
            <text:p>0,71</text:p>
          </table:table-cell>
          <table:table-cell table:style-name="ce3" office:value-type="float" office:value="380000" calcext:value-type="float">
            <text:p>380000</text:p>
          </table:table-cell>
          <table:table-cell table:style-name="ce4" table:formula="of:=[.F97]/[.F$2]" office:value-type="float" office:value="0.520547945205479" calcext:value-type="float">
            <text:p>0,52</text:p>
          </table:table-cell>
          <table:table-cell table:style-name="ce3" office:value-type="float" office:value="59000" calcext:value-type="float">
            <text:p>59000</text:p>
          </table:table-cell>
          <table:table-cell table:style-name="ce4" table:formula="of:=[.H97]/[.H$2]" office:value-type="float" office:value="0.594159113796576" calcext:value-type="float">
            <text:p>0,59</text:p>
          </table:table-cell>
          <table:table-cell table:style-name="ce3" office:value-type="float" office:value="126000" calcext:value-type="float">
            <text:p>126000</text:p>
          </table:table-cell>
          <table:table-cell table:style-name="ce4" table:formula="of:=[.J97]/[.J$2]" office:value-type="float" office:value="0.273913043478261" calcext:value-type="float">
            <text:p>0,27</text:p>
          </table:table-cell>
        </table:table-row>
        <table:table-row table:style-name="ro1">
          <table:table-cell table:style-name="ce1" office:value-type="float" office:value="96" calcext:value-type="float">
            <text:p>96,0</text:p>
          </table:table-cell>
          <table:table-cell table:style-name="ce3" office:value-type="float" office:value="930" calcext:value-type="float">
            <text:p>930</text:p>
          </table:table-cell>
          <table:table-cell table:style-name="ce4" table:formula="of:=[.B98]/[.B$2]" office:value-type="float" office:value="0.900290416263311" calcext:value-type="float">
            <text:p>0,90</text:p>
          </table:table-cell>
          <table:table-cell table:style-name="ce3" office:value-type="float" office:value="141000" calcext:value-type="float">
            <text:p>141000</text:p>
          </table:table-cell>
          <table:table-cell table:style-name="ce4" table:formula="of:=[.D98]/[.D$2]" office:value-type="float" office:value="0.719020907700153" calcext:value-type="float">
            <text:p>0,72</text:p>
          </table:table-cell>
          <table:table-cell table:style-name="ce3" office:value-type="float" office:value="380000" calcext:value-type="float">
            <text:p>380000</text:p>
          </table:table-cell>
          <table:table-cell table:style-name="ce4" table:formula="of:=[.F98]/[.F$2]" office:value-type="float" office:value="0.520547945205479" calcext:value-type="float">
            <text:p>0,52</text:p>
          </table:table-cell>
          <table:table-cell table:style-name="ce3" office:value-type="float" office:value="58000" calcext:value-type="float">
            <text:p>58000</text:p>
          </table:table-cell>
          <table:table-cell table:style-name="ce4" table:formula="of:=[.H98]/[.H$2]" office:value-type="float" office:value="0.584088620342397" calcext:value-type="float">
            <text:p>0,58</text:p>
          </table:table-cell>
          <table:table-cell table:style-name="ce3" office:value-type="float" office:value="125000" calcext:value-type="float">
            <text:p>125000</text:p>
          </table:table-cell>
          <table:table-cell table:style-name="ce4" table:formula="of:=[.J98]/[.J$2]" office:value-type="float" office:value="0.271739130434783" calcext:value-type="float">
            <text:p>0,27</text:p>
          </table:table-cell>
        </table:table-row>
        <table:table-row table:style-name="ro1">
          <table:table-cell table:style-name="ce1" office:value-type="float" office:value="97" calcext:value-type="float">
            <text:p>97,0</text:p>
          </table:table-cell>
          <table:table-cell table:style-name="ce3" office:value-type="float" office:value="929" calcext:value-type="float">
            <text:p>929</text:p>
          </table:table-cell>
          <table:table-cell table:style-name="ce4" table:formula="of:=[.B99]/[.B$2]" office:value-type="float" office:value="0.899322362052275" calcext:value-type="float">
            <text:p>0,90</text:p>
          </table:table-cell>
          <table:table-cell table:style-name="ce3" office:value-type="float" office:value="141000" calcext:value-type="float">
            <text:p>141000</text:p>
          </table:table-cell>
          <table:table-cell table:style-name="ce4" table:formula="of:=[.D99]/[.D$2]" office:value-type="float" office:value="0.719020907700153" calcext:value-type="float">
            <text:p>0,72</text:p>
          </table:table-cell>
          <table:table-cell table:style-name="ce3" office:value-type="float" office:value="380000" calcext:value-type="float">
            <text:p>380000</text:p>
          </table:table-cell>
          <table:table-cell table:style-name="ce4" table:formula="of:=[.F99]/[.F$2]" office:value-type="float" office:value="0.520547945205479" calcext:value-type="float">
            <text:p>0,52</text:p>
          </table:table-cell>
          <table:table-cell table:style-name="ce3" office:value-type="float" office:value="58000" calcext:value-type="float">
            <text:p>58000</text:p>
          </table:table-cell>
          <table:table-cell table:style-name="ce4" table:formula="of:=[.H99]/[.H$2]" office:value-type="float" office:value="0.584088620342397" calcext:value-type="float">
            <text:p>0,58</text:p>
          </table:table-cell>
          <table:table-cell table:style-name="ce3" office:value-type="float" office:value="124000" calcext:value-type="float">
            <text:p>124000</text:p>
          </table:table-cell>
          <table:table-cell table:style-name="ce4" table:formula="of:=[.J99]/[.J$2]" office:value-type="float" office:value="0.269565217391304" calcext:value-type="float">
            <text:p>0,27</text:p>
          </table:table-cell>
        </table:table-row>
        <table:table-row table:style-name="ro1">
          <table:table-cell table:style-name="ce1" office:value-type="float" office:value="98" calcext:value-type="float">
            <text:p>98,0</text:p>
          </table:table-cell>
          <table:table-cell table:style-name="ce3" office:value-type="float" office:value="928" calcext:value-type="float">
            <text:p>928</text:p>
          </table:table-cell>
          <table:table-cell table:style-name="ce4" table:formula="of:=[.B100]/[.B$2]" office:value-type="float" office:value="0.898354307841239" calcext:value-type="float">
            <text:p>0,90</text:p>
          </table:table-cell>
          <table:table-cell table:style-name="ce3" office:value-type="float" office:value="139000" calcext:value-type="float">
            <text:p>139000</text:p>
          </table:table-cell>
          <table:table-cell table:style-name="ce4" table:formula="of:=[.D100]/[.D$2]" office:value-type="float" office:value="0.708822029576747" calcext:value-type="float">
            <text:p>0,71</text:p>
          </table:table-cell>
          <table:table-cell table:style-name="ce3" office:value-type="float" office:value="370000" calcext:value-type="float">
            <text:p>370000</text:p>
          </table:table-cell>
          <table:table-cell table:style-name="ce4" table:formula="of:=[.F100]/[.F$2]" office:value-type="float" office:value="0.506849315068493" calcext:value-type="float">
            <text:p>0,51</text:p>
          </table:table-cell>
          <table:table-cell table:style-name="ce3" office:value-type="float" office:value="58000" calcext:value-type="float">
            <text:p>58000</text:p>
          </table:table-cell>
          <table:table-cell table:style-name="ce4" table:formula="of:=[.H100]/[.H$2]" office:value-type="float" office:value="0.584088620342397" calcext:value-type="float">
            <text:p>0,58</text:p>
          </table:table-cell>
          <table:table-cell table:style-name="ce3" office:value-type="float" office:value="123000" calcext:value-type="float">
            <text:p>123000</text:p>
          </table:table-cell>
          <table:table-cell table:style-name="ce4" table:formula="of:=[.J100]/[.J$2]" office:value-type="float" office:value="0.267391304347826" calcext:value-type="float">
            <text:p>0,27</text:p>
          </table:table-cell>
        </table:table-row>
        <table:table-row table:style-name="ro1">
          <table:table-cell table:style-name="ce1" office:value-type="float" office:value="99" calcext:value-type="float">
            <text:p>99,0</text:p>
          </table:table-cell>
          <table:table-cell table:style-name="ce3" office:value-type="float" office:value="927" calcext:value-type="float">
            <text:p>927</text:p>
          </table:table-cell>
          <table:table-cell table:style-name="ce4" table:formula="of:=[.B101]/[.B$2]" office:value-type="float" office:value="0.897386253630203" calcext:value-type="float">
            <text:p>0,90</text:p>
          </table:table-cell>
          <table:table-cell table:style-name="ce3" office:value-type="float" office:value="139000" calcext:value-type="float">
            <text:p>139000</text:p>
          </table:table-cell>
          <table:table-cell table:style-name="ce4" table:formula="of:=[.D101]/[.D$2]" office:value-type="float" office:value="0.708822029576747" calcext:value-type="float">
            <text:p>0,71</text:p>
          </table:table-cell>
          <table:table-cell table:style-name="ce3" office:value-type="float" office:value="370000" calcext:value-type="float">
            <text:p>370000</text:p>
          </table:table-cell>
          <table:table-cell table:style-name="ce4" table:formula="of:=[.F101]/[.F$2]" office:value-type="float" office:value="0.506849315068493" calcext:value-type="float">
            <text:p>0,51</text:p>
          </table:table-cell>
          <table:table-cell table:style-name="ce3" office:value-type="float" office:value="57000" calcext:value-type="float">
            <text:p>57000</text:p>
          </table:table-cell>
          <table:table-cell table:style-name="ce4" table:formula="of:=[.H101]/[.H$2]" office:value-type="float" office:value="0.574018126888218" calcext:value-type="float">
            <text:p>0,57</text:p>
          </table:table-cell>
          <table:table-cell table:style-name="ce3" office:value-type="float" office:value="121000" calcext:value-type="float">
            <text:p>121000</text:p>
          </table:table-cell>
          <table:table-cell table:style-name="ce4" table:formula="of:=[.J101]/[.J$2]" office:value-type="float" office:value="0.26304347826087" calcext:value-type="float">
            <text:p>0,26</text:p>
          </table:table-cell>
        </table:table-row>
        <table:table-row table:style-name="ro1">
          <table:table-cell table:style-name="ce1" office:value-type="float" office:value="100" calcext:value-type="float">
            <text:p>100,0</text:p>
          </table:table-cell>
          <table:table-cell table:style-name="ce3" office:value-type="float" office:value="926" calcext:value-type="float">
            <text:p>926</text:p>
          </table:table-cell>
          <table:table-cell table:style-name="ce4" table:formula="of:=[.B102]/[.B$2]" office:value-type="float" office:value="0.896418199419168" calcext:value-type="float">
            <text:p>0,90</text:p>
          </table:table-cell>
          <table:table-cell table:style-name="ce3" office:value-type="float" office:value="139000" calcext:value-type="float">
            <text:p>139000</text:p>
          </table:table-cell>
          <table:table-cell table:style-name="ce4" table:formula="of:=[.D102]/[.D$2]" office:value-type="float" office:value="0.708822029576747" calcext:value-type="float">
            <text:p>0,71</text:p>
          </table:table-cell>
          <table:table-cell table:style-name="ce3" office:value-type="float" office:value="360000" calcext:value-type="float">
            <text:p>360000</text:p>
          </table:table-cell>
          <table:table-cell table:style-name="ce4" table:formula="of:=[.F102]/[.F$2]" office:value-type="float" office:value="0.493150684931507" calcext:value-type="float">
            <text:p>0,49</text:p>
          </table:table-cell>
          <table:table-cell table:style-name="ce3" office:value-type="float" office:value="57000" calcext:value-type="float">
            <text:p>57000</text:p>
          </table:table-cell>
          <table:table-cell table:style-name="ce4" table:formula="of:=[.H102]/[.H$2]" office:value-type="float" office:value="0.574018126888218" calcext:value-type="float">
            <text:p>0,57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4" table:formula="of:=[.J102]/[.J$2]" office:value-type="float" office:value="0.260869565217391" calcext:value-type="float">
            <text:p>0,26</text:p>
          </table:table-cell>
        </table:table-row>
        <table:table-row table:style-name="ro1">
          <table:table-cell table:number-columns-repeated="3"/>
          <table:table-cell table:style-name="ce3" office:value-type="float" office:value="137000" calcext:value-type="float">
            <text:p>137000</text:p>
          </table:table-cell>
          <table:table-cell/>
          <table:table-cell table:style-name="ce3" office:value-type="float" office:value="360000" calcext:value-type="float">
            <text:p>360000</text:p>
          </table:table-cell>
          <table:table-cell/>
          <table:table-cell table:style-name="ce3" office:value-type="float" office:value="57000" calcext:value-type="float">
            <text:p>57000</text:p>
          </table:table-cell>
          <table:table-cell/>
          <table:table-cell table:style-name="ce3" office:value-type="float" office:value="119000" calcext:value-type="float">
            <text:p>11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7000" calcext:value-type="float">
            <text:p>137000</text:p>
          </table:table-cell>
          <table:table-cell/>
          <table:table-cell table:style-name="ce3" office:value-type="float" office:value="360000" calcext:value-type="float">
            <text:p>360000</text:p>
          </table:table-cell>
          <table:table-cell/>
          <table:table-cell table:style-name="ce3" office:value-type="float" office:value="56000" calcext:value-type="float">
            <text:p>56000</text:p>
          </table:table-cell>
          <table:table-cell/>
          <table:table-cell table:style-name="ce3" office:value-type="float" office:value="118000" calcext:value-type="float">
            <text:p>11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7000" calcext:value-type="float">
            <text:p>137000</text:p>
          </table:table-cell>
          <table:table-cell/>
          <table:table-cell table:style-name="ce3" office:value-type="float" office:value="350000" calcext:value-type="float">
            <text:p>350000</text:p>
          </table:table-cell>
          <table:table-cell/>
          <table:table-cell table:style-name="ce3" office:value-type="float" office:value="56000" calcext:value-type="float">
            <text:p>56000</text:p>
          </table:table-cell>
          <table:table-cell/>
          <table:table-cell table:style-name="ce3" office:value-type="float" office:value="116000" calcext:value-type="float">
            <text:p>116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5000" calcext:value-type="float">
            <text:p>135000</text:p>
          </table:table-cell>
          <table:table-cell/>
          <table:table-cell table:style-name="ce3" office:value-type="float" office:value="350000" calcext:value-type="float">
            <text:p>350000</text:p>
          </table:table-cell>
          <table:table-cell/>
          <table:table-cell table:style-name="ce3" office:value-type="float" office:value="56000" calcext:value-type="float">
            <text:p>56000</text:p>
          </table:table-cell>
          <table:table-cell/>
          <table:table-cell table:style-name="ce3" office:value-type="float" office:value="116000" calcext:value-type="float">
            <text:p>116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5000" calcext:value-type="float">
            <text:p>135000</text:p>
          </table:table-cell>
          <table:table-cell/>
          <table:table-cell table:style-name="ce3" office:value-type="float" office:value="340000" calcext:value-type="float">
            <text:p>340000</text:p>
          </table:table-cell>
          <table:table-cell/>
          <table:table-cell table:style-name="ce3" office:value-type="float" office:value="56000" calcext:value-type="float">
            <text:p>56000</text:p>
          </table:table-cell>
          <table:table-cell/>
          <table:table-cell table:style-name="ce3" office:value-type="float" office:value="114000" calcext:value-type="float">
            <text:p>114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5000" calcext:value-type="float">
            <text:p>135000</text:p>
          </table:table-cell>
          <table:table-cell/>
          <table:table-cell table:style-name="ce3" office:value-type="float" office:value="340000" calcext:value-type="float">
            <text:p>340000</text:p>
          </table:table-cell>
          <table:table-cell/>
          <table:table-cell table:style-name="ce3" office:value-type="float" office:value="55000" calcext:value-type="float">
            <text:p>55000</text:p>
          </table:table-cell>
          <table:table-cell/>
          <table:table-cell table:style-name="ce3" office:value-type="float" office:value="113000" calcext:value-type="float">
            <text:p>113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4000" calcext:value-type="float">
            <text:p>134000</text:p>
          </table:table-cell>
          <table:table-cell/>
          <table:table-cell table:style-name="ce3" office:value-type="float" office:value="340000" calcext:value-type="float">
            <text:p>340000</text:p>
          </table:table-cell>
          <table:table-cell/>
          <table:table-cell table:style-name="ce3" office:value-type="float" office:value="55000" calcext:value-type="float">
            <text:p>55000</text:p>
          </table:table-cell>
          <table:table-cell/>
          <table:table-cell table:style-name="ce3" office:value-type="float" office:value="112000" calcext:value-type="float">
            <text:p>112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3000" calcext:value-type="float">
            <text:p>133000</text:p>
          </table:table-cell>
          <table:table-cell/>
          <table:table-cell table:style-name="ce3" office:value-type="float" office:value="330000" calcext:value-type="float">
            <text:p>330000</text:p>
          </table:table-cell>
          <table:table-cell/>
          <table:table-cell table:style-name="ce3" office:value-type="float" office:value="55000" calcext:value-type="float">
            <text:p>55000</text:p>
          </table:table-cell>
          <table:table-cell/>
          <table:table-cell table:style-name="ce3" office:value-type="float" office:value="111000" calcext:value-type="float">
            <text:p>11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3000" calcext:value-type="float">
            <text:p>133000</text:p>
          </table:table-cell>
          <table:table-cell/>
          <table:table-cell table:style-name="ce3" office:value-type="float" office:value="330000" calcext:value-type="float">
            <text:p>330000</text:p>
          </table:table-cell>
          <table:table-cell/>
          <table:table-cell table:style-name="ce3" office:value-type="float" office:value="55000" calcext:value-type="float">
            <text:p>55000</text:p>
          </table:table-cell>
          <table:table-cell/>
          <table:table-cell table:style-name="ce3" office:value-type="float" office:value="111000" calcext:value-type="float">
            <text:p>11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3000" calcext:value-type="float">
            <text:p>133000</text:p>
          </table:table-cell>
          <table:table-cell/>
          <table:table-cell table:style-name="ce3" office:value-type="float" office:value="330000" calcext:value-type="float">
            <text:p>330000</text:p>
          </table:table-cell>
          <table:table-cell/>
          <table:table-cell table:style-name="ce3" office:value-type="float" office:value="54000" calcext:value-type="float">
            <text:p>54000</text:p>
          </table:table-cell>
          <table:table-cell/>
          <table:table-cell table:style-name="ce3" office:value-type="float" office:value="109000" calcext:value-type="float">
            <text:p>10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1000" calcext:value-type="float">
            <text:p>131000</text:p>
          </table:table-cell>
          <table:table-cell/>
          <table:table-cell table:style-name="ce3" office:value-type="float" office:value="320000" calcext:value-type="float">
            <text:p>320000</text:p>
          </table:table-cell>
          <table:table-cell/>
          <table:table-cell table:style-name="ce3" office:value-type="float" office:value="54000" calcext:value-type="float">
            <text:p>54000</text:p>
          </table:table-cell>
          <table:table-cell/>
          <table:table-cell table:style-name="ce3" office:value-type="float" office:value="108000" calcext:value-type="float">
            <text:p>10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2000" calcext:value-type="float">
            <text:p>132000</text:p>
          </table:table-cell>
          <table:table-cell/>
          <table:table-cell table:style-name="ce3" office:value-type="float" office:value="330000" calcext:value-type="float">
            <text:p>330000</text:p>
          </table:table-cell>
          <table:table-cell/>
          <table:table-cell table:style-name="ce3" office:value-type="float" office:value="54000" calcext:value-type="float">
            <text:p>54000</text:p>
          </table:table-cell>
          <table:table-cell/>
          <table:table-cell table:style-name="ce3" office:value-type="float" office:value="108000" calcext:value-type="float">
            <text:p>10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0000" calcext:value-type="float">
            <text:p>130000</text:p>
          </table:table-cell>
          <table:table-cell/>
          <table:table-cell table:style-name="ce3" office:value-type="float" office:value="320000" calcext:value-type="float">
            <text:p>320000</text:p>
          </table:table-cell>
          <table:table-cell/>
          <table:table-cell table:style-name="ce3" office:value-type="float" office:value="54000" calcext:value-type="float">
            <text:p>54000</text:p>
          </table:table-cell>
          <table:table-cell/>
          <table:table-cell table:style-name="ce3" office:value-type="float" office:value="107000" calcext:value-type="float">
            <text:p>10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30000" calcext:value-type="float">
            <text:p>130000</text:p>
          </table:table-cell>
          <table:table-cell/>
          <table:table-cell table:style-name="ce3" office:value-type="float" office:value="320000" calcext:value-type="float">
            <text:p>320000</text:p>
          </table:table-cell>
          <table:table-cell/>
          <table:table-cell table:style-name="ce3" office:value-type="float" office:value="53000" calcext:value-type="float">
            <text:p>53000</text:p>
          </table:table-cell>
          <table:table-cell/>
          <table:table-cell table:style-name="ce3" office:value-type="float" office:value="105000" calcext:value-type="float">
            <text:p>105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9000" calcext:value-type="float">
            <text:p>129000</text:p>
          </table:table-cell>
          <table:table-cell/>
          <table:table-cell table:style-name="ce3" office:value-type="float" office:value="310000" calcext:value-type="float">
            <text:p>310000</text:p>
          </table:table-cell>
          <table:table-cell/>
          <table:table-cell table:style-name="ce3" office:value-type="float" office:value="53000" calcext:value-type="float">
            <text:p>53000</text:p>
          </table:table-cell>
          <table:table-cell/>
          <table:table-cell table:style-name="ce3" office:value-type="float" office:value="104000" calcext:value-type="float">
            <text:p>104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9000" calcext:value-type="float">
            <text:p>129000</text:p>
          </table:table-cell>
          <table:table-cell/>
          <table:table-cell table:style-name="ce3" office:value-type="float" office:value="310000" calcext:value-type="float">
            <text:p>310000</text:p>
          </table:table-cell>
          <table:table-cell/>
          <table:table-cell table:style-name="ce3" office:value-type="float" office:value="53000" calcext:value-type="float">
            <text:p>53000</text:p>
          </table:table-cell>
          <table:table-cell/>
          <table:table-cell table:style-name="ce3" office:value-type="float" office:value="104000" calcext:value-type="float">
            <text:p>104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8000" calcext:value-type="float">
            <text:p>128000</text:p>
          </table:table-cell>
          <table:table-cell/>
          <table:table-cell table:style-name="ce3" office:value-type="float" office:value="310000" calcext:value-type="float">
            <text:p>310000</text:p>
          </table:table-cell>
          <table:table-cell/>
          <table:table-cell table:style-name="ce3" office:value-type="float" office:value="52000" calcext:value-type="float">
            <text:p>52000</text:p>
          </table:table-cell>
          <table:table-cell/>
          <table:table-cell table:style-name="ce3" office:value-type="float" office:value="102000" calcext:value-type="float">
            <text:p>102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8000" calcext:value-type="float">
            <text:p>128000</text:p>
          </table:table-cell>
          <table:table-cell/>
          <table:table-cell table:style-name="ce3" office:value-type="float" office:value="300000" calcext:value-type="float">
            <text:p>300000</text:p>
          </table:table-cell>
          <table:table-cell/>
          <table:table-cell table:style-name="ce3" office:value-type="float" office:value="52000" calcext:value-type="float">
            <text:p>52000</text:p>
          </table:table-cell>
          <table:table-cell/>
          <table:table-cell table:style-name="ce3" office:value-type="float" office:value="102000" calcext:value-type="float">
            <text:p>102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8000" calcext:value-type="float">
            <text:p>128000</text:p>
          </table:table-cell>
          <table:table-cell/>
          <table:table-cell table:style-name="ce3" office:value-type="float" office:value="300000" calcext:value-type="float">
            <text:p>300000</text:p>
          </table:table-cell>
          <table:table-cell/>
          <table:table-cell table:style-name="ce3" office:value-type="float" office:value="52000" calcext:value-type="float">
            <text:p>52000</text:p>
          </table:table-cell>
          <table:table-cell/>
          <table:table-cell table:style-name="ce3" office:value-type="float" office:value="101000" calcext:value-type="float">
            <text:p>10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6000" calcext:value-type="float">
            <text:p>126000</text:p>
          </table:table-cell>
          <table:table-cell/>
          <table:table-cell table:style-name="ce3" office:value-type="float" office:value="290000" calcext:value-type="float">
            <text:p>290000</text:p>
          </table:table-cell>
          <table:table-cell/>
          <table:table-cell table:style-name="ce3" office:value-type="float" office:value="52000" calcext:value-type="float">
            <text:p>52000</text:p>
          </table:table-cell>
          <table:table-cell/>
          <table:table-cell table:style-name="ce3" office:value-type="float" office:value="101000" calcext:value-type="float">
            <text:p>10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7000" calcext:value-type="float">
            <text:p>127000</text:p>
          </table:table-cell>
          <table:table-cell/>
          <table:table-cell table:style-name="ce3" office:value-type="float" office:value="290000" calcext:value-type="float">
            <text:p>290000</text:p>
          </table:table-cell>
          <table:table-cell/>
          <table:table-cell table:style-name="ce3" office:value-type="float" office:value="52000" calcext:value-type="float">
            <text:p>52000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5000" calcext:value-type="float">
            <text:p>125000</text:p>
          </table:table-cell>
          <table:table-cell/>
          <table:table-cell table:style-name="ce3" office:value-type="float" office:value="290000" calcext:value-type="float">
            <text:p>290000</text:p>
          </table:table-cell>
          <table:table-cell/>
          <table:table-cell table:style-name="ce3" office:value-type="float" office:value="51000" calcext:value-type="float">
            <text:p>51000</text:p>
          </table:table-cell>
          <table:table-cell/>
          <table:table-cell table:style-name="ce3" office:value-type="float" office:value="99000" calcext:value-type="float">
            <text:p>9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4000" calcext:value-type="float">
            <text:p>124000</text:p>
          </table:table-cell>
          <table:table-cell/>
          <table:table-cell table:style-name="ce3" office:value-type="float" office:value="290000" calcext:value-type="float">
            <text:p>290000</text:p>
          </table:table-cell>
          <table:table-cell/>
          <table:table-cell table:style-name="ce3" office:value-type="float" office:value="51000" calcext:value-type="float">
            <text:p>51000</text:p>
          </table:table-cell>
          <table:table-cell/>
          <table:table-cell table:style-name="ce3" office:value-type="float" office:value="97000" calcext:value-type="float">
            <text:p>9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3000" calcext:value-type="float">
            <text:p>123000</text:p>
          </table:table-cell>
          <table:table-cell/>
          <table:table-cell table:style-name="ce3" office:value-type="float" office:value="280000" calcext:value-type="float">
            <text:p>280000</text:p>
          </table:table-cell>
          <table:table-cell/>
          <table:table-cell table:style-name="ce3" office:value-type="float" office:value="51000" calcext:value-type="float">
            <text:p>51000</text:p>
          </table:table-cell>
          <table:table-cell/>
          <table:table-cell table:style-name="ce3" office:value-type="float" office:value="97000" calcext:value-type="float">
            <text:p>9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3000" calcext:value-type="float">
            <text:p>123000</text:p>
          </table:table-cell>
          <table:table-cell/>
          <table:table-cell table:style-name="ce3" office:value-type="float" office:value="280000" calcext:value-type="float">
            <text:p>280000</text:p>
          </table:table-cell>
          <table:table-cell/>
          <table:table-cell table:style-name="ce3" office:value-type="float" office:value="50000" calcext:value-type="float">
            <text:p>50000</text:p>
          </table:table-cell>
          <table:table-cell/>
          <table:table-cell table:style-name="ce3" office:value-type="float" office:value="96000" calcext:value-type="float">
            <text:p>96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2000" calcext:value-type="float">
            <text:p>122000</text:p>
          </table:table-cell>
          <table:table-cell/>
          <table:table-cell table:style-name="ce3" office:value-type="float" office:value="280000" calcext:value-type="float">
            <text:p>280000</text:p>
          </table:table-cell>
          <table:table-cell/>
          <table:table-cell table:style-name="ce3" office:value-type="float" office:value="50000" calcext:value-type="float">
            <text:p>50000</text:p>
          </table:table-cell>
          <table:table-cell/>
          <table:table-cell table:style-name="ce3" office:value-type="float" office:value="95000" calcext:value-type="float">
            <text:p>95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2000" calcext:value-type="float">
            <text:p>122000</text:p>
          </table:table-cell>
          <table:table-cell/>
          <table:table-cell table:style-name="ce3" office:value-type="float" office:value="280000" calcext:value-type="float">
            <text:p>280000</text:p>
          </table:table-cell>
          <table:table-cell/>
          <table:table-cell table:style-name="ce3" office:value-type="float" office:value="50000" calcext:value-type="float">
            <text:p>50000</text:p>
          </table:table-cell>
          <table:table-cell/>
          <table:table-cell table:style-name="ce3" office:value-type="float" office:value="94000" calcext:value-type="float">
            <text:p>94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1000" calcext:value-type="float">
            <text:p>121000</text:p>
          </table:table-cell>
          <table:table-cell/>
          <table:table-cell table:style-name="ce3" office:value-type="float" office:value="270000" calcext:value-type="float">
            <text:p>270000</text:p>
          </table:table-cell>
          <table:table-cell/>
          <table:table-cell table:style-name="ce3" office:value-type="float" office:value="50000" calcext:value-type="float">
            <text:p>50000</text:p>
          </table:table-cell>
          <table:table-cell/>
          <table:table-cell table:style-name="ce3" office:value-type="float" office:value="93000" calcext:value-type="float">
            <text:p>93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20000" calcext:value-type="float">
            <text:p>120000</text:p>
          </table:table-cell>
          <table:table-cell/>
          <table:table-cell table:style-name="ce3" office:value-type="float" office:value="270000" calcext:value-type="float">
            <text:p>270000</text:p>
          </table:table-cell>
          <table:table-cell/>
          <table:table-cell table:style-name="ce3" office:value-type="float" office:value="50000" calcext:value-type="float">
            <text:p>50000</text:p>
          </table:table-cell>
          <table:table-cell/>
          <table:table-cell table:style-name="ce3" office:value-type="float" office:value="93000" calcext:value-type="float">
            <text:p>93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9000" calcext:value-type="float">
            <text:p>119000</text:p>
          </table:table-cell>
          <table:table-cell/>
          <table:table-cell table:style-name="ce3" office:value-type="float" office:value="270000" calcext:value-type="float">
            <text:p>270000</text:p>
          </table:table-cell>
          <table:table-cell/>
          <table:table-cell table:style-name="ce3" office:value-type="float" office:value="49000" calcext:value-type="float">
            <text:p>49000</text:p>
          </table:table-cell>
          <table:table-cell/>
          <table:table-cell table:style-name="ce3" office:value-type="float" office:value="92000" calcext:value-type="float">
            <text:p>92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9000" calcext:value-type="float">
            <text:p>119000</text:p>
          </table:table-cell>
          <table:table-cell/>
          <table:table-cell table:style-name="ce3" office:value-type="float" office:value="270000" calcext:value-type="float">
            <text:p>270000</text:p>
          </table:table-cell>
          <table:table-cell/>
          <table:table-cell table:style-name="ce3" office:value-type="float" office:value="49000" calcext:value-type="float">
            <text:p>49000</text:p>
          </table:table-cell>
          <table:table-cell/>
          <table:table-cell table:style-name="ce3" office:value-type="float" office:value="91000" calcext:value-type="float">
            <text:p>9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9000" calcext:value-type="float">
            <text:p>119000</text:p>
          </table:table-cell>
          <table:table-cell/>
          <table:table-cell table:style-name="ce3" office:value-type="float" office:value="260000" calcext:value-type="float">
            <text:p>260000</text:p>
          </table:table-cell>
          <table:table-cell/>
          <table:table-cell table:style-name="ce3" office:value-type="float" office:value="49000" calcext:value-type="float">
            <text:p>49000</text:p>
          </table:table-cell>
          <table:table-cell/>
          <table:table-cell table:style-name="ce3" office:value-type="float" office:value="90000" calcext:value-type="float">
            <text:p>90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8000" calcext:value-type="float">
            <text:p>118000</text:p>
          </table:table-cell>
          <table:table-cell/>
          <table:table-cell table:style-name="ce3" office:value-type="float" office:value="260000" calcext:value-type="float">
            <text:p>260000</text:p>
          </table:table-cell>
          <table:table-cell/>
          <table:table-cell table:style-name="ce3" office:value-type="float" office:value="49000" calcext:value-type="float">
            <text:p>49000</text:p>
          </table:table-cell>
          <table:table-cell/>
          <table:table-cell table:style-name="ce3" office:value-type="float" office:value="90000" calcext:value-type="float">
            <text:p>90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8000" calcext:value-type="float">
            <text:p>118000</text:p>
          </table:table-cell>
          <table:table-cell/>
          <table:table-cell table:style-name="ce3" office:value-type="float" office:value="250000" calcext:value-type="float">
            <text:p>250000</text:p>
          </table:table-cell>
          <table:table-cell/>
          <table:table-cell table:style-name="ce3" office:value-type="float" office:value="48000" calcext:value-type="float">
            <text:p>48000</text:p>
          </table:table-cell>
          <table:table-cell/>
          <table:table-cell table:style-name="ce3" office:value-type="float" office:value="89000" calcext:value-type="float">
            <text:p>8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7000" calcext:value-type="float">
            <text:p>117000</text:p>
          </table:table-cell>
          <table:table-cell/>
          <table:table-cell table:style-name="ce3" office:value-type="float" office:value="260000" calcext:value-type="float">
            <text:p>260000</text:p>
          </table:table-cell>
          <table:table-cell/>
          <table:table-cell table:style-name="ce3" office:value-type="float" office:value="48000" calcext:value-type="float">
            <text:p>48000</text:p>
          </table:table-cell>
          <table:table-cell/>
          <table:table-cell table:style-name="ce3" office:value-type="float" office:value="89000" calcext:value-type="float">
            <text:p>8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6000" calcext:value-type="float">
            <text:p>116000</text:p>
          </table:table-cell>
          <table:table-cell/>
          <table:table-cell table:style-name="ce3" office:value-type="float" office:value="250000" calcext:value-type="float">
            <text:p>250000</text:p>
          </table:table-cell>
          <table:table-cell/>
          <table:table-cell table:style-name="ce3" office:value-type="float" office:value="48000" calcext:value-type="float">
            <text:p>48000</text:p>
          </table:table-cell>
          <table:table-cell/>
          <table:table-cell table:style-name="ce3" office:value-type="float" office:value="88000" calcext:value-type="float">
            <text:p>8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6000" calcext:value-type="float">
            <text:p>116000</text:p>
          </table:table-cell>
          <table:table-cell/>
          <table:table-cell table:style-name="ce3" office:value-type="float" office:value="240000" calcext:value-type="float">
            <text:p>240000</text:p>
          </table:table-cell>
          <table:table-cell/>
          <table:table-cell table:style-name="ce3" office:value-type="float" office:value="48000" calcext:value-type="float">
            <text:p>48000</text:p>
          </table:table-cell>
          <table:table-cell/>
          <table:table-cell table:style-name="ce3" office:value-type="float" office:value="87000" calcext:value-type="float">
            <text:p>8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5000" calcext:value-type="float">
            <text:p>115000</text:p>
          </table:table-cell>
          <table:table-cell/>
          <table:table-cell table:style-name="ce3" office:value-type="float" office:value="250000" calcext:value-type="float">
            <text:p>250000</text:p>
          </table:table-cell>
          <table:table-cell/>
          <table:table-cell table:style-name="ce3" office:value-type="float" office:value="47000" calcext:value-type="float">
            <text:p>47000</text:p>
          </table:table-cell>
          <table:table-cell/>
          <table:table-cell table:style-name="ce3" office:value-type="float" office:value="87000" calcext:value-type="float">
            <text:p>8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5000" calcext:value-type="float">
            <text:p>115000</text:p>
          </table:table-cell>
          <table:table-cell/>
          <table:table-cell table:style-name="ce3" office:value-type="float" office:value="240000" calcext:value-type="float">
            <text:p>240000</text:p>
          </table:table-cell>
          <table:table-cell/>
          <table:table-cell table:style-name="ce3" office:value-type="float" office:value="47000" calcext:value-type="float">
            <text:p>47000</text:p>
          </table:table-cell>
          <table:table-cell/>
          <table:table-cell table:style-name="ce3" office:value-type="float" office:value="86000" calcext:value-type="float">
            <text:p>86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3000" calcext:value-type="float">
            <text:p>113000</text:p>
          </table:table-cell>
          <table:table-cell/>
          <table:table-cell table:style-name="ce3" office:value-type="float" office:value="240000" calcext:value-type="float">
            <text:p>240000</text:p>
          </table:table-cell>
          <table:table-cell/>
          <table:table-cell table:style-name="ce3" office:value-type="float" office:value="47000" calcext:value-type="float">
            <text:p>47000</text:p>
          </table:table-cell>
          <table:table-cell/>
          <table:table-cell table:style-name="ce3" office:value-type="float" office:value="85000" calcext:value-type="float">
            <text:p>85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3000" calcext:value-type="float">
            <text:p>113000</text:p>
          </table:table-cell>
          <table:table-cell/>
          <table:table-cell table:style-name="ce3" office:value-type="float" office:value="240000" calcext:value-type="float">
            <text:p>240000</text:p>
          </table:table-cell>
          <table:table-cell/>
          <table:table-cell table:style-name="ce3" office:value-type="float" office:value="47000" calcext:value-type="float">
            <text:p>47000</text:p>
          </table:table-cell>
          <table:table-cell/>
          <table:table-cell table:style-name="ce3" office:value-type="float" office:value="85000" calcext:value-type="float">
            <text:p>85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3000" calcext:value-type="float">
            <text:p>113000</text:p>
          </table:table-cell>
          <table:table-cell/>
          <table:table-cell table:style-name="ce3" office:value-type="float" office:value="240000" calcext:value-type="float">
            <text:p>240000</text:p>
          </table:table-cell>
          <table:table-cell/>
          <table:table-cell table:style-name="ce3" office:value-type="float" office:value="47000" calcext:value-type="float">
            <text:p>47000</text:p>
          </table:table-cell>
          <table:table-cell/>
          <table:table-cell table:style-name="ce3" office:value-type="float" office:value="84000" calcext:value-type="float">
            <text:p>84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3000" calcext:value-type="float">
            <text:p>113000</text:p>
          </table:table-cell>
          <table:table-cell/>
          <table:table-cell table:style-name="ce3" office:value-type="float" office:value="230000" calcext:value-type="float">
            <text:p>230000</text:p>
          </table:table-cell>
          <table:table-cell/>
          <table:table-cell table:style-name="ce3" office:value-type="float" office:value="46000" calcext:value-type="float">
            <text:p>46000</text:p>
          </table:table-cell>
          <table:table-cell/>
          <table:table-cell table:style-name="ce3" office:value-type="float" office:value="83000" calcext:value-type="float">
            <text:p>83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1000" calcext:value-type="float">
            <text:p>111000</text:p>
          </table:table-cell>
          <table:table-cell/>
          <table:table-cell table:style-name="ce3" office:value-type="float" office:value="230000" calcext:value-type="float">
            <text:p>230000</text:p>
          </table:table-cell>
          <table:table-cell/>
          <table:table-cell table:style-name="ce3" office:value-type="float" office:value="46000" calcext:value-type="float">
            <text:p>46000</text:p>
          </table:table-cell>
          <table:table-cell/>
          <table:table-cell table:style-name="ce3" office:value-type="float" office:value="83000" calcext:value-type="float">
            <text:p>83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0000" calcext:value-type="float">
            <text:p>110000</text:p>
          </table:table-cell>
          <table:table-cell/>
          <table:table-cell table:style-name="ce3" office:value-type="float" office:value="220000" calcext:value-type="float">
            <text:p>220000</text:p>
          </table:table-cell>
          <table:table-cell/>
          <table:table-cell table:style-name="ce3" office:value-type="float" office:value="46000" calcext:value-type="float">
            <text:p>46000</text:p>
          </table:table-cell>
          <table:table-cell/>
          <table:table-cell table:style-name="ce3" office:value-type="float" office:value="82000" calcext:value-type="float">
            <text:p>82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10000" calcext:value-type="float">
            <text:p>110000</text:p>
          </table:table-cell>
          <table:table-cell/>
          <table:table-cell table:style-name="ce3" office:value-type="float" office:value="230000" calcext:value-type="float">
            <text:p>230000</text:p>
          </table:table-cell>
          <table:table-cell/>
          <table:table-cell table:style-name="ce3" office:value-type="float" office:value="46000" calcext:value-type="float">
            <text:p>46000</text:p>
          </table:table-cell>
          <table:table-cell/>
          <table:table-cell table:style-name="ce3" office:value-type="float" office:value="82000" calcext:value-type="float">
            <text:p>82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9000" calcext:value-type="float">
            <text:p>109000</text:p>
          </table:table-cell>
          <table:table-cell/>
          <table:table-cell table:style-name="ce3" office:value-type="float" office:value="220000" calcext:value-type="float">
            <text:p>220000</text:p>
          </table:table-cell>
          <table:table-cell/>
          <table:table-cell table:style-name="ce3" office:value-type="float" office:value="45000" calcext:value-type="float">
            <text:p>45000</text:p>
          </table:table-cell>
          <table:table-cell/>
          <table:table-cell table:style-name="ce3" office:value-type="float" office:value="81000" calcext:value-type="float">
            <text:p>8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9000" calcext:value-type="float">
            <text:p>109000</text:p>
          </table:table-cell>
          <table:table-cell/>
          <table:table-cell table:style-name="ce3" office:value-type="float" office:value="220000" calcext:value-type="float">
            <text:p>220000</text:p>
          </table:table-cell>
          <table:table-cell/>
          <table:table-cell table:style-name="ce3" office:value-type="float" office:value="45000" calcext:value-type="float">
            <text:p>45000</text:p>
          </table:table-cell>
          <table:table-cell/>
          <table:table-cell table:style-name="ce3" office:value-type="float" office:value="81000" calcext:value-type="float">
            <text:p>8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9000" calcext:value-type="float">
            <text:p>109000</text:p>
          </table:table-cell>
          <table:table-cell/>
          <table:table-cell table:style-name="ce3" office:value-type="float" office:value="220000" calcext:value-type="float">
            <text:p>220000</text:p>
          </table:table-cell>
          <table:table-cell/>
          <table:table-cell table:style-name="ce3" office:value-type="float" office:value="45000" calcext:value-type="float">
            <text:p>45000</text:p>
          </table:table-cell>
          <table:table-cell/>
          <table:table-cell table:style-name="ce3" office:value-type="float" office:value="80000" calcext:value-type="float">
            <text:p>80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8000" calcext:value-type="float">
            <text:p>108000</text:p>
          </table:table-cell>
          <table:table-cell/>
          <table:table-cell table:style-name="ce3" office:value-type="float" office:value="220000" calcext:value-type="float">
            <text:p>220000</text:p>
          </table:table-cell>
          <table:table-cell/>
          <table:table-cell table:style-name="ce3" office:value-type="float" office:value="45000" calcext:value-type="float">
            <text:p>45000</text:p>
          </table:table-cell>
          <table:table-cell/>
          <table:table-cell table:style-name="ce3" office:value-type="float" office:value="79000" calcext:value-type="float">
            <text:p>7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8000" calcext:value-type="float">
            <text:p>108000</text:p>
          </table:table-cell>
          <table:table-cell/>
          <table:table-cell table:style-name="ce3" office:value-type="float" office:value="220000" calcext:value-type="float">
            <text:p>220000</text:p>
          </table:table-cell>
          <table:table-cell/>
          <table:table-cell table:style-name="ce3" office:value-type="float" office:value="45000" calcext:value-type="float">
            <text:p>45000</text:p>
          </table:table-cell>
          <table:table-cell/>
          <table:table-cell table:style-name="ce3" office:value-type="float" office:value="79000" calcext:value-type="float">
            <text:p>7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7000" calcext:value-type="float">
            <text:p>107000</text:p>
          </table:table-cell>
          <table:table-cell/>
          <table:table-cell table:style-name="ce3" office:value-type="float" office:value="210000" calcext:value-type="float">
            <text:p>210000</text:p>
          </table:table-cell>
          <table:table-cell/>
          <table:table-cell table:style-name="ce3" office:value-type="float" office:value="45000" calcext:value-type="float">
            <text:p>45000</text:p>
          </table:table-cell>
          <table:table-cell/>
          <table:table-cell table:style-name="ce3" office:value-type="float" office:value="78000" calcext:value-type="float">
            <text:p>7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7000" calcext:value-type="float">
            <text:p>107000</text:p>
          </table:table-cell>
          <table:table-cell/>
          <table:table-cell table:style-name="ce3" office:value-type="float" office:value="210000" calcext:value-type="float">
            <text:p>210000</text:p>
          </table:table-cell>
          <table:table-cell/>
          <table:table-cell table:style-name="ce3" office:value-type="float" office:value="44000" calcext:value-type="float">
            <text:p>44000</text:p>
          </table:table-cell>
          <table:table-cell/>
          <table:table-cell table:style-name="ce3" office:value-type="float" office:value="78000" calcext:value-type="float">
            <text:p>7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5000" calcext:value-type="float">
            <text:p>105000</text:p>
          </table:table-cell>
          <table:table-cell/>
          <table:table-cell table:style-name="ce3" office:value-type="float" office:value="210000" calcext:value-type="float">
            <text:p>210000</text:p>
          </table:table-cell>
          <table:table-cell/>
          <table:table-cell table:style-name="ce3" office:value-type="float" office:value="44000" calcext:value-type="float">
            <text:p>44000</text:p>
          </table:table-cell>
          <table:table-cell/>
          <table:table-cell table:style-name="ce3" office:value-type="float" office:value="77000" calcext:value-type="float">
            <text:p>7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5000" calcext:value-type="float">
            <text:p>105000</text:p>
          </table:table-cell>
          <table:table-cell/>
          <table:table-cell table:style-name="ce3" office:value-type="float" office:value="210000" calcext:value-type="float">
            <text:p>210000</text:p>
          </table:table-cell>
          <table:table-cell/>
          <table:table-cell table:style-name="ce3" office:value-type="float" office:value="44000" calcext:value-type="float">
            <text:p>44000</text:p>
          </table:table-cell>
          <table:table-cell/>
          <table:table-cell table:style-name="ce3" office:value-type="float" office:value="76000" calcext:value-type="float">
            <text:p>76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5000" calcext:value-type="float">
            <text:p>105000</text:p>
          </table:table-cell>
          <table:table-cell/>
          <table:table-cell table:style-name="ce3" office:value-type="float" office:value="210000" calcext:value-type="float">
            <text:p>210000</text:p>
          </table:table-cell>
          <table:table-cell/>
          <table:table-cell table:style-name="ce3" office:value-type="float" office:value="44000" calcext:value-type="float">
            <text:p>44000</text:p>
          </table:table-cell>
          <table:table-cell/>
          <table:table-cell table:style-name="ce3" office:value-type="float" office:value="76000" calcext:value-type="float">
            <text:p>76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5000" calcext:value-type="float">
            <text:p>105000</text:p>
          </table:table-cell>
          <table:table-cell/>
          <table:table-cell table:style-name="ce3" office:value-type="float" office:value="210000" calcext:value-type="float">
            <text:p>210000</text:p>
          </table:table-cell>
          <table:table-cell/>
          <table:table-cell table:style-name="ce3" office:value-type="float" office:value="43000" calcext:value-type="float">
            <text:p>43000</text:p>
          </table:table-cell>
          <table:table-cell/>
          <table:table-cell table:style-name="ce3" office:value-type="float" office:value="75000" calcext:value-type="float">
            <text:p>75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3000" calcext:value-type="float">
            <text:p>103000</text:p>
          </table:table-cell>
          <table:table-cell/>
          <table:table-cell table:style-name="ce3" office:value-type="float" office:value="200000" calcext:value-type="float">
            <text:p>200000</text:p>
          </table:table-cell>
          <table:table-cell/>
          <table:table-cell table:style-name="ce3" office:value-type="float" office:value="43000" calcext:value-type="float">
            <text:p>43000</text:p>
          </table:table-cell>
          <table:table-cell/>
          <table:table-cell table:style-name="ce3" office:value-type="float" office:value="75000" calcext:value-type="float">
            <text:p>75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3000" calcext:value-type="float">
            <text:p>103000</text:p>
          </table:table-cell>
          <table:table-cell/>
          <table:table-cell table:style-name="ce3" office:value-type="float" office:value="200000" calcext:value-type="float">
            <text:p>200000</text:p>
          </table:table-cell>
          <table:table-cell/>
          <table:table-cell table:style-name="ce3" office:value-type="float" office:value="43000" calcext:value-type="float">
            <text:p>43000</text:p>
          </table:table-cell>
          <table:table-cell/>
          <table:table-cell table:style-name="ce3" office:value-type="float" office:value="74000" calcext:value-type="float">
            <text:p>74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2000" calcext:value-type="float">
            <text:p>102000</text:p>
          </table:table-cell>
          <table:table-cell/>
          <table:table-cell table:style-name="ce3" office:value-type="float" office:value="200000" calcext:value-type="float">
            <text:p>200000</text:p>
          </table:table-cell>
          <table:table-cell/>
          <table:table-cell table:style-name="ce3" office:value-type="float" office:value="43000" calcext:value-type="float">
            <text:p>43000</text:p>
          </table:table-cell>
          <table:table-cell/>
          <table:table-cell table:style-name="ce3" office:value-type="float" office:value="74000" calcext:value-type="float">
            <text:p>74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1000" calcext:value-type="float">
            <text:p>101000</text:p>
          </table:table-cell>
          <table:table-cell/>
          <table:table-cell table:style-name="ce3" office:value-type="float" office:value="200000" calcext:value-type="float">
            <text:p>200000</text:p>
          </table:table-cell>
          <table:table-cell/>
          <table:table-cell table:style-name="ce3" office:value-type="float" office:value="43000" calcext:value-type="float">
            <text:p>43000</text:p>
          </table:table-cell>
          <table:table-cell/>
          <table:table-cell table:style-name="ce3" office:value-type="float" office:value="73000" calcext:value-type="float">
            <text:p>73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2000" calcext:value-type="float">
            <text:p>102000</text:p>
          </table:table-cell>
          <table:table-cell/>
          <table:table-cell table:style-name="ce3" office:value-type="float" office:value="190000" calcext:value-type="float">
            <text:p>190000</text:p>
          </table:table-cell>
          <table:table-cell/>
          <table:table-cell table:style-name="ce3" office:value-type="float" office:value="42000" calcext:value-type="float">
            <text:p>42000</text:p>
          </table:table-cell>
          <table:table-cell/>
          <table:table-cell table:style-name="ce3" office:value-type="float" office:value="72000" calcext:value-type="float">
            <text:p>72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1000" calcext:value-type="float">
            <text:p>101000</text:p>
          </table:table-cell>
          <table:table-cell/>
          <table:table-cell table:style-name="ce3" office:value-type="float" office:value="190000" calcext:value-type="float">
            <text:p>190000</text:p>
          </table:table-cell>
          <table:table-cell/>
          <table:table-cell table:style-name="ce3" office:value-type="float" office:value="42000" calcext:value-type="float">
            <text:p>42000</text:p>
          </table:table-cell>
          <table:table-cell/>
          <table:table-cell table:style-name="ce3" office:value-type="float" office:value="72000" calcext:value-type="float">
            <text:p>72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00000" calcext:value-type="float">
            <text:p>100000</text:p>
          </table:table-cell>
          <table:table-cell/>
          <table:table-cell table:style-name="ce3" office:value-type="float" office:value="190000" calcext:value-type="float">
            <text:p>190000</text:p>
          </table:table-cell>
          <table:table-cell/>
          <table:table-cell table:style-name="ce3" office:value-type="float" office:value="42000" calcext:value-type="float">
            <text:p>42000</text:p>
          </table:table-cell>
          <table:table-cell/>
          <table:table-cell table:style-name="ce3" office:value-type="float" office:value="72000" calcext:value-type="float">
            <text:p>72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9000" calcext:value-type="float">
            <text:p>99000</text:p>
          </table:table-cell>
          <table:table-cell/>
          <table:table-cell table:style-name="ce3" office:value-type="float" office:value="190000" calcext:value-type="float">
            <text:p>190000</text:p>
          </table:table-cell>
          <table:table-cell/>
          <table:table-cell table:style-name="ce3" office:value-type="float" office:value="42000" calcext:value-type="float">
            <text:p>42000</text:p>
          </table:table-cell>
          <table:table-cell/>
          <table:table-cell table:style-name="ce3" office:value-type="float" office:value="71000" calcext:value-type="float">
            <text:p>7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9000" calcext:value-type="float">
            <text:p>99000</text:p>
          </table:table-cell>
          <table:table-cell/>
          <table:table-cell table:style-name="ce3" office:value-type="float" office:value="190000" calcext:value-type="float">
            <text:p>190000</text:p>
          </table:table-cell>
          <table:table-cell/>
          <table:table-cell table:style-name="ce3" office:value-type="float" office:value="42000" calcext:value-type="float">
            <text:p>42000</text:p>
          </table:table-cell>
          <table:table-cell/>
          <table:table-cell table:style-name="ce3" office:value-type="float" office:value="71000" calcext:value-type="float">
            <text:p>7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8000" calcext:value-type="float">
            <text:p>98000</text:p>
          </table:table-cell>
          <table:table-cell/>
          <table:table-cell table:style-name="ce3" office:value-type="float" office:value="190000" calcext:value-type="float">
            <text:p>190000</text:p>
          </table:table-cell>
          <table:table-cell/>
          <table:table-cell table:style-name="ce3" office:value-type="float" office:value="41000" calcext:value-type="float">
            <text:p>41000</text:p>
          </table:table-cell>
          <table:table-cell/>
          <table:table-cell table:style-name="ce3" office:value-type="float" office:value="70000" calcext:value-type="float">
            <text:p>70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8000" calcext:value-type="float">
            <text:p>98000</text:p>
          </table:table-cell>
          <table:table-cell/>
          <table:table-cell table:style-name="ce3" office:value-type="float" office:value="180000" calcext:value-type="float">
            <text:p>180000</text:p>
          </table:table-cell>
          <table:table-cell/>
          <table:table-cell table:style-name="ce3" office:value-type="float" office:value="41000" calcext:value-type="float">
            <text:p>41000</text:p>
          </table:table-cell>
          <table:table-cell/>
          <table:table-cell table:style-name="ce3" office:value-type="float" office:value="70000" calcext:value-type="float">
            <text:p>70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7000" calcext:value-type="float">
            <text:p>97000</text:p>
          </table:table-cell>
          <table:table-cell/>
          <table:table-cell table:style-name="ce3" office:value-type="float" office:value="180000" calcext:value-type="float">
            <text:p>180000</text:p>
          </table:table-cell>
          <table:table-cell/>
          <table:table-cell table:style-name="ce3" office:value-type="float" office:value="41000" calcext:value-type="float">
            <text:p>41000</text:p>
          </table:table-cell>
          <table:table-cell/>
          <table:table-cell table:style-name="ce3" office:value-type="float" office:value="69000" calcext:value-type="float">
            <text:p>6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6000" calcext:value-type="float">
            <text:p>96000</text:p>
          </table:table-cell>
          <table:table-cell/>
          <table:table-cell table:style-name="ce3" office:value-type="float" office:value="180000" calcext:value-type="float">
            <text:p>180000</text:p>
          </table:table-cell>
          <table:table-cell/>
          <table:table-cell table:style-name="ce3" office:value-type="float" office:value="41000" calcext:value-type="float">
            <text:p>41000</text:p>
          </table:table-cell>
          <table:table-cell/>
          <table:table-cell table:style-name="ce3" office:value-type="float" office:value="69000" calcext:value-type="float">
            <text:p>6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6000" calcext:value-type="float">
            <text:p>96000</text:p>
          </table:table-cell>
          <table:table-cell/>
          <table:table-cell table:style-name="ce3" office:value-type="float" office:value="177000" calcext:value-type="float">
            <text:p>177000</text:p>
          </table:table-cell>
          <table:table-cell/>
          <table:table-cell table:style-name="ce3" office:value-type="float" office:value="41000" calcext:value-type="float">
            <text:p>41000</text:p>
          </table:table-cell>
          <table:table-cell/>
          <table:table-cell table:style-name="ce3" office:value-type="float" office:value="68000" calcext:value-type="float">
            <text:p>6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7000" calcext:value-type="float">
            <text:p>97000</text:p>
          </table:table-cell>
          <table:table-cell/>
          <table:table-cell table:style-name="ce3" office:value-type="float" office:value="174000" calcext:value-type="float">
            <text:p>174000</text:p>
          </table:table-cell>
          <table:table-cell/>
          <table:table-cell table:style-name="ce3" office:value-type="float" office:value="41000" calcext:value-type="float">
            <text:p>41000</text:p>
          </table:table-cell>
          <table:table-cell/>
          <table:table-cell table:style-name="ce3" office:value-type="float" office:value="68000" calcext:value-type="float">
            <text:p>6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5000" calcext:value-type="float">
            <text:p>95000</text:p>
          </table:table-cell>
          <table:table-cell/>
          <table:table-cell table:style-name="ce3" office:value-type="float" office:value="175000" calcext:value-type="float">
            <text:p>175000</text:p>
          </table:table-cell>
          <table:table-cell/>
          <table:table-cell table:style-name="ce3" office:value-type="float" office:value="40000" calcext:value-type="float">
            <text:p>40000</text:p>
          </table:table-cell>
          <table:table-cell/>
          <table:table-cell table:style-name="ce3" office:value-type="float" office:value="67000" calcext:value-type="float">
            <text:p>6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4000" calcext:value-type="float">
            <text:p>94000</text:p>
          </table:table-cell>
          <table:table-cell/>
          <table:table-cell table:style-name="ce3" office:value-type="float" office:value="172000" calcext:value-type="float">
            <text:p>172000</text:p>
          </table:table-cell>
          <table:table-cell/>
          <table:table-cell table:style-name="ce3" office:value-type="float" office:value="40000" calcext:value-type="float">
            <text:p>40000</text:p>
          </table:table-cell>
          <table:table-cell/>
          <table:table-cell table:style-name="ce3" office:value-type="float" office:value="67000" calcext:value-type="float">
            <text:p>6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4000" calcext:value-type="float">
            <text:p>94000</text:p>
          </table:table-cell>
          <table:table-cell/>
          <table:table-cell table:style-name="ce3" office:value-type="float" office:value="170000" calcext:value-type="float">
            <text:p>170000</text:p>
          </table:table-cell>
          <table:table-cell/>
          <table:table-cell table:style-name="ce3" office:value-type="float" office:value="40000" calcext:value-type="float">
            <text:p>40000</text:p>
          </table:table-cell>
          <table:table-cell/>
          <table:table-cell table:style-name="ce3" office:value-type="float" office:value="67000" calcext:value-type="float">
            <text:p>6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4000" calcext:value-type="float">
            <text:p>94000</text:p>
          </table:table-cell>
          <table:table-cell/>
          <table:table-cell table:style-name="ce3" office:value-type="float" office:value="171000" calcext:value-type="float">
            <text:p>171000</text:p>
          </table:table-cell>
          <table:table-cell/>
          <table:table-cell table:style-name="ce3" office:value-type="float" office:value="40000" calcext:value-type="float">
            <text:p>40000</text:p>
          </table:table-cell>
          <table:table-cell/>
          <table:table-cell table:style-name="ce3" office:value-type="float" office:value="66000" calcext:value-type="float">
            <text:p>66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3000" calcext:value-type="float">
            <text:p>93000</text:p>
          </table:table-cell>
          <table:table-cell/>
          <table:table-cell table:style-name="ce3" office:value-type="float" office:value="170000" calcext:value-type="float">
            <text:p>170000</text:p>
          </table:table-cell>
          <table:table-cell/>
          <table:table-cell table:style-name="ce3" office:value-type="float" office:value="40000" calcext:value-type="float">
            <text:p>40000</text:p>
          </table:table-cell>
          <table:table-cell/>
          <table:table-cell table:style-name="ce3" office:value-type="float" office:value="66000" calcext:value-type="float">
            <text:p>66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3000" calcext:value-type="float">
            <text:p>93000</text:p>
          </table:table-cell>
          <table:table-cell/>
          <table:table-cell table:style-name="ce3" office:value-type="float" office:value="166000" calcext:value-type="float">
            <text:p>166000</text:p>
          </table:table-cell>
          <table:table-cell/>
          <table:table-cell table:style-name="ce3" office:value-type="float" office:value="40000" calcext:value-type="float">
            <text:p>40000</text:p>
          </table:table-cell>
          <table:table-cell/>
          <table:table-cell table:style-name="ce3" office:value-type="float" office:value="65000" calcext:value-type="float">
            <text:p>65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2000" calcext:value-type="float">
            <text:p>92000</text:p>
          </table:table-cell>
          <table:table-cell/>
          <table:table-cell table:style-name="ce3" office:value-type="float" office:value="166000" calcext:value-type="float">
            <text:p>166000</text:p>
          </table:table-cell>
          <table:table-cell/>
          <table:table-cell table:style-name="ce3" office:value-type="float" office:value="39000" calcext:value-type="float">
            <text:p>39000</text:p>
          </table:table-cell>
          <table:table-cell/>
          <table:table-cell table:style-name="ce3" office:value-type="float" office:value="65000" calcext:value-type="float">
            <text:p>65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2000" calcext:value-type="float">
            <text:p>92000</text:p>
          </table:table-cell>
          <table:table-cell/>
          <table:table-cell table:style-name="ce3" office:value-type="float" office:value="161000" calcext:value-type="float">
            <text:p>161000</text:p>
          </table:table-cell>
          <table:table-cell/>
          <table:table-cell table:style-name="ce3" office:value-type="float" office:value="39000" calcext:value-type="float">
            <text:p>39000</text:p>
          </table:table-cell>
          <table:table-cell/>
          <table:table-cell table:style-name="ce3" office:value-type="float" office:value="64000" calcext:value-type="float">
            <text:p>64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1000" calcext:value-type="float">
            <text:p>91000</text:p>
          </table:table-cell>
          <table:table-cell/>
          <table:table-cell table:style-name="ce3" office:value-type="float" office:value="163000" calcext:value-type="float">
            <text:p>163000</text:p>
          </table:table-cell>
          <table:table-cell/>
          <table:table-cell table:style-name="ce3" office:value-type="float" office:value="39000" calcext:value-type="float">
            <text:p>39000</text:p>
          </table:table-cell>
          <table:table-cell/>
          <table:table-cell table:style-name="ce3" office:value-type="float" office:value="64000" calcext:value-type="float">
            <text:p>64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0000" calcext:value-type="float">
            <text:p>90000</text:p>
          </table:table-cell>
          <table:table-cell/>
          <table:table-cell table:style-name="ce3" office:value-type="float" office:value="159000" calcext:value-type="float">
            <text:p>159000</text:p>
          </table:table-cell>
          <table:table-cell/>
          <table:table-cell table:style-name="ce3" office:value-type="float" office:value="39000" calcext:value-type="float">
            <text:p>39000</text:p>
          </table:table-cell>
          <table:table-cell/>
          <table:table-cell table:style-name="ce3" office:value-type="float" office:value="63000" calcext:value-type="float">
            <text:p>63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91000" calcext:value-type="float">
            <text:p>91000</text:p>
          </table:table-cell>
          <table:table-cell/>
          <table:table-cell table:style-name="ce3" office:value-type="float" office:value="159000" calcext:value-type="float">
            <text:p>159000</text:p>
          </table:table-cell>
          <table:table-cell/>
          <table:table-cell table:style-name="ce3" office:value-type="float" office:value="39000" calcext:value-type="float">
            <text:p>39000</text:p>
          </table:table-cell>
          <table:table-cell/>
          <table:table-cell table:style-name="ce3" office:value-type="float" office:value="63000" calcext:value-type="float">
            <text:p>63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9000" calcext:value-type="float">
            <text:p>89000</text:p>
          </table:table-cell>
          <table:table-cell/>
          <table:table-cell table:style-name="ce3" office:value-type="float" office:value="158000" calcext:value-type="float">
            <text:p>158000</text:p>
          </table:table-cell>
          <table:table-cell/>
          <table:table-cell table:style-name="ce3" office:value-type="float" office:value="39000" calcext:value-type="float">
            <text:p>39000</text:p>
          </table:table-cell>
          <table:table-cell/>
          <table:table-cell table:style-name="ce3" office:value-type="float" office:value="63000" calcext:value-type="float">
            <text:p>63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9000" calcext:value-type="float">
            <text:p>89000</text:p>
          </table:table-cell>
          <table:table-cell/>
          <table:table-cell table:style-name="ce3" office:value-type="float" office:value="155000" calcext:value-type="float">
            <text:p>155000</text:p>
          </table:table-cell>
          <table:table-cell/>
          <table:table-cell table:style-name="ce3" office:value-type="float" office:value="38000" calcext:value-type="float">
            <text:p>38000</text:p>
          </table:table-cell>
          <table:table-cell/>
          <table:table-cell table:style-name="ce3" office:value-type="float" office:value="63000" calcext:value-type="float">
            <text:p>63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8000" calcext:value-type="float">
            <text:p>88000</text:p>
          </table:table-cell>
          <table:table-cell/>
          <table:table-cell table:style-name="ce3" office:value-type="float" office:value="155000" calcext:value-type="float">
            <text:p>155000</text:p>
          </table:table-cell>
          <table:table-cell/>
          <table:table-cell table:style-name="ce3" office:value-type="float" office:value="38000" calcext:value-type="float">
            <text:p>38000</text:p>
          </table:table-cell>
          <table:table-cell/>
          <table:table-cell table:style-name="ce3" office:value-type="float" office:value="62000" calcext:value-type="float">
            <text:p>62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9000" calcext:value-type="float">
            <text:p>89000</text:p>
          </table:table-cell>
          <table:table-cell/>
          <table:table-cell table:style-name="ce3" office:value-type="float" office:value="154000" calcext:value-type="float">
            <text:p>154000</text:p>
          </table:table-cell>
          <table:table-cell/>
          <table:table-cell table:style-name="ce3" office:value-type="float" office:value="38000" calcext:value-type="float">
            <text:p>38000</text:p>
          </table:table-cell>
          <table:table-cell/>
          <table:table-cell table:style-name="ce3" office:value-type="float" office:value="61000" calcext:value-type="float">
            <text:p>6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7000" calcext:value-type="float">
            <text:p>87000</text:p>
          </table:table-cell>
          <table:table-cell/>
          <table:table-cell table:style-name="ce3" office:value-type="float" office:value="152000" calcext:value-type="float">
            <text:p>152000</text:p>
          </table:table-cell>
          <table:table-cell/>
          <table:table-cell table:style-name="ce3" office:value-type="float" office:value="38000" calcext:value-type="float">
            <text:p>38000</text:p>
          </table:table-cell>
          <table:table-cell/>
          <table:table-cell table:style-name="ce3" office:value-type="float" office:value="61000" calcext:value-type="float">
            <text:p>6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7000" calcext:value-type="float">
            <text:p>87000</text:p>
          </table:table-cell>
          <table:table-cell/>
          <table:table-cell table:style-name="ce3" office:value-type="float" office:value="153000" calcext:value-type="float">
            <text:p>153000</text:p>
          </table:table-cell>
          <table:table-cell/>
          <table:table-cell table:style-name="ce3" office:value-type="float" office:value="38000" calcext:value-type="float">
            <text:p>38000</text:p>
          </table:table-cell>
          <table:table-cell/>
          <table:table-cell table:style-name="ce3" office:value-type="float" office:value="61000" calcext:value-type="float">
            <text:p>6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8000" calcext:value-type="float">
            <text:p>88000</text:p>
          </table:table-cell>
          <table:table-cell/>
          <table:table-cell table:style-name="ce3" office:value-type="float" office:value="150000" calcext:value-type="float">
            <text:p>150000</text:p>
          </table:table-cell>
          <table:table-cell/>
          <table:table-cell table:style-name="ce3" office:value-type="float" office:value="37000" calcext:value-type="float">
            <text:p>37000</text:p>
          </table:table-cell>
          <table:table-cell/>
          <table:table-cell table:style-name="ce3" office:value-type="float" office:value="61000" calcext:value-type="float">
            <text:p>61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7000" calcext:value-type="float">
            <text:p>87000</text:p>
          </table:table-cell>
          <table:table-cell/>
          <table:table-cell table:style-name="ce3" office:value-type="float" office:value="150000" calcext:value-type="float">
            <text:p>150000</text:p>
          </table:table-cell>
          <table:table-cell/>
          <table:table-cell table:style-name="ce3" office:value-type="float" office:value="37000" calcext:value-type="float">
            <text:p>37000</text:p>
          </table:table-cell>
          <table:table-cell/>
          <table:table-cell table:style-name="ce3"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6000" calcext:value-type="float">
            <text:p>86000</text:p>
          </table:table-cell>
          <table:table-cell/>
          <table:table-cell table:style-name="ce3" office:value-type="float" office:value="149000" calcext:value-type="float">
            <text:p>149000</text:p>
          </table:table-cell>
          <table:table-cell/>
          <table:table-cell table:style-name="ce3" office:value-type="float" office:value="37000" calcext:value-type="float">
            <text:p>37000</text:p>
          </table:table-cell>
          <table:table-cell/>
          <table:table-cell table:style-name="ce3" office:value-type="float" office:value="60000" calcext:value-type="float">
            <text:p>60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5000" calcext:value-type="float">
            <text:p>85000</text:p>
          </table:table-cell>
          <table:table-cell/>
          <table:table-cell table:style-name="ce3" office:value-type="float" office:value="147000" calcext:value-type="float">
            <text:p>147000</text:p>
          </table:table-cell>
          <table:table-cell/>
          <table:table-cell table:style-name="ce3" office:value-type="float" office:value="37000" calcext:value-type="float">
            <text:p>37000</text:p>
          </table:table-cell>
          <table:table-cell/>
          <table:table-cell table:style-name="ce3" office:value-type="float" office:value="59000" calcext:value-type="float">
            <text:p>5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5000" calcext:value-type="float">
            <text:p>85000</text:p>
          </table:table-cell>
          <table:table-cell/>
          <table:table-cell table:style-name="ce3" office:value-type="float" office:value="145000" calcext:value-type="float">
            <text:p>145000</text:p>
          </table:table-cell>
          <table:table-cell/>
          <table:table-cell table:style-name="ce3" office:value-type="float" office:value="37000" calcext:value-type="float">
            <text:p>37000</text:p>
          </table:table-cell>
          <table:table-cell/>
          <table:table-cell table:style-name="ce3" office:value-type="float" office:value="59000" calcext:value-type="float">
            <text:p>59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4000" calcext:value-type="float">
            <text:p>84000</text:p>
          </table:table-cell>
          <table:table-cell/>
          <table:table-cell table:style-name="ce3" office:value-type="float" office:value="143000" calcext:value-type="float">
            <text:p>143000</text:p>
          </table:table-cell>
          <table:table-cell/>
          <table:table-cell table:style-name="ce3" office:value-type="float" office:value="37000" calcext:value-type="float">
            <text:p>37000</text:p>
          </table:table-cell>
          <table:table-cell/>
          <table:table-cell table:style-name="ce3" office:value-type="float" office:value="58000" calcext:value-type="float">
            <text:p>5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4000" calcext:value-type="float">
            <text:p>84000</text:p>
          </table:table-cell>
          <table:table-cell/>
          <table:table-cell table:style-name="ce3" office:value-type="float" office:value="142000" calcext:value-type="float">
            <text:p>142000</text:p>
          </table:table-cell>
          <table:table-cell/>
          <table:table-cell table:style-name="ce3" office:value-type="float" office:value="36000" calcext:value-type="float">
            <text:p>36000</text:p>
          </table:table-cell>
          <table:table-cell/>
          <table:table-cell table:style-name="ce3" office:value-type="float" office:value="58000" calcext:value-type="float">
            <text:p>5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3000" calcext:value-type="float">
            <text:p>83000</text:p>
          </table:table-cell>
          <table:table-cell/>
          <table:table-cell table:style-name="ce3" office:value-type="float" office:value="140000" calcext:value-type="float">
            <text:p>140000</text:p>
          </table:table-cell>
          <table:table-cell/>
          <table:table-cell table:style-name="ce3" office:value-type="float" office:value="36000" calcext:value-type="float">
            <text:p>36000</text:p>
          </table:table-cell>
          <table:table-cell/>
          <table:table-cell table:style-name="ce3" office:value-type="float" office:value="58000" calcext:value-type="float">
            <text:p>58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3000" calcext:value-type="float">
            <text:p>83000</text:p>
          </table:table-cell>
          <table:table-cell/>
          <table:table-cell table:style-name="ce3" office:value-type="float" office:value="138000" calcext:value-type="float">
            <text:p>138000</text:p>
          </table:table-cell>
          <table:table-cell/>
          <table:table-cell table:style-name="ce3" office:value-type="float" office:value="36000" calcext:value-type="float">
            <text:p>36000</text:p>
          </table:table-cell>
          <table:table-cell/>
          <table:table-cell table:style-name="ce3" office:value-type="float" office:value="57000" calcext:value-type="float">
            <text:p>5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3000" calcext:value-type="float">
            <text:p>83000</text:p>
          </table:table-cell>
          <table:table-cell/>
          <table:table-cell table:style-name="ce3" office:value-type="float" office:value="138000" calcext:value-type="float">
            <text:p>138000</text:p>
          </table:table-cell>
          <table:table-cell/>
          <table:table-cell table:style-name="ce3" office:value-type="float" office:value="36000" calcext:value-type="float">
            <text:p>36000</text:p>
          </table:table-cell>
          <table:table-cell/>
          <table:table-cell table:style-name="ce3" office:value-type="float" office:value="57000" calcext:value-type="float">
            <text:p>5700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83000" calcext:value-type="float">
            <text:p>83000</text:p>
          </table:table-cell>
          <table:table-cell/>
          <table:table-cell table:style-name="ce3" office:value-type="float" office:value="137000" calcext:value-type="float">
            <text:p>137000</text:p>
          </table:table-cell>
          <table:table-cell/>
          <table:table-cell table:style-name="ce3" office:value-type="float" office:value="36000" calcext:value-type="float">
            <text:p>36000</text:p>
          </table:table-cell>
          <table:table-cell/>
          <table:table-cell table:style-name="ce3" office:value-type="float" office:value="57000" calcext:value-type="float">
            <text:p>57000</text:p>
          </table:table-cell>
          <table:table-cell/>
        </table:table-row>
        <table:table-row table:style-name="ro1" table:number-rows-repeated="10483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we Rother</meta:initial-creator>
    <meta:creation-date>2023-07-29T15:23:23.660000000</meta:creation-date>
    <dc:date>2023-07-29T15:40:19.900000000</dc:date>
    <dc:creator>Uwe Rother</dc:creator>
    <meta:editing-duration>PT3M56S</meta:editing-duration>
    <meta:editing-cycles>1</meta:editing-cycles>
    <meta:document-statistic meta:table-count="1" meta:cell-count="1522" meta:object-count="1"/>
    <meta:generator>LibreOffice/7.2.7.2$Windows_X86_64 LibreOffice_project/8d71d29d553c0f7dcbfa38fbfda25ee34cce99a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8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678cm" svg:height="24.288cm" xlink:href=".." xlink:type="simple" chart:class="chart:scatter" chart:style-name="ch1">
        <chart:legend chart:legend-position="end" svg:x="4.447cm" svg:y="15.201cm" style:legend-expansion="custom" svg:width="3.707cm" svg:height="5.597cm" style:legend-expansion-aspect-ratio="0.662319099517599" chart:style-name="ch2"/>
        <chart:plot-area chart:style-name="ch3" table:cell-range-address="Tabelle1.A1:Tabelle1.A102 Tabelle1.C1:Tabelle1.C102 Tabelle1.E1:Tabelle1.E102 Tabelle1.G1:Tabelle1.G102 Tabelle1.I1:Tabelle1.I102 Tabelle1.K1:Tabelle1.K102" chart:data-source-has-labels="row" svg:x="1.991cm" svg:y="0.83cm" svg:width="25.564cm" svg:height="21.861cm">
          <chart:coordinate-region svg:x="2.919cm" svg:y="1.032cm" svg:width="24.2cm" svg:height="21.006cm"/>
          <chart:axis chart:dimension="x" chart:name="primary-x" chart:style-name="ch4">
            <chart:title svg:x="14.261cm" svg:y="23.176cm" chart:style-name="ch5">
              <text:p>f / kHz</text:p>
            </chart:title>
          </chart:axis>
          <chart:axis chart:dimension="y" chart:name="primary-y" chart:style-name="ch6">
            <chart:title svg:x="0.728cm" svg:y="12.262cm" chart:style-name="ch7">
              <text:p>C / C0</text:p>
            </chart:title>
            <chart:grid chart:style-name="ch8" chart:class="major"/>
          </chart:axis>
          <chart:series chart:style-name="ch9" chart:values-cell-range-address="Tabelle1.C2:Tabelle1.C102" chart:label-cell-address="Tabelle1.C1:Tabelle1.C1" chart:class="chart:scatter">
            <chart:domain table:cell-range-address="Tabelle1.A2:Tabelle1.A102"/>
            <chart:data-point chart:repeated="101"/>
          </chart:series>
          <chart:series chart:style-name="ch10" chart:values-cell-range-address="Tabelle1.E2:Tabelle1.E102" chart:label-cell-address="Tabelle1.E1:Tabelle1.E1" chart:class="chart:scatter">
            <chart:data-point chart:repeated="101"/>
          </chart:series>
          <chart:series chart:style-name="ch11" chart:values-cell-range-address="Tabelle1.G2:Tabelle1.G102" chart:label-cell-address="Tabelle1.G1:Tabelle1.G1" chart:class="chart:scatter">
            <chart:data-point chart:repeated="101"/>
          </chart:series>
          <chart:series chart:style-name="ch12" chart:values-cell-range-address="Tabelle1.I2:Tabelle1.I102" chart:label-cell-address="Tabelle1.I1:Tabelle1.I1" chart:class="chart:scatter">
            <chart:data-point chart:repeated="101"/>
          </chart:series>
          <chart:series chart:style-name="ch13" chart:values-cell-range-address="Tabelle1.K2:Tabelle1.K102" chart:label-cell-address="Tabelle1.K1:Tabelle1.K1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antal  1µF</text:p>
                <draw:g>
                  <svg:desc>Tabelle1.C1:Tabelle1.C1</svg:desc>
                </draw:g>
              </table:table-cell>
              <table:table-cell office:value-type="string">
                <text:p>Pan180µF</text:p>
                <draw:g>
                  <svg:desc>Tabelle1.E1:Tabelle1.E1</svg:desc>
                </draw:g>
              </table:table-cell>
              <table:table-cell office:value-type="string">
                <text:p>Pan680µF</text:p>
                <draw:g>
                  <svg:desc>Tabelle1.G1:Tabelle1.G1</svg:desc>
                </draw:g>
              </table:table-cell>
              <table:table-cell office:value-type="string">
                <text:p>blau100µF</text:p>
                <draw:g>
                  <svg:desc>Tabelle1.I1:Tabelle1.I1</svg:desc>
                </draw:g>
              </table:table-cell>
              <table:table-cell office:value-type="string">
                <text:p>SXE470µF</text:p>
                <draw:g>
                  <svg:desc>Tabelle1.K1:Tabelle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Tabelle1.A2:Tabelle1.A102</svg:desc>
                </draw:g>
              </table:table-cell>
              <table:table-cell office:value-type="float" office:value="1">
                <text:p>1</text:p>
                <draw:g>
                  <svg:desc>Tabelle1.C2:Tabelle1.C102</svg:desc>
                </draw:g>
              </table:table-cell>
              <table:table-cell office:value-type="float" office:value="1">
                <text:p>1</text:p>
                <draw:g>
                  <svg:desc>Tabelle1.E2:Tabelle1.E102</svg:desc>
                </draw:g>
              </table:table-cell>
              <table:table-cell office:value-type="float" office:value="1">
                <text:p>1</text:p>
                <draw:g>
                  <svg:desc>Tabelle1.G2:Tabelle1.G102</svg:desc>
                </draw:g>
              </table:table-cell>
              <table:table-cell office:value-type="float" office:value="1">
                <text:p>1</text:p>
                <draw:g>
                  <svg:desc>Tabelle1.I2:Tabelle1.I102</svg:desc>
                </draw:g>
              </table:table-cell>
              <table:table-cell office:value-type="float" office:value="1">
                <text:p>1</text:p>
                <draw:g>
                  <svg:desc>Tabelle1.K2:Tabelle1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81413359148112">
                <text:p>0.981413359148112</text:p>
              </table:table-cell>
              <table:table-cell office:value-type="float" office:value="0.963793982661907">
                <text:p>0.963793982661907</text:p>
              </table:table-cell>
              <table:table-cell office:value-type="float" office:value="0.958904109589041">
                <text:p>0.958904109589041</text:p>
              </table:table-cell>
              <table:table-cell office:value-type="float" office:value="0.936555891238671">
                <text:p>0.936555891238671</text:p>
              </table:table-cell>
              <table:table-cell office:value-type="float" office:value="0.893478260869565">
                <text:p>0.893478260869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8025169409487">
                <text:p>0.978025169409487</text:p>
              </table:table-cell>
              <table:table-cell office:value-type="float" office:value="0.953595104538501">
                <text:p>0.953595104538501</text:p>
              </table:table-cell>
              <table:table-cell office:value-type="float" office:value="0.945205479452055">
                <text:p>0.945205479452055</text:p>
              </table:table-cell>
              <table:table-cell office:value-type="float" office:value="0.926485397784492">
                <text:p>0.926485397784492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75798644724105">
                <text:p>0.975798644724105</text:p>
              </table:table-cell>
              <table:table-cell office:value-type="float" office:value="0.96889342172361">
                <text:p>0.96889342172361</text:p>
              </table:table-cell>
              <table:table-cell office:value-type="float" office:value="0.945205479452055">
                <text:p>0.945205479452055</text:p>
              </table:table-cell>
              <table:table-cell office:value-type="float" office:value="0.918429003021148">
                <text:p>0.918429003021148</text:p>
              </table:table-cell>
              <table:table-cell office:value-type="float" office:value="0.847826086956522">
                <text:p>0.847826086956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74830590513069">
                <text:p>0.974830590513069</text:p>
              </table:table-cell>
              <table:table-cell office:value-type="float" office:value="0.96889342172361">
                <text:p>0.96889342172361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91238670694864">
                <text:p>0.91238670694864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73862536302033">
                <text:p>0.973862536302033</text:p>
              </table:table-cell>
              <table:table-cell office:value-type="float" office:value="0.96889342172361">
                <text:p>0.96889342172361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907351460221551">
                <text:p>0.907351460221551</text:p>
              </table:table-cell>
              <table:table-cell office:value-type="float" office:value="0.804347826086956">
                <text:p>0.804347826086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71926427879961">
                <text:p>0.971926427879961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906344410876133">
                <text:p>0.906344410876133</text:p>
              </table:table-cell>
              <table:table-cell office:value-type="float" office:value="0.804347826086956">
                <text:p>0.804347826086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71442400774443">
                <text:p>0.971442400774443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906344410876133">
                <text:p>0.906344410876133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70474346563407">
                <text:p>0.970474346563407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906344410876133">
                <text:p>0.906344410876133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69699903194579">
                <text:p>0.969699903194579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906344410876133">
                <text:p>0.906344410876133</text:p>
              </table:table-cell>
              <table:table-cell office:value-type="float" office:value="0.760869565217391">
                <text:p>0.760869565217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6892545982575">
                <text:p>0.96892545982575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906344410876133">
                <text:p>0.906344410876133</text:p>
              </table:table-cell>
              <table:table-cell office:value-type="float" office:value="0.760869565217391">
                <text:p>0.760869565217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68247821878025">
                <text:p>0.968247821878025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906344410876133">
                <text:p>0.906344410876133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675701839303">
                <text:p>0.9675701839303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906344410876133">
                <text:p>0.906344410876133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66795740561471">
                <text:p>0.966795740561471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906344410876133">
                <text:p>0.906344410876133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66311713455954">
                <text:p>0.966311713455954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17808219178082">
                <text:p>0.917808219178082</text:p>
              </table:table-cell>
              <table:table-cell office:value-type="float" office:value="0.866062437059416">
                <text:p>0.866062437059416</text:p>
              </table:table-cell>
              <table:table-cell office:value-type="float" office:value="0.717391304347826">
                <text:p>0.717391304347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65634075508228">
                <text:p>0.965634075508228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17808219178082">
                <text:p>0.917808219178082</text:p>
              </table:table-cell>
              <table:table-cell office:value-type="float" office:value="0.866062437059416">
                <text:p>0.866062437059416</text:p>
              </table:table-cell>
              <table:table-cell office:value-type="float" office:value="0.717391304347826">
                <text:p>0.717391304347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65053242981607">
                <text:p>0.965053242981607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17808219178082">
                <text:p>0.917808219178082</text:p>
              </table:table-cell>
              <table:table-cell office:value-type="float" office:value="0.866062437059416">
                <text:p>0.866062437059416</text:p>
              </table:table-cell>
              <table:table-cell office:value-type="float" office:value="0.717391304347826">
                <text:p>0.717391304347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64666021297192">
                <text:p>0.964666021297192</text:p>
              </table:table-cell>
              <table:table-cell office:value-type="float" office:value="0.917899031106578">
                <text:p>0.917899031106578</text:p>
              </table:table-cell>
              <table:table-cell office:value-type="float" office:value="0.917808219178082">
                <text:p>0.917808219178082</text:p>
              </table:table-cell>
              <table:table-cell office:value-type="float" office:value="0.855991943605237">
                <text:p>0.855991943605237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64085188770571">
                <text:p>0.964085188770571</text:p>
              </table:table-cell>
              <table:table-cell office:value-type="float" office:value="0.912799592044875">
                <text:p>0.912799592044875</text:p>
              </table:table-cell>
              <table:table-cell office:value-type="float" office:value="0.917808219178082">
                <text:p>0.917808219178082</text:p>
              </table:table-cell>
              <table:table-cell office:value-type="float" office:value="0.855991943605237">
                <text:p>0.855991943605237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63601161665053">
                <text:p>0.963601161665053</text:p>
              </table:table-cell>
              <table:table-cell office:value-type="float" office:value="0.912799592044875">
                <text:p>0.912799592044875</text:p>
              </table:table-cell>
              <table:table-cell office:value-type="float" office:value="0.931506849315068">
                <text:p>0.931506849315068</text:p>
              </table:table-cell>
              <table:table-cell office:value-type="float" office:value="0.855991943605237">
                <text:p>0.855991943605237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63117134559535">
                <text:p>0.963117134559535</text:p>
              </table:table-cell>
              <table:table-cell office:value-type="float" office:value="0.907700152983172">
                <text:p>0.907700152983172</text:p>
              </table:table-cell>
              <table:table-cell office:value-type="float" office:value="0.917808219178082">
                <text:p>0.917808219178082</text:p>
              </table:table-cell>
              <table:table-cell office:value-type="float" office:value="0.845921450151057">
                <text:p>0.845921450151057</text:p>
              </table:table-cell>
              <table:table-cell office:value-type="float" office:value="0.673913043478261">
                <text:p>0.6739130434782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6243949661181">
                <text:p>0.96243949661181</text:p>
              </table:table-cell>
              <table:table-cell office:value-type="float" office:value="0.907700152983172">
                <text:p>0.907700152983172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845921450151057">
                <text:p>0.845921450151057</text:p>
              </table:table-cell>
              <table:table-cell office:value-type="float" office:value="0.673913043478261">
                <text:p>0.673913043478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907700152983172">
                <text:p>0.907700152983172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835850956696878">
                <text:p>0.835850956696878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902600713921469">
                <text:p>0.902600713921469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835850956696878">
                <text:p>0.835850956696878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902600713921469">
                <text:p>0.902600713921469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835850956696878">
                <text:p>0.835850956696878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97501274859765">
                <text:p>0.897501274859765</text:p>
              </table:table-cell>
              <table:table-cell office:value-type="float" office:value="0.89041095890411">
                <text:p>0.89041095890411</text:p>
              </table:table-cell>
              <table:table-cell office:value-type="float" office:value="0.825780463242699">
                <text:p>0.825780463242699</text:p>
              </table:table-cell>
              <table:table-cell office:value-type="float" office:value="0.630434782608696">
                <text:p>0.630434782608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97501274859765">
                <text:p>0.897501274859765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825780463242699">
                <text:p>0.825780463242699</text:p>
              </table:table-cell>
              <table:table-cell office:value-type="float" office:value="0.630434782608696">
                <text:p>0.630434782608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97501274859765">
                <text:p>0.897501274859765</text:p>
              </table:table-cell>
              <table:table-cell office:value-type="float" office:value="0.89041095890411">
                <text:p>0.89041095890411</text:p>
              </table:table-cell>
              <table:table-cell office:value-type="float" office:value="0.825780463242699">
                <text:p>0.825780463242699</text:p>
              </table:table-cell>
              <table:table-cell office:value-type="float" office:value="0.630434782608696">
                <text:p>0.630434782608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97501274859765">
                <text:p>0.897501274859765</text:p>
              </table:table-cell>
              <table:table-cell office:value-type="float" office:value="0.904109589041096">
                <text:p>0.904109589041096</text:p>
              </table:table-cell>
              <table:table-cell office:value-type="float" office:value="0.81570996978852">
                <text:p>0.81570996978852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92401835798062">
                <text:p>0.892401835798062</text:p>
              </table:table-cell>
              <table:table-cell office:value-type="float" office:value="0.89041095890411">
                <text:p>0.89041095890411</text:p>
              </table:table-cell>
              <table:table-cell office:value-type="float" office:value="0.81570996978852">
                <text:p>0.81570996978852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92401835798062">
                <text:p>0.892401835798062</text:p>
              </table:table-cell>
              <table:table-cell office:value-type="float" office:value="0.89041095890411">
                <text:p>0.89041095890411</text:p>
              </table:table-cell>
              <table:table-cell office:value-type="float" office:value="0.81570996978852">
                <text:p>0.81570996978852</text:p>
              </table:table-cell>
              <table:table-cell office:value-type="float" office:value="0.608695652173913">
                <text:p>0.608695652173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92401835798062">
                <text:p>0.892401835798062</text:p>
              </table:table-cell>
              <table:table-cell office:value-type="float" office:value="0.89041095890411">
                <text:p>0.89041095890411</text:p>
              </table:table-cell>
              <table:table-cell office:value-type="float" office:value="0.80563947633434">
                <text:p>0.80563947633434</text:p>
              </table:table-cell>
              <table:table-cell office:value-type="float" office:value="0.58695652173913">
                <text:p>0.586956521739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87302396736359">
                <text:p>0.887302396736359</text:p>
              </table:table-cell>
              <table:table-cell office:value-type="float" office:value="0.876712328767123">
                <text:p>0.876712328767123</text:p>
              </table:table-cell>
              <table:table-cell office:value-type="float" office:value="0.80563947633434">
                <text:p>0.80563947633434</text:p>
              </table:table-cell>
              <table:table-cell office:value-type="float" office:value="0.58695652173913">
                <text:p>0.58695652173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82202957674656">
                <text:p>0.882202957674656</text:p>
              </table:table-cell>
              <table:table-cell office:value-type="float" office:value="0.876712328767123">
                <text:p>0.876712328767123</text:p>
              </table:table-cell>
              <table:table-cell office:value-type="float" office:value="0.80563947633434">
                <text:p>0.80563947633434</text:p>
              </table:table-cell>
              <table:table-cell office:value-type="float" office:value="0.58695652173913">
                <text:p>0.58695652173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82202957674656">
                <text:p>0.882202957674656</text:p>
              </table:table-cell>
              <table:table-cell office:value-type="float" office:value="0.876712328767123">
                <text:p>0.876712328767123</text:p>
              </table:table-cell>
              <table:table-cell office:value-type="float" office:value="0.795568982880161">
                <text:p>0.795568982880161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5837366892546">
                <text:p>0.95837366892546</text:p>
              </table:table-cell>
              <table:table-cell office:value-type="float" office:value="0.882202957674656">
                <text:p>0.882202957674656</text:p>
              </table:table-cell>
              <table:table-cell office:value-type="float" office:value="0.863013698630137">
                <text:p>0.863013698630137</text:p>
              </table:table-cell>
              <table:table-cell office:value-type="float" office:value="0.795568982880161">
                <text:p>0.795568982880161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77103518612953">
                <text:p>0.877103518612953</text:p>
              </table:table-cell>
              <table:table-cell office:value-type="float" office:value="0.863013698630137">
                <text:p>0.863013698630137</text:p>
              </table:table-cell>
              <table:table-cell office:value-type="float" office:value="0.795568982880161">
                <text:p>0.795568982880161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77103518612953">
                <text:p>0.877103518612953</text:p>
              </table:table-cell>
              <table:table-cell office:value-type="float" office:value="0.849315068493151">
                <text:p>0.849315068493151</text:p>
              </table:table-cell>
              <table:table-cell office:value-type="float" office:value="0.785498489425982">
                <text:p>0.785498489425982</text:p>
              </table:table-cell>
              <table:table-cell office:value-type="float" office:value="0.543478260869565">
                <text:p>0.543478260869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77103518612953">
                <text:p>0.877103518612953</text:p>
              </table:table-cell>
              <table:table-cell office:value-type="float" office:value="0.849315068493151">
                <text:p>0.849315068493151</text:p>
              </table:table-cell>
              <table:table-cell office:value-type="float" office:value="0.785498489425982">
                <text:p>0.785498489425982</text:p>
              </table:table-cell>
              <table:table-cell office:value-type="float" office:value="0.543478260869565">
                <text:p>0.543478260869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72004079551249">
                <text:p>0.872004079551249</text:p>
              </table:table-cell>
              <table:table-cell office:value-type="float" office:value="0.849315068493151">
                <text:p>0.849315068493151</text:p>
              </table:table-cell>
              <table:table-cell office:value-type="float" office:value="0.775427995971803">
                <text:p>0.775427995971803</text:p>
              </table:table-cell>
              <table:table-cell office:value-type="float" office:value="0.543478260869565">
                <text:p>0.543478260869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72004079551249">
                <text:p>0.872004079551249</text:p>
              </table:table-cell>
              <table:table-cell office:value-type="float" office:value="0.849315068493151">
                <text:p>0.849315068493151</text:p>
              </table:table-cell>
              <table:table-cell office:value-type="float" office:value="0.775427995971803">
                <text:p>0.775427995971803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66904640489546">
                <text:p>0.866904640489546</text:p>
              </table:table-cell>
              <table:table-cell office:value-type="float" office:value="0.821917808219178">
                <text:p>0.821917808219178</text:p>
              </table:table-cell>
              <table:table-cell office:value-type="float" office:value="0.775427995971803">
                <text:p>0.775427995971803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66904640489546">
                <text:p>0.866904640489546</text:p>
              </table:table-cell>
              <table:table-cell office:value-type="float" office:value="0.835616438356164">
                <text:p>0.835616438356164</text:p>
              </table:table-cell>
              <table:table-cell office:value-type="float" office:value="0.765357502517623">
                <text:p>0.765357502517623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61805201427843">
                <text:p>0.861805201427843</text:p>
              </table:table-cell>
              <table:table-cell office:value-type="float" office:value="0.821917808219178">
                <text:p>0.821917808219178</text:p>
              </table:table-cell>
              <table:table-cell office:value-type="float" office:value="0.765357502517623">
                <text:p>0.7653575025176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61805201427843">
                <text:p>0.861805201427843</text:p>
              </table:table-cell>
              <table:table-cell office:value-type="float" office:value="0.821917808219178">
                <text:p>0.821917808219178</text:p>
              </table:table-cell>
              <table:table-cell office:value-type="float" office:value="0.765357502517623">
                <text:p>0.7653575025176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5670576236614">
                <text:p>0.85670576236614</text:p>
              </table:table-cell>
              <table:table-cell office:value-type="float" office:value="0.821917808219178">
                <text:p>0.82191780821917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5670576236614">
                <text:p>0.85670576236614</text:p>
              </table:table-cell>
              <table:table-cell office:value-type="float" office:value="0.808219178082192">
                <text:p>0.808219178082192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5670576236614">
                <text:p>0.85670576236614</text:p>
              </table:table-cell>
              <table:table-cell office:value-type="float" office:value="0.794520547945205">
                <text:p>0.794520547945205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5670576236614">
                <text:p>0.85670576236614</text:p>
              </table:table-cell>
              <table:table-cell office:value-type="float" office:value="0.794520547945205">
                <text:p>0.794520547945205</text:p>
              </table:table-cell>
              <table:table-cell office:value-type="float" office:value="0.745216515609265">
                <text:p>0.745216515609265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48693126815101">
                <text:p>0.948693126815101</text:p>
              </table:table-cell>
              <table:table-cell office:value-type="float" office:value="0.851606323304437">
                <text:p>0.851606323304437</text:p>
              </table:table-cell>
              <table:table-cell office:value-type="float" office:value="0.794520547945205">
                <text:p>0.794520547945205</text:p>
              </table:table-cell>
              <table:table-cell office:value-type="float" office:value="0.745216515609265">
                <text:p>0.745216515609265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46506884242733">
                <text:p>0.846506884242733</text:p>
              </table:table-cell>
              <table:table-cell office:value-type="float" office:value="0.794520547945205">
                <text:p>0.794520547945205</text:p>
              </table:table-cell>
              <table:table-cell office:value-type="float" office:value="0.735146022155086">
                <text:p>0.735146022155086</text:p>
              </table:table-cell>
              <table:table-cell office:value-type="float" office:value="0.456521739130435">
                <text:p>0.456521739130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46506884242733">
                <text:p>0.846506884242733</text:p>
              </table:table-cell>
              <table:table-cell office:value-type="float" office:value="0.780821917808219">
                <text:p>0.780821917808219</text:p>
              </table:table-cell>
              <table:table-cell office:value-type="float" office:value="0.735146022155086">
                <text:p>0.735146022155086</text:p>
              </table:table-cell>
              <table:table-cell office:value-type="float" office:value="0.456521739130435">
                <text:p>0.456521739130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4140744518103">
                <text:p>0.84140744518103</text:p>
              </table:table-cell>
              <table:table-cell office:value-type="float" office:value="0.780821917808219">
                <text:p>0.780821917808219</text:p>
              </table:table-cell>
              <table:table-cell office:value-type="float" office:value="0.735146022155086">
                <text:p>0.735146022155086</text:p>
              </table:table-cell>
              <table:table-cell office:value-type="float" office:value="0.456521739130435">
                <text:p>0.456521739130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36308006119327">
                <text:p>0.836308006119327</text:p>
              </table:table-cell>
              <table:table-cell office:value-type="float" office:value="0.767123287671233">
                <text:p>0.767123287671233</text:p>
              </table:table-cell>
              <table:table-cell office:value-type="float" office:value="0.725075528700906">
                <text:p>0.725075528700906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36308006119327">
                <text:p>0.836308006119327</text:p>
              </table:table-cell>
              <table:table-cell office:value-type="float" office:value="0.753424657534247">
                <text:p>0.753424657534247</text:p>
              </table:table-cell>
              <table:table-cell office:value-type="float" office:value="0.725075528700906">
                <text:p>0.725075528700906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36308006119327">
                <text:p>0.836308006119327</text:p>
              </table:table-cell>
              <table:table-cell office:value-type="float" office:value="0.767123287671233">
                <text:p>0.767123287671233</text:p>
              </table:table-cell>
              <table:table-cell office:value-type="float" office:value="0.725075528700906">
                <text:p>0.725075528700906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36308006119327">
                <text:p>0.836308006119327</text:p>
              </table:table-cell>
              <table:table-cell office:value-type="float" office:value="0.753424657534247">
                <text:p>0.753424657534247</text:p>
              </table:table-cell>
              <table:table-cell office:value-type="float" office:value="0.715005035246727">
                <text:p>0.715005035246727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31208567057624">
                <text:p>0.831208567057624</text:p>
              </table:table-cell>
              <table:table-cell office:value-type="float" office:value="0.73972602739726">
                <text:p>0.73972602739726</text:p>
              </table:table-cell>
              <table:table-cell office:value-type="float" office:value="0.715005035246727">
                <text:p>0.715005035246727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2610912799592">
                <text:p>0.82610912799592</text:p>
              </table:table-cell>
              <table:table-cell office:value-type="float" office:value="0.73972602739726">
                <text:p>0.73972602739726</text:p>
              </table:table-cell>
              <table:table-cell office:value-type="float" office:value="0.715005035246727">
                <text:p>0.715005035246727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21009688934217">
                <text:p>0.821009688934217</text:p>
              </table:table-cell>
              <table:table-cell office:value-type="float" office:value="0.726027397260274">
                <text:p>0.726027397260274</text:p>
              </table:table-cell>
              <table:table-cell office:value-type="float" office:value="0.704934541792548">
                <text:p>0.704934541792548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2610912799592">
                <text:p>0.82610912799592</text:p>
              </table:table-cell>
              <table:table-cell office:value-type="float" office:value="0.726027397260274">
                <text:p>0.726027397260274</text:p>
              </table:table-cell>
              <table:table-cell office:value-type="float" office:value="0.704934541792548">
                <text:p>0.704934541792548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39012584704743">
                <text:p>0.939012584704743</text:p>
              </table:table-cell>
              <table:table-cell office:value-type="float" office:value="0.821009688934217">
                <text:p>0.821009688934217</text:p>
              </table:table-cell>
              <table:table-cell office:value-type="float" office:value="0.73972602739726">
                <text:p>0.73972602739726</text:p>
              </table:table-cell>
              <table:table-cell office:value-type="float" office:value="0.694864048338369">
                <text:p>0.694864048338369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29332042594385">
                <text:p>0.929332042594385</text:p>
              </table:table-cell>
              <table:table-cell office:value-type="float" office:value="0.815910249872514">
                <text:p>0.815910249872514</text:p>
              </table:table-cell>
              <table:table-cell office:value-type="float" office:value="0.726027397260274">
                <text:p>0.726027397260274</text:p>
              </table:table-cell>
              <table:table-cell office:value-type="float" office:value="0.694864048338369">
                <text:p>0.694864048338369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29332042594385">
                <text:p>0.929332042594385</text:p>
              </table:table-cell>
              <table:table-cell office:value-type="float" office:value="0.815910249872514">
                <text:p>0.815910249872514</text:p>
              </table:table-cell>
              <table:table-cell office:value-type="float" office:value="0.712328767123288">
                <text:p>0.712328767123288</text:p>
              </table:table-cell>
              <table:table-cell office:value-type="float" office:value="0.694864048338369">
                <text:p>0.694864048338369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29332042594385">
                <text:p>0.929332042594385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712328767123288">
                <text:p>0.712328767123288</text:p>
              </table:table-cell>
              <table:table-cell office:value-type="float" office:value="0.684793554884189">
                <text:p>0.684793554884189</text:p>
              </table:table-cell>
              <table:table-cell office:value-type="float" office:value="0.384782608695652">
                <text:p>0.3847826086956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29332042594385">
                <text:p>0.929332042594385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712328767123288">
                <text:p>0.712328767123288</text:p>
              </table:table-cell>
              <table:table-cell office:value-type="float" office:value="0.684793554884189">
                <text:p>0.684793554884189</text:p>
              </table:table-cell>
              <table:table-cell office:value-type="float" office:value="0.378260869565217">
                <text:p>0.3782608695652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29332042594385">
                <text:p>0.929332042594385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698630136986302">
                <text:p>0.698630136986302</text:p>
              </table:table-cell>
              <table:table-cell office:value-type="float" office:value="0.684793554884189">
                <text:p>0.684793554884189</text:p>
              </table:table-cell>
              <table:table-cell office:value-type="float" office:value="0.373913043478261">
                <text:p>0.373913043478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29332042594385">
                <text:p>0.929332042594385</text:p>
              </table:table-cell>
              <table:table-cell office:value-type="float" office:value="0.800611932687404">
                <text:p>0.800611932687404</text:p>
              </table:table-cell>
              <table:table-cell office:value-type="float" office:value="0.698630136986302">
                <text:p>0.698630136986302</text:p>
              </table:table-cell>
              <table:table-cell office:value-type="float" office:value="0.67472306143001">
                <text:p>0.67472306143001</text:p>
              </table:table-cell>
              <table:table-cell office:value-type="float" office:value="0.369565217391304">
                <text:p>0.3695652173913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29332042594385">
                <text:p>0.929332042594385</text:p>
              </table:table-cell>
              <table:table-cell office:value-type="float" office:value="0.800611932687404">
                <text:p>0.800611932687404</text:p>
              </table:table-cell>
              <table:table-cell office:value-type="float" office:value="0.684931506849315">
                <text:p>0.684931506849315</text:p>
              </table:table-cell>
              <table:table-cell office:value-type="float" office:value="0.67472306143001">
                <text:p>0.67472306143001</text:p>
              </table:table-cell>
              <table:table-cell office:value-type="float" office:value="0.367391304347826">
                <text:p>0.3673913043478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27395934172314">
                <text:p>0.927395934172314</text:p>
              </table:table-cell>
              <table:table-cell office:value-type="float" office:value="0.800611932687404">
                <text:p>0.800611932687404</text:p>
              </table:table-cell>
              <table:table-cell office:value-type="float" office:value="0.671232876712329">
                <text:p>0.671232876712329</text:p>
              </table:table-cell>
              <table:table-cell office:value-type="float" office:value="0.67472306143001">
                <text:p>0.67472306143001</text:p>
              </table:table-cell>
              <table:table-cell office:value-type="float" office:value="0.360869565217391">
                <text:p>0.3608695652173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26427879961278">
                <text:p>0.926427879961278</text:p>
              </table:table-cell>
              <table:table-cell office:value-type="float" office:value="0.800611932687404">
                <text:p>0.800611932687404</text:p>
              </table:table-cell>
              <table:table-cell office:value-type="float" office:value="0.671232876712329">
                <text:p>0.671232876712329</text:p>
              </table:table-cell>
              <table:table-cell office:value-type="float" office:value="0.664652567975831">
                <text:p>0.664652567975831</text:p>
              </table:table-cell>
              <table:table-cell office:value-type="float" office:value="0.360869565217391">
                <text:p>0.360869565217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25459825750242">
                <text:p>0.925459825750242</text:p>
              </table:table-cell>
              <table:table-cell office:value-type="float" office:value="0.790413054563998">
                <text:p>0.790413054563998</text:p>
              </table:table-cell>
              <table:table-cell office:value-type="float" office:value="0.657534246575342">
                <text:p>0.657534246575342</text:p>
              </table:table-cell>
              <table:table-cell office:value-type="float" office:value="0.664652567975831">
                <text:p>0.664652567975831</text:p>
              </table:table-cell>
              <table:table-cell office:value-type="float" office:value="0.354347826086956">
                <text:p>0.3543478260869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24491771539206">
                <text:p>0.924491771539206</text:p>
              </table:table-cell>
              <table:table-cell office:value-type="float" office:value="0.790413054563998">
                <text:p>0.790413054563998</text:p>
              </table:table-cell>
              <table:table-cell office:value-type="float" office:value="0.671232876712329">
                <text:p>0.671232876712329</text:p>
              </table:table-cell>
              <table:table-cell office:value-type="float" office:value="0.664652567975831">
                <text:p>0.66465256797583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23523717328171">
                <text:p>0.923523717328171</text:p>
              </table:table-cell>
              <table:table-cell office:value-type="float" office:value="0.790413054563998">
                <text:p>0.790413054563998</text:p>
              </table:table-cell>
              <table:table-cell office:value-type="float" office:value="0.643835616438356">
                <text:p>0.643835616438356</text:p>
              </table:table-cell>
              <table:table-cell office:value-type="float" office:value="0.654582074521652">
                <text:p>0.654582074521652</text:p>
              </table:table-cell>
              <table:table-cell office:value-type="float" office:value="0.345652173913043">
                <text:p>0.3456521739130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22555663117135">
                <text:p>0.922555663117135</text:p>
              </table:table-cell>
              <table:table-cell office:value-type="float" office:value="0.780214176440592">
                <text:p>0.780214176440592</text:p>
              </table:table-cell>
              <table:table-cell office:value-type="float" office:value="0.643835616438356">
                <text:p>0.643835616438356</text:p>
              </table:table-cell>
              <table:table-cell office:value-type="float" office:value="0.654582074521652">
                <text:p>0.654582074521652</text:p>
              </table:table-cell>
              <table:table-cell office:value-type="float" office:value="0.343478260869565">
                <text:p>0.343478260869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21587608906099">
                <text:p>0.921587608906099</text:p>
              </table:table-cell>
              <table:table-cell office:value-type="float" office:value="0.780214176440592">
                <text:p>0.780214176440592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654582074521652">
                <text:p>0.654582074521652</text:p>
              </table:table-cell>
              <table:table-cell office:value-type="float" office:value="0.334782608695652">
                <text:p>0.3347826086956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20619554695063">
                <text:p>0.920619554695063</text:p>
              </table:table-cell>
              <table:table-cell office:value-type="float" office:value="0.780214176440592">
                <text:p>0.780214176440592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644511581067472">
                <text:p>0.644511581067472</text:p>
              </table:table-cell>
              <table:table-cell office:value-type="float" office:value="0.334782608695652">
                <text:p>0.334782608695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19651500484027">
                <text:p>0.919651500484027</text:p>
              </table:table-cell>
              <table:table-cell office:value-type="float" office:value="0.775114737378888">
                <text:p>0.77511473737888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644511581067472">
                <text:p>0.644511581067472</text:p>
              </table:table-cell>
              <table:table-cell office:value-type="float" office:value="0.330434782608696">
                <text:p>0.330434782608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18683446272991">
                <text:p>0.918683446272991</text:p>
              </table:table-cell>
              <table:table-cell office:value-type="float" office:value="0.775114737378888">
                <text:p>0.77511473737888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644511581067472">
                <text:p>0.644511581067472</text:p>
              </table:table-cell>
              <table:table-cell office:value-type="float" office:value="0.326086956521739">
                <text:p>0.326086956521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17715392061955">
                <text:p>0.917715392061955</text:p>
              </table:table-cell>
              <table:table-cell office:value-type="float" office:value="0.770015298317185">
                <text:p>0.770015298317185</text:p>
              </table:table-cell>
              <table:table-cell office:value-type="float" office:value="0.616438356164384">
                <text:p>0.616438356164384</text:p>
              </table:table-cell>
              <table:table-cell office:value-type="float" office:value="0.634441087613293">
                <text:p>0.634441087613293</text:p>
              </table:table-cell>
              <table:table-cell office:value-type="float" office:value="0.323913043478261">
                <text:p>0.323913043478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1674733785092">
                <text:p>0.91674733785092</text:p>
              </table:table-cell>
              <table:table-cell office:value-type="float" office:value="0.764915859255482">
                <text:p>0.764915859255482</text:p>
              </table:table-cell>
              <table:table-cell office:value-type="float" office:value="0.616438356164384">
                <text:p>0.616438356164384</text:p>
              </table:table-cell>
              <table:table-cell office:value-type="float" office:value="0.634441087613293">
                <text:p>0.634441087613293</text:p>
              </table:table-cell>
              <table:table-cell office:value-type="float" office:value="0.319565217391304">
                <text:p>0.319565217391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15779283639884">
                <text:p>0.915779283639884</text:p>
              </table:table-cell>
              <table:table-cell office:value-type="float" office:value="0.764915859255482">
                <text:p>0.764915859255482</text:p>
              </table:table-cell>
              <table:table-cell office:value-type="float" office:value="0.602739726027397">
                <text:p>0.602739726027397</text:p>
              </table:table-cell>
              <table:table-cell office:value-type="float" office:value="0.634441087613293">
                <text:p>0.634441087613293</text:p>
              </table:table-cell>
              <table:table-cell office:value-type="float" office:value="0.315217391304348">
                <text:p>0.3152173913043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14811229428848">
                <text:p>0.914811229428848</text:p>
              </table:table-cell>
              <table:table-cell office:value-type="float" office:value="0.759816420193779">
                <text:p>0.759816420193779</text:p>
              </table:table-cell>
              <table:table-cell office:value-type="float" office:value="0.589041095890411">
                <text:p>0.589041095890411</text:p>
              </table:table-cell>
              <table:table-cell office:value-type="float" office:value="0.624370594159114">
                <text:p>0.624370594159114</text:p>
              </table:table-cell>
              <table:table-cell office:value-type="float" office:value="0.31304347826087">
                <text:p>0.31304347826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13843175217812">
                <text:p>0.913843175217812</text:p>
              </table:table-cell>
              <table:table-cell office:value-type="float" office:value="0.759816420193779">
                <text:p>0.759816420193779</text:p>
              </table:table-cell>
              <table:table-cell office:value-type="float" office:value="0.602739726027397">
                <text:p>0.602739726027397</text:p>
              </table:table-cell>
              <table:table-cell office:value-type="float" office:value="0.624370594159114">
                <text:p>0.624370594159114</text:p>
              </table:table-cell>
              <table:table-cell office:value-type="float" office:value="0.310869565217391">
                <text:p>0.310869565217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12875121006776">
                <text:p>0.912875121006776</text:p>
              </table:table-cell>
              <table:table-cell office:value-type="float" office:value="0.754716981132076">
                <text:p>0.754716981132076</text:p>
              </table:table-cell>
              <table:table-cell office:value-type="float" office:value="0.589041095890411">
                <text:p>0.589041095890411</text:p>
              </table:table-cell>
              <table:table-cell office:value-type="float" office:value="0.624370594159114">
                <text:p>0.624370594159114</text:p>
              </table:table-cell>
              <table:table-cell office:value-type="float" office:value="0.308695652173913">
                <text:p>0.3086956521739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1190706679574">
                <text:p>0.91190706679574</text:p>
              </table:table-cell>
              <table:table-cell office:value-type="float" office:value="0.754716981132076">
                <text:p>0.754716981132076</text:p>
              </table:table-cell>
              <table:table-cell office:value-type="float" office:value="0.589041095890411">
                <text:p>0.589041095890411</text:p>
              </table:table-cell>
              <table:table-cell office:value-type="float" office:value="0.614300100704935">
                <text:p>0.614300100704935</text:p>
              </table:table-cell>
              <table:table-cell office:value-type="float" office:value="0.304347826086957">
                <text:p>0.3043478260869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10939012584705">
                <text:p>0.910939012584705</text:p>
              </table:table-cell>
              <table:table-cell office:value-type="float" office:value="0.749617542070372">
                <text:p>0.749617542070372</text:p>
              </table:table-cell>
              <table:table-cell office:value-type="float" office:value="0.575342465753425">
                <text:p>0.575342465753425</text:p>
              </table:table-cell>
              <table:table-cell office:value-type="float" office:value="0.614300100704935">
                <text:p>0.6143001007049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09970958373669">
                <text:p>0.909970958373669</text:p>
              </table:table-cell>
              <table:table-cell office:value-type="float" office:value="0.749617542070372">
                <text:p>0.749617542070372</text:p>
              </table:table-cell>
              <table:table-cell office:value-type="float" office:value="0.561643835616438">
                <text:p>0.561643835616438</text:p>
              </table:table-cell>
              <table:table-cell office:value-type="float" office:value="0.614300100704935">
                <text:p>0.614300100704935</text:p>
              </table:table-cell>
              <table:table-cell office:value-type="float" office:value="0.297826086956522">
                <text:p>0.2978260869565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09002904162633">
                <text:p>0.909002904162633</text:p>
              </table:table-cell>
              <table:table-cell office:value-type="float" office:value="0.739418663946966">
                <text:p>0.739418663946966</text:p>
              </table:table-cell>
              <table:table-cell office:value-type="float" office:value="0.561643835616438">
                <text:p>0.561643835616438</text:p>
              </table:table-cell>
              <table:table-cell office:value-type="float" office:value="0.614300100704935">
                <text:p>0.614300100704935</text:p>
              </table:table-cell>
              <table:table-cell office:value-type="float" office:value="0.293478260869565">
                <text:p>0.293478260869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08034849951597">
                <text:p>0.908034849951597</text:p>
              </table:table-cell>
              <table:table-cell office:value-type="float" office:value="0.734319224885263">
                <text:p>0.734319224885263</text:p>
              </table:table-cell>
              <table:table-cell office:value-type="float" office:value="0.547945205479452">
                <text:p>0.547945205479452</text:p>
              </table:table-cell>
              <table:table-cell office:value-type="float" office:value="0.604229607250755">
                <text:p>0.604229607250755</text:p>
              </table:table-cell>
              <table:table-cell office:value-type="float" office:value="0.291304347826087">
                <text:p>0.291304347826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07066795740561">
                <text:p>0.907066795740561</text:p>
              </table:table-cell>
              <table:table-cell office:value-type="float" office:value="0.744518103008669">
                <text:p>0.744518103008669</text:p>
              </table:table-cell>
              <table:table-cell office:value-type="float" office:value="0.561643835616438">
                <text:p>0.561643835616438</text:p>
              </table:table-cell>
              <table:table-cell office:value-type="float" office:value="0.604229607250755">
                <text:p>0.604229607250755</text:p>
              </table:table-cell>
              <table:table-cell office:value-type="float" office:value="0.289130434782609">
                <text:p>0.2891304347826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06098741529526">
                <text:p>0.906098741529526</text:p>
              </table:table-cell>
              <table:table-cell office:value-type="float" office:value="0.734319224885263">
                <text:p>0.734319224885263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604229607250755">
                <text:p>0.604229607250755</text:p>
              </table:table-cell>
              <table:table-cell office:value-type="float" office:value="0.284782608695652">
                <text:p>0.284782608695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0513068731849">
                <text:p>0.90513068731849</text:p>
              </table:table-cell>
              <table:table-cell office:value-type="float" office:value="0.729219785823559">
                <text:p>0.72921978582355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594159113796576">
                <text:p>0.594159113796576</text:p>
              </table:table-cell>
              <table:table-cell office:value-type="float" office:value="0.282608695652174">
                <text:p>0.2826086956521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04162633107454">
                <text:p>0.904162633107454</text:p>
              </table:table-cell>
              <table:table-cell office:value-type="float" office:value="0.729219785823559">
                <text:p>0.72921978582355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594159113796576">
                <text:p>0.594159113796576</text:p>
              </table:table-cell>
              <table:table-cell office:value-type="float" office:value="0.280434782608696">
                <text:p>0.280434782608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03194578896418">
                <text:p>0.903194578896418</text:p>
              </table:table-cell>
              <table:table-cell office:value-type="float" office:value="0.724120346761856">
                <text:p>0.724120346761856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594159113796576">
                <text:p>0.594159113796576</text:p>
              </table:table-cell>
              <table:table-cell office:value-type="float" office:value="0.278260869565217">
                <text:p>0.2782608695652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01258470474347">
                <text:p>0.901258470474347</text:p>
              </table:table-cell>
              <table:table-cell office:value-type="float" office:value="0.71392146863845">
                <text:p>0.71392146863845</text:p>
              </table:table-cell>
              <table:table-cell office:value-type="float" office:value="0.520547945205479">
                <text:p>0.520547945205479</text:p>
              </table:table-cell>
              <table:table-cell office:value-type="float" office:value="0.594159113796576">
                <text:p>0.594159113796576</text:p>
              </table:table-cell>
              <table:table-cell office:value-type="float" office:value="0.273913043478261">
                <text:p>0.2739130434782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00290416263311">
                <text:p>0.900290416263311</text:p>
              </table:table-cell>
              <table:table-cell office:value-type="float" office:value="0.719020907700153">
                <text:p>0.719020907700153</text:p>
              </table:table-cell>
              <table:table-cell office:value-type="float" office:value="0.520547945205479">
                <text:p>0.520547945205479</text:p>
              </table:table-cell>
              <table:table-cell office:value-type="float" office:value="0.584088620342397">
                <text:p>0.584088620342397</text:p>
              </table:table-cell>
              <table:table-cell office:value-type="float" office:value="0.271739130434783">
                <text:p>0.2717391304347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899322362052275">
                <text:p>0.899322362052275</text:p>
              </table:table-cell>
              <table:table-cell office:value-type="float" office:value="0.719020907700153">
                <text:p>0.719020907700153</text:p>
              </table:table-cell>
              <table:table-cell office:value-type="float" office:value="0.520547945205479">
                <text:p>0.520547945205479</text:p>
              </table:table-cell>
              <table:table-cell office:value-type="float" office:value="0.584088620342397">
                <text:p>0.584088620342397</text:p>
              </table:table-cell>
              <table:table-cell office:value-type="float" office:value="0.269565217391304">
                <text:p>0.269565217391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898354307841239">
                <text:p>0.898354307841239</text:p>
              </table:table-cell>
              <table:table-cell office:value-type="float" office:value="0.708822029576747">
                <text:p>0.708822029576747</text:p>
              </table:table-cell>
              <table:table-cell office:value-type="float" office:value="0.506849315068493">
                <text:p>0.506849315068493</text:p>
              </table:table-cell>
              <table:table-cell office:value-type="float" office:value="0.584088620342397">
                <text:p>0.584088620342397</text:p>
              </table:table-cell>
              <table:table-cell office:value-type="float" office:value="0.267391304347826">
                <text:p>0.2673913043478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897386253630203">
                <text:p>0.897386253630203</text:p>
              </table:table-cell>
              <table:table-cell office:value-type="float" office:value="0.708822029576747">
                <text:p>0.708822029576747</text:p>
              </table:table-cell>
              <table:table-cell office:value-type="float" office:value="0.506849315068493">
                <text:p>0.506849315068493</text:p>
              </table:table-cell>
              <table:table-cell office:value-type="float" office:value="0.574018126888218">
                <text:p>0.574018126888218</text:p>
              </table:table-cell>
              <table:table-cell office:value-type="float" office:value="0.26304347826087">
                <text:p>0.26304347826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896418199419168">
                <text:p>0.896418199419168</text:p>
              </table:table-cell>
              <table:table-cell office:value-type="float" office:value="0.708822029576747">
                <text:p>0.708822029576747</text:p>
              </table:table-cell>
              <table:table-cell office:value-type="float" office:value="0.493150684931507">
                <text:p>0.493150684931507</text:p>
              </table:table-cell>
              <table:table-cell office:value-type="float" office:value="0.574018126888218">
                <text:p>0.574018126888218</text:p>
              </table:table-cell>
              <table:table-cell office:value-type="float" office:value="0.260869565217391">
                <text:p>0.260869565217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